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4722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8757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fo:font-size="10pt" style:font-size-asian="10pt" style:font-name-complex="Arial2"/>
    </style:style>
    <style:style style:name="P7"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9"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0"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1"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2"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3"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4"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5"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6"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17"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18"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19"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0"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orphans="2" fo:widows="2"/>
    </style:style>
    <style:style style:name="P23" style:family="paragraph" style:parent-style-name="Standard">
      <style:paragraph-properties fo:text-align="justify" style:justify-single-word="false"/>
      <style:text-properties officeooo:paragraph-rsid="001aa4c2"/>
    </style:style>
    <style:style style:name="P24" style:family="paragraph" style:parent-style-name="Standard">
      <style:paragraph-properties fo:text-align="justify" style:justify-single-word="false"/>
      <style:text-properties officeooo:paragraph-rsid="001c7990"/>
    </style:style>
    <style:style style:name="P25" style:family="paragraph" style:parent-style-name="Standard">
      <style:paragraph-properties fo:text-align="justify" style:justify-single-word="false"/>
      <style:text-properties officeooo:paragraph-rsid="001ce5b1"/>
    </style:style>
    <style:style style:name="P26" style:family="paragraph" style:parent-style-name="Standard">
      <style:paragraph-properties fo:text-align="justify" style:justify-single-word="false"/>
      <style:text-properties fo:color="#000000" style:font-name="Arial1" fo:font-size="10pt" style:font-size-asian="10pt" style:font-name-complex="Arial2"/>
    </style:style>
    <style:style style:name="P27"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28"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29" style:family="paragraph" style:parent-style-name="Standard">
      <style:text-properties fo:color="#000000" style:font-name="Arial1" fo:font-size="10pt" style:font-size-asian="10pt" style:language-asian="en" style:country-asian="US" style:font-name-complex="Arial2"/>
    </style:style>
    <style:style style:name="P30"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1" style:family="paragraph" style:parent-style-name="Standard">
      <style:text-properties fo:color="#000000" style:font-name="Arial1" fo:font-size="10pt" fo:font-weight="bold" style:font-size-asian="10pt" style:font-weight-asian="bold" style:font-name-complex="Arial2"/>
    </style:style>
    <style:style style:name="P32"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33"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34"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35"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36"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37" style:family="paragraph" style:parent-style-name="Standard">
      <style:text-properties officeooo:paragraph-rsid="001ce5b1"/>
    </style:style>
    <style:style style:name="P38"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1c7990" style:font-size-asian="10pt" style:font-name-complex="Arial2"/>
    </style:style>
    <style:style style:name="P39"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40" style:family="paragraph" style:parent-style-name="List_20_Paragraph">
      <style:text-properties style:font-name="Arial1" fo:font-size="10pt" fo:font-weight="bold" style:font-size-asian="10pt" style:font-weight-asian="bold" style:font-name-complex="Arial2"/>
    </style:style>
    <style:style style:name="P41" style:family="paragraph" style:parent-style-name="List_20_Paragraph">
      <style:text-properties style:font-name="Arial1" fo:font-size="10pt" style:font-size-asian="10pt" style:font-name-complex="Arial2"/>
    </style:style>
    <style:style style:name="P42" style:family="paragraph" style:parent-style-name="List_20_Paragraph">
      <style:text-properties fo:color="#000000" style:font-name="Arial1" fo:font-size="10pt" style:font-size-asian="10pt" style:font-name-complex="Arial2"/>
    </style:style>
    <style:style style:name="P43" style:family="paragraph" style:parent-style-name="List_20_Paragraph">
      <style:text-properties fo:color="#000000" style:font-name="Arial1" fo:font-size="10pt" style:text-underline-style="none" style:font-size-asian="10pt" style:font-name-complex="Arial2"/>
    </style:style>
    <style:style style:name="P44" style:family="paragraph" style:parent-style-name="List_20_Paragraph">
      <style:text-properties style:use-window-font-color="true" style:font-name="Arial1" fo:font-size="10pt" style:text-underline-style="none" style:font-size-asian="10pt" style:font-name-complex="Arial2"/>
    </style:style>
    <style:style style:name="P45" style:family="paragraph" style:parent-style-name="Normal_20__28_Web_29_">
      <style:paragraph-properties fo:margin-top="0in" fo:margin-bottom="0in" loext:contextual-spacing="false" fo:text-align="justify" style:justify-single-word="false"/>
    </style:style>
    <style:style style:name="P46" style:family="paragraph" style:parent-style-name="Normal_20__28_Web_29_">
      <style:paragraph-properties fo:margin-top="0in" fo:margin-bottom="0in" loext:contextual-spacing="false" fo:text-align="justify" style:justify-single-word="false"/>
      <style:text-properties officeooo:paragraph-rsid="001c7990"/>
    </style:style>
    <style:style style:name="P47"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48"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49"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50"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5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5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53"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54"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55"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56"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57"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58"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59"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60"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61"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62"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6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1ce5b1" fo:background-color="transparent" style:font-size-asian="9pt" style:font-weight-asian="normal" style:font-name-complex="Arial2" style:font-size-complex="9pt" style:font-weight-complex="bold"/>
    </style:style>
    <style:style style:name="P64"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65" style:family="paragraph" style:parent-style-name="Standard">
      <style:paragraph-properties fo:margin-left="0in" fo:margin-right="0.0839in" fo:text-align="justify" style:justify-single-word="false" fo:text-indent="0in" style:auto-text-indent="false"/>
    </style:style>
    <style:style style:name="P66" style:family="paragraph" style:parent-style-name="Standard">
      <style:paragraph-properties fo:margin-top="0in" fo:margin-bottom="0.1665in" loext:contextual-spacing="false" fo:text-align="justify" style:justify-single-word="false"/>
    </style:style>
    <style:style style:name="P67"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 fo:font-size="9pt" fo:language="es" fo:country="ES" fo:font-weight="bold" officeooo:paragraph-rsid="001ce5b1" fo:background-color="transparent" style:font-name-asian="Calibri1" style:font-size-asian="9pt" style:font-weight-asian="bold" style:font-name-complex="Arial2" style:font-size-complex="9pt" style:font-weight-complex="bold"/>
    </style:style>
    <style:style style:name="P68" style:family="paragraph" style:parent-style-name="Standard">
      <style:paragraph-properties style:shadow="none">
        <style:tab-stops/>
      </style:paragraph-properties>
      <style:text-properties officeooo:paragraph-rsid="001ce5b1"/>
    </style:style>
    <style:style style:name="P69" style:family="paragraph" style:parent-style-name="Text_20_body">
      <style:text-properties fo:font-size="10pt" fo:language="es" fo:country="MX" style:font-size-asian="10pt" style:font-name-complex="Arial2"/>
    </style:style>
    <style:style style:name="P70"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71"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72"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1e9b1" style:font-size-asian="10pt" style:font-name-complex="Arial2"/>
    </style:style>
    <style:style style:name="P73"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200d02" style:font-size-asian="10pt" style:font-name-complex="Arial2"/>
    </style:style>
    <style:style style:name="P74" style:family="paragraph" style:parent-style-name="annotation_20_text">
      <style:paragraph-properties fo:text-align="justify" style:justify-single-word="false"/>
      <style:text-properties fo:color="#000000" style:font-name="Arial1" style:font-name-complex="Arial2"/>
    </style:style>
    <style:style style:name="P75" style:family="paragraph" style:parent-style-name="Text_20_body">
      <style:text-properties fo:font-size="10pt" style:font-size-asian="10pt" style:font-name-complex="Arial2"/>
    </style:style>
    <style:style style:name="P76"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77"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78"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79" style:family="paragraph" style:parent-style-name="Standard">
      <style:paragraph-properties fo:text-align="justify" style:justify-single-word="false"/>
      <style:text-properties style:font-name="Arial1" fo:font-size="10pt" fo:font-weight="bold" style:font-size-asian="10pt" style:font-weight-asian="bold" style:font-name-complex="Arial2" style:font-weight-complex="bold"/>
    </style:style>
    <style:style style:name="P80"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81"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82"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e8f03" style:font-size-asian="10pt" style:font-weight-asian="bold"/>
    </style:style>
    <style:style style:name="P83" style:family="paragraph" style:parent-style-name="Standard">
      <style:paragraph-properties fo:text-align="justify" style:justify-single-word="false"/>
      <style:text-properties style:font-name="Arial1" fo:font-size="10pt" style:font-size-asian="10pt" style:font-name-complex="Arial2"/>
    </style:style>
    <style:style style:name="P84"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5"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86"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87"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88"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89" style:family="paragraph" style:parent-style-name="Standard" style:list-style-name="">
      <style:paragraph-properties fo:text-align="end" style:justify-single-word="false"/>
      <style:text-properties officeooo:paragraph-rsid="00226fa6"/>
    </style:style>
    <style:style style:name="P90" style:family="paragraph" style:parent-style-name="Standard">
      <style:paragraph-properties fo:text-align="justify" style:justify-single-word="false"/>
    </style:style>
    <style:style style:name="P91" style:family="paragraph" style:parent-style-name="Standard" style:list-style-name="">
      <style:paragraph-properties fo:text-align="justify" style:justify-single-word="false">
        <style:tab-stops>
          <style:tab-stop style:position="2.8484in"/>
        </style:tab-stops>
      </style:paragraph-properties>
    </style:style>
    <style:style style:name="P92" style:family="paragraph" style:parent-style-name="Standard" style:list-style-name="">
      <style:paragraph-properties fo:text-align="justify" style:justify-single-word="false">
        <style:tab-stops>
          <style:tab-stop style:position="2.8484in"/>
        </style:tab-stops>
      </style:paragraph-properties>
      <style:text-properties officeooo:paragraph-rsid="001aa4c2"/>
    </style:style>
    <style:style style:name="P93" style:family="paragraph" style:parent-style-name="Standard">
      <style:paragraph-properties fo:text-align="justify" style:justify-single-word="false">
        <style:tab-stops>
          <style:tab-stop style:position="2.8484in"/>
        </style:tab-stops>
      </style:paragraph-properties>
      <style:text-properties officeooo:paragraph-rsid="00239999"/>
    </style:style>
    <style:style style:name="P94" style:family="paragraph" style:parent-style-name="Standard" style:list-style-name="WWNum46">
      <style:paragraph-properties fo:text-align="justify" style:justify-single-word="false">
        <style:tab-stops>
          <style:tab-stop style:position="0.25in"/>
          <style:tab-stop style:position="2.8484in"/>
        </style:tab-stops>
      </style:paragraph-properties>
      <style:text-properties officeooo:paragraph-rsid="001e8f03"/>
    </style:style>
    <style:style style:name="P95" style:family="paragraph" style:parent-style-name="Standard" style:list-style-name="WWNum41">
      <style:paragraph-properties fo:text-align="justify" style:justify-single-word="false">
        <style:tab-stops/>
      </style:paragraph-properties>
      <style:text-properties officeooo:paragraph-rsid="001e8f03"/>
    </style:style>
    <style:style style:name="P96" style:family="paragraph" style:parent-style-name="Standard">
      <style:paragraph-properties fo:text-align="justify" style:justify-single-word="false"/>
      <style:text-properties officeooo:paragraph-rsid="00200d02"/>
    </style:style>
    <style:style style:name="P97" style:family="paragraph" style:parent-style-name="Standard">
      <style:paragraph-properties fo:text-align="justify" style:justify-single-word="false"/>
      <style:text-properties officeooo:paragraph-rsid="00250a44"/>
    </style:style>
    <style:style style:name="P98" style:family="paragraph" style:parent-style-name="Standard">
      <style:paragraph-properties fo:text-align="justify" style:justify-single-word="false"/>
      <style:text-properties fo:color="#000000" style:font-name="Arial1" fo:font-size="10pt" style:font-size-asian="10pt" style:font-name-complex="Arial2"/>
    </style:style>
    <style:style style:name="P99"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100" style:family="paragraph" style:parent-style-name="Standard">
      <style:paragraph-properties fo:text-align="center" style:justify-single-word="false"/>
      <style:text-properties fo:color="#000000" style:font-name="Arial1" fo:font-size="10pt" style:font-size-asian="10pt" style:font-name-complex="Arial2"/>
    </style:style>
    <style:style style:name="P101" style:family="paragraph" style:parent-style-name="Standard">
      <style:paragraph-properties fo:text-align="center" style:justify-single-word="false"/>
      <style:text-properties fo:color="#000000" style:font-name="Arial1" fo:font-size="10pt" officeooo:paragraph-rsid="0011e9b1" style:font-size-asian="10pt" style:font-name-complex="Arial2"/>
    </style:style>
    <style:style style:name="P102" style:family="paragraph" style:parent-style-name="Standard">
      <style:paragraph-properties fo:text-align="center" style:justify-single-word="false"/>
      <style:text-properties fo:color="#000000" style:font-name="Arial1" fo:font-size="10pt" officeooo:paragraph-rsid="00200d02" style:font-size-asian="10pt" style:font-name-complex="Arial2"/>
    </style:style>
    <style:style style:name="P103"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104"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105"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106" style:family="paragraph" style:parent-style-name="Standard">
      <style:paragraph-properties fo:text-align="center" style:justify-single-word="false"/>
      <style:text-properties fo:color="#000000" style:font-name="Arial1" fo:font-size="10pt" fo:font-weight="bold" officeooo:paragraph-rsid="0011e9b1" style:font-size-asian="10pt" style:font-weight-asian="bold" style:font-name-complex="Arial2"/>
    </style:style>
    <style:style style:name="P107" style:family="paragraph" style:parent-style-name="Standard">
      <style:paragraph-properties fo:text-align="center" style:justify-single-word="false"/>
      <style:text-properties fo:color="#000000" style:font-name="Arial1" fo:font-size="10pt" fo:font-weight="bold" officeooo:paragraph-rsid="00200d02" style:font-size-asian="10pt" style:font-weight-asian="bold" style:font-name-complex="Arial2"/>
    </style:style>
    <style:style style:name="P108" style:family="paragraph" style:parent-style-name="Standard">
      <style:paragraph-properties fo:text-align="center" style:justify-single-word="false"/>
      <style:text-properties fo:color="#000000" style:font-name="Arial1" fo:font-size="9pt" fo:language="es" fo:country="ES" fo:font-weight="bold" officeooo:paragraph-rsid="00200d02" fo:background-color="transparent" style:font-name-asian="ＭＳ ゴシック" style:font-size-asian="9pt" style:language-asian="es" style:country-asian="ES" style:font-weight-asian="bold" style:font-name-complex="Arial2" style:font-size-complex="9pt" style:font-weight-complex="bold"/>
    </style:style>
    <style:style style:name="P109" style:family="paragraph" style:parent-style-name="Standard">
      <style:paragraph-properties fo:text-align="center" style:justify-single-word="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110" style:family="paragraph" style:parent-style-name="Standard">
      <style:paragraph-properties fo:text-align="center" style:justify-single-word="false"/>
      <style:text-properties fo:color="#000000" style:font-name="Arial1" fo:font-size="8pt" fo:font-weight="bold" officeooo:paragraph-rsid="00200d02" style:font-name-asian="Times New Roman1" style:font-size-asian="8pt" style:font-weight-asian="bold" style:font-name-complex="Arial2" style:font-size-complex="8pt" style:font-weight-complex="bold"/>
    </style:style>
    <style:style style:name="P111" style:family="paragraph" style:parent-style-name="Standard">
      <style:paragraph-properties fo:text-align="justify" style:justify-single-word="false"/>
      <style:text-properties fo:color="#000000" style:font-name="Arial" fo:font-size="9pt" fo:language="es" fo:country="MX" fo:font-weight="bold" officeooo:paragraph-rsid="00218a17" fo:background-color="transparent" style:font-name-asian="Calibri1" style:font-size-asian="9pt" style:font-weight-asian="bold" style:font-name-complex="Arial2" style:font-size-complex="9pt" style:font-weight-complex="bold"/>
    </style:style>
    <style:style style:name="P112" style:family="paragraph" style:parent-style-name="Standard">
      <style:paragraph-properties fo:text-align="justify" style:justify-single-word="false"/>
      <style:text-properties fo:color="#000000" style:font-name="Arial" fo:font-size="9pt" fo:language="es" fo:country="MX" fo:font-weight="bold" officeooo:paragraph-rsid="001e8f03" fo:background-color="transparent" style:font-size-asian="9pt" style:font-weight-asian="bold" style:font-name-complex="Arial2" style:font-size-complex="9pt"/>
    </style:style>
    <style:style style:name="P113" style:family="paragraph" style:parent-style-name="Standard">
      <style:paragraph-properties fo:text-align="justify" style:justify-single-word="false"/>
      <style:text-properties fo:color="#000000" style:font-name="Arial" fo:font-size="9pt" fo:language="es" fo:country="MX" fo:font-weight="bold" officeooo:paragraph-rsid="00200d02" fo:background-color="transparent" style:font-size-asian="9pt" style:font-weight-asian="bold" style:font-name-complex="Arial2" style:font-size-complex="9pt"/>
    </style:style>
    <style:style style:name="P114" style:family="paragraph" style:parent-style-name="Standard">
      <style:paragraph-properties fo:text-align="justify" style:justify-single-word="false"/>
      <style:text-properties fo:color="#000000" style:font-name="Arial" fo:font-size="9pt" fo:language="es" fo:country="MX" fo:font-weight="bold" officeooo:paragraph-rsid="00218a17" fo:background-color="transparent" style:font-size-asian="9pt" style:font-weight-asian="bold" style:font-name-complex="Arial2" style:font-size-complex="9pt"/>
    </style:style>
    <style:style style:name="P115" style:family="paragraph" style:parent-style-name="Standard">
      <style:text-properties fo:color="#000000" style:font-name="Arial" fo:font-size="9pt" fo:language="es" fo:country="ES" officeooo:paragraph-rsid="00200d02" fo:background-color="transparent" style:font-name-asian="Calibri1" style:font-size-asian="9pt" style:font-name-complex="Arial2" style:font-size-complex="9pt" style:font-weight-complex="bold"/>
    </style:style>
    <style:style style:name="P116" style:family="paragraph" style:parent-style-name="Standard">
      <style:paragraph-properties fo:text-align="center" style:justify-single-word="false"/>
      <style:text-properties fo:color="#000000" style:font-name="Arial" fo:font-size="9pt" style:rfc-language-tag="es-419" fo:language="es" fo:font-weight="bold" style:font-name-asian="Times New Roman1" style:font-size-asian="9pt" style:font-weight-asian="bold" style:font-name-complex="Arial2" style:font-size-complex="9pt" style:font-weight-complex="bold"/>
    </style:style>
    <style:style style:name="P117" style:family="paragraph" style:parent-style-name="Standard">
      <style:paragraph-properties fo:text-align="justify" style:justify-single-word="false"/>
      <style:text-properties fo:color="#111416" style:font-name="Arial1" fo:font-size="10pt" style:font-size-asian="10pt" style:font-name-complex="Arial2"/>
    </style:style>
    <style:style style:name="P118" style:family="paragraph" style:parent-style-name="Standard">
      <style:text-properties officeooo:paragraph-rsid="001e8f03"/>
    </style:style>
    <style:style style:name="P119" style:family="paragraph" style:parent-style-name="Standard">
      <style:text-properties officeooo:paragraph-rsid="00200d02"/>
    </style:style>
    <style:style style:name="P120" style:family="paragraph" style:parent-style-name="Standard">
      <style:text-properties officeooo:paragraph-rsid="00218a17"/>
    </style:style>
    <style:style style:name="P121" style:family="paragraph" style:parent-style-name="Standard" style:master-page-name="Standard">
      <style:paragraph-properties style:page-number="auto" style:shadow="none">
        <style:tab-stops/>
      </style:paragraph-properties>
      <style:text-properties officeooo:paragraph-rsid="001ce5b1"/>
    </style:style>
    <style:style style:name="P122"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3"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e8f03"/>
    </style:style>
    <style:style style:name="P125"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aa4c2"/>
    </style:style>
    <style:style style:name="P127"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e8f03"/>
    </style:style>
    <style:style style:name="P128"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9"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30"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31"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2"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3"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34"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35"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officeooo:paragraph-rsid="001e8f03" style:font-size-asian="10pt" style:font-name-complex="Arial2"/>
    </style:style>
    <style:style style:name="P136"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137"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8"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9"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40"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4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42"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3"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4"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45"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1e9b1" style:font-name-asian="Times New Roman1" style:font-size-asian="10pt" style:language-asian="es" style:country-asian="MX" style:font-weight-asian="bold" style:font-name-complex="Arial2" style:font-size-complex="10pt" style:font-weight-complex="bold"/>
    </style:style>
    <style:style style:name="P146"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200d02" style:font-name-asian="Times New Roman1" style:font-size-asian="10pt" style:language-asian="es" style:country-asian="MX" style:font-weight-asian="bold" style:font-name-complex="Arial2" style:font-size-complex="10pt" style:font-weight-complex="bold"/>
    </style:style>
    <style:style style:name="P147"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148"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200d02" style:font-name-asian="Times New Roman1" style:font-size-asian="8pt" style:font-weight-asian="bold" style:font-name-complex="Arial2" style:font-size-complex="8pt" style:font-weight-complex="bold"/>
    </style:style>
    <style:style style:name="P149"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5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25in"/>
          <style:tab-stop style:position="2.8484in"/>
        </style:tab-stops>
      </style:paragraph-properties>
      <style:text-properties style:font-name="Arial" fo:font-size="9pt" fo:language="es" fo:country="ES" officeooo:paragraph-rsid="001e8f03" fo:background-color="transparent" style:font-name-asian="Calibri1" style:font-size-asian="9pt" style:font-name-complex="Arial2" style:font-size-complex="9pt" style:font-weight-complex="bold"/>
    </style:style>
    <style:style style:name="P15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paragraph-rsid="00200d02" fo:background-color="transparent" style:font-name-asian="Calibri1" style:font-size-asian="9pt" style:font-weight-asian="bold" style:font-name-complex="Arial2" style:font-size-complex="9pt" style:font-weight-complex="bold"/>
    </style:style>
    <style:style style:name="P15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paragraph-rsid="00218a17" fo:background-color="transparent" style:font-name-asian="Calibri1" style:font-size-asian="9pt" style:font-weight-asian="bold" style:font-name-complex="Arial2" style:font-size-complex="9pt" style:font-weight-complex="bold"/>
    </style:style>
    <style:style style:name="P15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200d02" fo:background-color="transparent" style:font-name-asian="Calibri1" style:font-size-asian="9pt" style:font-name-complex="Arial2" style:font-size-complex="9pt" style:font-weight-complex="bold"/>
    </style:style>
    <style:style style:name="P15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218a17" fo:background-color="transparent" style:font-name-asian="Calibri1" style:font-size-asian="9pt" style:font-name-complex="Arial2" style:font-size-complex="9pt" style:font-weight-complex="bold"/>
    </style:style>
    <style:style style:name="P15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etter-spacing="-0.0043in" fo:language="es" fo:country="ES" fo:font-weight="bold" officeooo:paragraph-rsid="001e8f03" fo:background-color="transparent" style:font-name-asian="Calibri1" style:font-size-asian="9pt" style:font-weight-asian="bold" style:font-name-complex="Arial2" style:font-size-complex="9pt" style:font-weight-complex="bold"/>
    </style:style>
    <style:style style:name="P156"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e8f03" fo:background-color="transparent" style:font-name-asian="Calibri1" style:font-size-asian="9pt" style:font-weight-asian="bold" style:font-name-complex="Arial2" style:font-size-complex="9pt" style:font-weight-complex="bold"/>
    </style:style>
    <style:style style:name="P157"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200d02" fo:background-color="transparent" style:font-name-asian="Calibri1" style:font-size-asian="9pt" style:font-weight-asian="bold" style:font-name-complex="Arial2" style:font-size-complex="9pt" style:font-weight-complex="bold"/>
    </style:style>
    <style:style style:name="P158"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218a17" fo:background-color="transparent" style:font-name-asian="Calibri1" style:font-size-asian="9pt" style:font-weight-asian="bold" style:font-name-complex="Arial2" style:font-size-complex="9pt" style:font-weight-complex="bold"/>
    </style:style>
    <style:style style:name="P159"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ab-stops>
          <style:tab-stop style:position="2.8484in"/>
        </style:tab-stops>
      </style:paragraph-properties>
      <style:text-properties fo:color="#000000" style:font-name="Arial" fo:font-size="9pt" fo:language="es" fo:country="MX" fo:font-weight="bold" officeooo:paragraph-rsid="00200d02" fo:background-color="transparent" style:font-name-asian="Calibri1" style:font-size-asian="9pt" style:font-weight-asian="bold" style:font-name-complex="Arial2" style:font-size-complex="9pt" style:font-weight-complex="bold"/>
    </style:style>
    <style:style style:name="P160" style:family="paragraph" style:parent-style-name="Standard">
      <style:paragraph-properties style:shadow="none">
        <style:tab-stops/>
      </style:paragraph-properties>
      <style:text-properties officeooo:paragraph-rsid="001e8f03"/>
    </style:style>
    <style:style style:name="P161" style:family="paragraph" style:parent-style-name="Standard">
      <style:paragraph-properties style:shadow="none">
        <style:tab-stops/>
      </style:paragraph-properties>
      <style:text-properties officeooo:paragraph-rsid="00200d02"/>
    </style:style>
    <style:style style:name="P162" style:family="paragraph" style:parent-style-name="Standard">
      <style:paragraph-properties style:shadow="none">
        <style:tab-stops/>
      </style:paragraph-properties>
      <style:text-properties officeooo:paragraph-rsid="00218a17"/>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1" style:font-size-asian="10pt" style:font-weight-asian="bold"/>
    </style:style>
    <style:style style:name="T12" style:family="text">
      <style:text-properties style:font-name="Arial1" fo:font-size="10pt" fo:letter-spacing="-0.0043in"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13" style:family="text">
      <style:text-properties style:font-name="Arial1" fo:font-size="10pt" style:text-underline-style="solid" style:text-underline-width="auto" style:text-underline-color="font-color" fo:font-weight="bold" style:font-size-asian="10pt" style:font-weight-asian="bold"/>
    </style:style>
    <style:style style:name="T14"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5" style:family="text">
      <style:text-properties style:font-name="Arial1" fo:font-size="10pt" style:text-underline-style="solid" style:text-underline-width="auto" style:text-underline-color="font-color" style:font-size-asian="10pt" style:font-name-complex="Arial2"/>
    </style:style>
    <style:style style:name="T16" style:family="text">
      <style:text-properties style:font-name="Arial1" fo:font-size="10pt" style:font-size-asian="10pt" style:font-name-complex="Arial2"/>
    </style:style>
    <style:style style:name="T17" style:family="text">
      <style:text-properties style:font-name="Arial1" fo:font-size="10pt" style:font-size-asian="10pt" style:font-name-complex="Arial2" style:font-weight-complex="bold"/>
    </style:style>
    <style:style style:name="T18" style:family="text">
      <style:text-properties style:font-name="Arial1" fo:font-size="10pt" style:font-size-asian="10pt" style:font-name-complex="Arial2" style:font-size-complex="12pt"/>
    </style:style>
    <style:style style:name="T19" style:family="text">
      <style:text-properties style:font-name="Arial1" fo:font-size="10pt" style:font-size-asian="10pt" style:font-name-complex="Arial2" style:font-size-complex="10pt"/>
    </style:style>
    <style:style style:name="T20" style:family="text">
      <style:text-properties style:font-name="Arial1" fo:font-size="10pt" style:font-size-asian="10pt" style:font-name-complex="Arial2" style:font-style-complex="italic"/>
    </style:style>
    <style:style style:name="T21" style:family="text">
      <style:text-properties style:font-name="Arial1" fo:font-size="10pt" officeooo:rsid="001aa4c2" style:font-size-asian="10pt" style:font-name-complex="Arial2"/>
    </style:style>
    <style:style style:name="T22" style:family="text">
      <style:text-properties style:font-name="Arial1" fo:font-size="10pt" style:font-size-asian="10pt" style:language-asian="es" style:country-asian="ES" style:font-name-complex="Arial2"/>
    </style:style>
    <style:style style:name="T23" style:family="text">
      <style:text-properties style:font-name="Arial1" fo:font-size="10pt" style:font-size-asian="10pt" style:language-asian="en" style:country-asian="US" style:font-name-complex="Arial2"/>
    </style:style>
    <style:style style:name="T24" style:family="text">
      <style:text-properties style:font-name="Arial1" fo:font-size="10pt" style:font-size-asian="10pt" style:language-asian="en" style:country-asian="US" style:font-name-complex="Arial2" style:font-weight-complex="bold"/>
    </style:style>
    <style:style style:name="T25" style:family="text">
      <style:text-properties style:font-name="Arial1" fo:font-size="10pt" style:font-name-asian="Calibri1" style:font-size-asian="10pt" style:font-name-complex="Arial2"/>
    </style:style>
    <style:style style:name="T26" style:family="text">
      <style:text-properties style:font-name="Arial1" fo:font-size="10pt" fo:language="es" fo:country="MX" style:font-size-asian="10pt" style:font-name-complex="Arial2"/>
    </style:style>
    <style:style style:name="T27" style:family="text">
      <style:text-properties style:font-name="Arial1" fo:font-size="10pt" fo:language="es" fo:country="MX" fo:font-weight="bold" style:font-size-asian="10pt" style:font-weight-asian="bold" style:font-name-complex="Arial2"/>
    </style:style>
    <style:style style:name="T28" style:family="text">
      <style:text-properties style:font-name="Arial1" fo:font-size="10pt" fo:language="pt" fo:country="BR" fo:font-weight="bold" style:font-size-asian="10pt" style:font-weight-asian="bold" style:font-name-complex="Arial2"/>
    </style:style>
    <style:style style:name="T29" style:family="text">
      <style:text-properties style:font-name="Arial1" fo:font-size="10pt" fo:language="pt" fo:country="BR" style:font-size-asian="10pt" style:font-name-complex="Arial2"/>
    </style:style>
    <style:style style:name="T30" style:family="text">
      <style:text-properties style:font-name="Arial1" fo:font-size="10pt" fo:language="es" fo:country="ES" style:font-size-asian="10pt" style:font-name-complex="Arial2"/>
    </style:style>
    <style:style style:name="T31" style:family="text">
      <style:text-properties style:font-name="Arial1" fo:font-size="10pt" fo:language="es" fo:country="ES" style:font-size-asian="10pt" style:language-asian="es" style:country-asian="ES" style:font-name-complex="Arial2" style:font-weight-complex="bold"/>
    </style:style>
    <style:style style:name="T32" style:family="text">
      <style:text-properties style:font-name="Arial1" fo:font-size="10pt" fo:language="es" fo:country="ES" fo:font-weight="bold" style:font-size-asian="10pt" style:font-weight-asian="bold" style:font-name-complex="Arial2" style:font-weight-complex="bold"/>
    </style:style>
    <style:style style:name="T33"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4"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5" style:family="text">
      <style:text-properties style:font-name="Arial1" fo:font-size="10pt" style:rfc-language-tag="es-ES-u-co-trad" fo:language="es" fo:country="ES"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36"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style:font-name="Arial1" fo:font-size="10pt" style:rfc-language-tag="es-ES-u-co-trad" fo:language="es" fo:country="ES" style:font-name-asian="Times New Roman1" style:font-size-asian="10pt" style:language-asian="es" style:country-asian="MX" style:font-name-complex="Arial2" style:font-size-complex="10pt"/>
    </style:style>
    <style:style style:name="T38" style:family="text">
      <style:text-properties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39"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40" style:family="text">
      <style:text-properties style:font-name="Arial1" fo:font-size="8pt" fo:font-weight="bold" officeooo:rsid="0020aca5" style:font-name-asian="Times New Roman1" style:font-size-asian="8pt" style:font-weight-asian="bold" style:font-name-complex="Arial2" style:font-size-complex="8pt" style:font-weight-complex="bold"/>
    </style:style>
    <style:style style:name="T41" style:family="text">
      <style:text-properties fo:color="#000000" style:font-name="Arial1" fo:font-size="10pt" fo:font-weight="bold" style:font-size-asian="10pt" style:font-weight-asian="bold" style:font-name-complex="Arial2"/>
    </style:style>
    <style:style style:name="T42" style:family="text">
      <style:text-properties fo:color="#000000" style:font-name="Arial1" fo:font-size="10pt" fo:font-weight="bold" style:font-size-asian="10pt" style:font-weight-asian="bold" style:font-name-complex="Arial2" style:font-weight-complex="bold"/>
    </style:style>
    <style:style style:name="T43" style:family="text">
      <style:text-properties fo:color="#000000" style:font-name="Arial1" fo:font-size="10pt" fo:font-weight="bold" style:font-size-asian="10pt" style:font-weight-asian="bold" style:font-name-complex="Arial2" style:font-size-complex="10pt"/>
    </style:style>
    <style:style style:name="T44" style:family="text">
      <style:text-properties fo:color="#000000" style:font-name="Arial1" fo:font-size="10pt" fo:font-weight="bold" style:font-size-asian="10pt" style:font-weight-asian="bold" style:font-name-complex="Arial2" style:font-size-complex="10pt" style:font-weight-complex="bold"/>
    </style:style>
    <style:style style:name="T45"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46" style:family="text">
      <style:text-properties fo:color="#000000" style:font-name="Arial1" fo:font-size="10pt" style:font-size-asian="10pt" style:font-name-complex="Arial2"/>
    </style:style>
    <style:style style:name="T47" style:family="text">
      <style:text-properties fo:color="#000000" style:font-name="Arial1" fo:font-size="10pt" style:font-size-asian="10pt" style:font-name-complex="Arial2" style:font-weight-complex="bold"/>
    </style:style>
    <style:style style:name="T48" style:family="text">
      <style:text-properties fo:color="#000000" style:font-name="Arial1" fo:font-size="10pt" style:font-size-asian="10pt" style:font-name-complex="Arial2" style:font-size-complex="10pt"/>
    </style:style>
    <style:style style:name="T49" style:family="text">
      <style:text-properties fo:color="#000000" style:font-name="Arial1" fo:font-size="10pt" style:font-size-asian="10pt" style:font-name-complex="Arial2" style:font-size-complex="10pt" style:font-weight-complex="bold"/>
    </style:style>
    <style:style style:name="T50" style:family="text">
      <style:text-properties fo:color="#000000" style:font-name="Arial1" fo:font-size="10pt" fo:background-color="#ffffff" loext:char-shading-value="0" style:font-size-asian="10pt" style:font-name-complex="Arial2"/>
    </style:style>
    <style:style style:name="T51" style:family="text">
      <style:text-properties fo:color="#000000" style:font-name="Arial1" fo:font-size="10pt" fo:language="es" fo:country="MX" style:font-size-asian="10pt" style:font-name-complex="Arial2"/>
    </style:style>
    <style:style style:name="T52" style:family="text">
      <style:text-properties fo:color="#000000" style:font-name="Arial1" fo:font-size="10pt" fo:language="es" fo:country="MX" fo:font-weight="bold" style:font-size-asian="10pt" style:font-weight-asian="bold" style:font-name-complex="Arial2"/>
    </style:style>
    <style:style style:name="T53"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54"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5" style:family="text">
      <style:text-properties fo:color="#000000" style:font-name="Arial1" fo:font-size="10pt" style:text-underline-style="solid" style:text-underline-width="auto" style:text-underline-color="font-color" fo:font-weight="bold" style:font-name-asian="Times New Roman1" style:font-size-asian="10pt" style:font-weight-asian="bold" style:font-name-complex="Arial2" style:font-size-complex="10pt" style:font-weight-complex="bold"/>
    </style:style>
    <style:style style:name="T56"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7" style:family="text">
      <style:text-properties fo:color="#000000" style:font-name="Arial1" fo:font-size="10pt" style:text-underline-style="none" style:font-size-asian="10pt" style:font-name-complex="Arial2"/>
    </style:style>
    <style:style style:name="T58" style:family="text">
      <style:text-properties fo:color="#000000" style:font-name="Arial1" fo:font-size="10pt" style:text-underline-style="none" fo:font-weight="bold" style:font-size-asian="10pt" style:font-weight-asian="bold" style:font-name-complex="Arial2" style:font-weight-complex="bold"/>
    </style:style>
    <style:style style:name="T59" style:family="text">
      <style:text-properties fo:color="#000000" style:font-name="Arial1" fo:font-size="10pt" fo:language="es" fo:country="ES" style:font-size-asian="10pt" style:font-name-complex="Arial2"/>
    </style:style>
    <style:style style:name="T60" style:family="text">
      <style:text-properties fo:color="#000000" style:font-name="Arial1" fo:font-size="10pt" fo:language="es" fo:country="ES" style:font-size-asian="10pt" style:language-asian="es" style:country-asian="ES" style:font-name-complex="Arial2"/>
    </style:style>
    <style:style style:name="T61" style:family="text">
      <style:text-properties fo:color="#000000" style:font-name="Arial1" fo:font-size="10pt" fo:language="es" fo:country="ES" style:text-underline-style="none" style:font-size-asian="10pt" style:font-name-complex="Arial2"/>
    </style:style>
    <style:style style:name="T62" style:family="text">
      <style:text-properties fo:color="#000000" style:font-name="Arial1" fo:font-size="10pt" fo:font-style="italic" style:font-size-asian="10pt" style:font-style-asian="italic" style:font-name-complex="Arial2"/>
    </style:style>
    <style:style style:name="T63" style:family="text">
      <style:text-properties fo:color="#000000" style:font-name="Arial1" fo:font-size="10pt" fo:letter-spacing="-0.002in" style:font-size-asian="10pt" style:font-name-complex="Arial2"/>
    </style:style>
    <style:style style:name="T64" style:family="text">
      <style:text-properties fo:color="#000000" style:font-name="Arial1" fo:font-size="10pt" style:rfc-language-tag="es-ES-u-co-trad" fo:language="es" fo:country="ES" fo:font-weight="normal" officeooo:rsid="001aa4c2"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5" style:family="text">
      <style:text-properties fo:color="#000000" style:font-name="Arial1" fo:font-size="10pt" style:rfc-language-tag="es-ES-u-co-trad" fo:language="es" fo:country="ES"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6" style:family="text">
      <style:text-properties fo:color="#000000"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7"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68"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9"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0"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T71"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72"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73" style:family="text">
      <style:text-properties fo:color="#000000" style:font-name="Arial1" fo:font-size="8pt" fo:language="es" fo:country="MX" fo:font-weight="bold" officeooo:rsid="0018f82a" style:font-name-asian="Arial2" style:font-size-asian="8pt" style:language-asian="es" style:country-asian="MX" style:font-weight-asian="bold" style:font-name-complex="Arial2" style:font-size-complex="8pt" style:font-weight-complex="bold"/>
    </style:style>
    <style:style style:name="T74" style:family="text">
      <style:text-properties fo:color="#000000" style:font-name="Arial Narrow" fo:font-size="9pt" fo:letter-spacing="-0.0043in" style:text-underline-style="solid" style:text-underline-width="auto" style:text-underline-color="font-color" fo:font-weight="normal" officeooo:rsid="001640f5" fo:background-color="transparent" loext:char-shading-value="0" style:font-size-asian="9pt" style:font-weight-asian="normal" style:font-name-complex="Arial2" style:font-size-complex="9pt" style:font-weight-complex="normal"/>
    </style:style>
    <style:style style:name="T75"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76" style:family="text">
      <style:text-properties fo:color="#000000" style:font-name="Arial Narrow" fo:font-size="8pt" fo:font-weight="bold" officeooo:rsid="001ce5b1" fo:background-color="transparent" loext:char-shading-value="0" style:font-size-asian="8pt" style:font-weight-asian="bold" style:font-name-complex="Arial2" style:font-size-complex="8pt"/>
    </style:style>
    <style:style style:name="T77" style:family="text">
      <style:text-properties fo:color="#000000" style:font-name="Arial Narrow" fo:font-size="8pt" style:rfc-language-tag="es-ES-u-co-trad" fo:language="es" fo:country="ES" fo:font-weight="bold" officeooo:rsid="001640f5" fo:background-color="transparent" loext:char-shading-value="0" style:font-name-asian="Times New Roman1" style:font-size-asian="8pt" style:language-asian="es" style:country-asian="MX" style:font-weight-asian="bold" style:font-name-complex="Arial2" style:font-size-complex="8pt"/>
    </style:style>
    <style:style style:name="T78"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1" style:font-size-complex="9pt" style:font-weight-complex="bold"/>
    </style:style>
    <style:style style:name="T79"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80" style:family="text">
      <style:text-properties fo:color="#000000" style:font-name="Arial" fo:font-size="9pt" fo:language="es" fo:country="MX" fo:font-weight="bold" officeooo:rsid="00160f31" style:font-name-asian="Times New Roman1" style:font-size-asian="9pt" style:rfc-language-tag-asian="es-419" style:language-asian="es" style:font-weight-asian="bold" style:font-name-complex="Calibri1" style:font-size-complex="9pt" style:font-weight-complex="bold"/>
    </style:style>
    <style:style style:name="T81"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2"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3"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84"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85" style:family="text">
      <style:text-properties fo:color="#000000" style:font-name="Arial Narrow1" fo:font-size="10pt" fo:language="es" fo:country="MX" fo:font-weight="bold" fo:background-color="transparent" loext:char-shading-value="0" style:font-name-asian="Times New Roman1" style:font-size-asian="10pt" style:rfc-language-tag-asian="es-419" style:language-asian="es" style:font-weight-asian="bold" style:font-name-complex="Calibri1" style:font-size-complex="10pt" style:font-weight-complex="bold"/>
    </style:style>
    <style:style style:name="T86" style:family="text">
      <style:text-properties fo:color="#000000" style:font-name="Arial Narrow1" fo:font-size="10pt" fo:language="es" fo:country="MX" style:text-underline-style="solid" style:text-underline-width="auto" style:text-underline-color="font-color" fo:font-weight="bold" fo:background-color="transparent" loext:char-shading-value="0" style:font-name-asian="Times New Roman1" style:font-size-asian="10pt" style:rfc-language-tag-asian="es-419" style:language-asian="es" style:font-weight-asian="bold" style:font-name-complex="Calibri1" style:font-size-complex="10pt" style:font-weight-complex="bold"/>
    </style:style>
    <style:style style:name="T87" style:family="text">
      <style:text-properties fo:color="#000000" style:font-name="arial" fo:font-size="8pt" style:rfc-language-tag="es-ES-u-co-trad" fo:language="es" fo:country="ES" fo:font-weight="bold" officeooo:rsid="001640f5" fo:background-color="transparent" loext:char-shading-value="0" style:font-name-asian="Times New Roman1" style:font-size-asian="8pt" style:language-asian="es" style:country-asian="MX" style:font-weight-asian="bold" style:font-name-complex="Arial2" style:font-size-complex="8pt"/>
    </style:style>
    <style:style style:name="T88" style:family="text">
      <style:text-properties fo:color="#000000" style:font-name="arial"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89" style:family="text">
      <style:text-properties fo:color="#000000" style:font-name="arial"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90" style:family="text">
      <style:text-properties fo:color="#000000" style:font-name="arial"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91" style:family="text">
      <style:text-properties fo:color="#000000" fo:font-weight="bold" style:font-name-asian="Times New Roman1" style:language-asian="es" style:country-asian="MX" style:font-weight-asian="bold" style:font-size-complex="10pt" style:font-weight-complex="bold"/>
    </style:style>
    <style:style style:name="T92" style:family="text">
      <style:text-properties style:use-window-font-color="true" style:font-name="Arial1" fo:font-size="10pt" style:text-underline-style="none" style:font-size-asian="10pt" style:font-name-complex="Arial2"/>
    </style:style>
    <style:style style:name="T93" style:family="text">
      <style:text-properties style:use-window-font-color="true" style:font-name="Arial1" fo:font-size="10pt" style:text-underline-style="none" fo:font-weight="bold" style:font-size-asian="10pt" style:font-weight-asian="bold" style:font-name-complex="Arial2" style:font-weight-complex="bold"/>
    </style:style>
    <style:style style:name="T94"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95"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96" style:family="text">
      <style:text-properties style:use-window-font-color="true"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97" style:family="text">
      <style:text-properties fo:font-size="10pt" style:font-size-asian="10pt" style:font-name-complex="Arial2"/>
    </style:style>
    <style:style style:name="T98" style:family="text">
      <style:text-properties fo:font-size="10pt" fo:language="es" fo:country="MX" style:font-size-asian="10pt" style:font-name-complex="Arial2"/>
    </style:style>
    <style:style style:name="T99" style:family="text">
      <style:text-properties fo:font-size="10pt" fo:language="es" fo:country="MX" fo:font-weight="bold" style:font-size-asian="10pt" style:font-weight-asian="bold" style:font-name-complex="Arial2"/>
    </style:style>
    <style:style style:name="T100" style:family="text">
      <style:text-properties fo:font-size="10pt" fo:font-weight="bold" style:font-size-asian="10pt" style:font-weight-asian="bold" style:font-name-complex="Arial2"/>
    </style:style>
    <style:style style:name="T101" style:family="text">
      <style:text-properties fo:color="#2f2f2f" style:font-name="Arial1" fo:font-size="10pt" fo:background-color="#ffffff" loext:char-shading-value="0" style:font-size-asian="10pt" style:font-name-complex="Arial2"/>
    </style:style>
    <style:style style:name="T102" style:family="text">
      <style:text-properties fo:color="#2f2f2f" style:font-name="Arial1" fo:font-size="10pt" fo:font-weight="bold" fo:background-color="#ffffff" loext:char-shading-value="0" style:font-size-asian="10pt" style:font-weight-asian="bold" style:font-name-complex="Arial2"/>
    </style:style>
    <style:style style:name="T103"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104"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105" style:family="text">
      <style:text-properties style:font-name="ArialMT" fo:font-size="10pt" style:font-size-asian="10pt" style:font-size-complex="10pt"/>
    </style:style>
    <style:style style:name="T106" style:family="text">
      <style:text-properties style:font-name="ArialMT" fo:font-size="10pt" fo:font-weight="bold" style:font-size-asian="10pt" style:font-weight-asian="bold" style:font-size-complex="10pt" style:font-weight-complex="bold"/>
    </style:style>
    <style:style style:name="T107" style:family="text">
      <style:text-properties fo:color="#111416" style:font-name="Arial1" fo:font-size="10pt" style:font-size-asian="10pt" style:font-name-complex="Arial2"/>
    </style:style>
    <style:style style:name="T108"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09" style:family="text">
      <style:text-properties style:font-name="Arial" fo:font-size="9pt" style:font-size-asian="9pt" style:font-size-complex="9pt"/>
    </style:style>
    <style:style style:name="T110" style:family="text">
      <style:text-properties style:font-name="Arial" fo:font-size="11pt" officeooo:rsid="00d2f3b4" style:font-size-asian="11pt" style:font-size-complex="11pt"/>
    </style:style>
    <style:style style:name="T111" style:family="text">
      <style:text-properties style:font-name="Arial" fo:font-size="11pt" fo:language="es" fo:country="ES" officeooo:rsid="00d936c0" style:font-name-asian="Calibri1" style:font-size-asian="11pt" style:font-size-complex="11pt" style:font-weight-complex="bold"/>
    </style:style>
    <style:style style:name="T112" style:family="text">
      <style:text-properties fo:font-size="8pt" fo:font-weight="bold" style:font-name-asian="Times New Roman1" style:font-size-asian="8pt" style:font-weight-asian="bold" style:font-size-complex="8pt" style:font-weight-complex="bold"/>
    </style:style>
    <style:style style:name="T113" style:family="text">
      <style:text-properties style:font-name="Arial Narrow" fo:font-size="8pt" fo:font-weight="bold" officeooo:rsid="001640f5" fo:background-color="transparent" loext:char-shading-value="0" style:font-size-asian="8pt" style:font-weight-asian="bold" style:font-size-complex="8pt"/>
    </style:style>
    <style:style style:name="T114" style:family="text">
      <style:text-properties officeooo:rsid="01274abb"/>
    </style:style>
    <style:style style:name="T115" style:family="text">
      <style:text-properties fo:language="es" fo:country="ES" officeooo:rsid="00d936c0"/>
    </style:style>
    <style:style style:name="T116" style:family="text">
      <style:text-properties fo:font-size="11pt" officeooo:rsid="00d2f3b4" style:font-size-asian="11pt" style:font-size-complex="11pt"/>
    </style:style>
    <style:style style:name="T117" style:family="text">
      <style:text-properties fo:font-size="11pt" fo:language="es" fo:country="ES" officeooo:rsid="00d936c0" style:font-size-asian="11pt" style:font-size-complex="11pt"/>
    </style:style>
    <style:style style:name="T118" style:family="text">
      <style:text-properties fo:font-weight="bold" style:font-weight-asian="bold" style:font-weight-complex="bold"/>
    </style:style>
    <style:style style:name="T119" style:family="text">
      <style:text-properties fo:font-weight="bold" style:font-name-asian="Times New Roman1" style:font-weight-asian="bold" style:font-weight-complex="bold"/>
    </style:style>
    <style:style style:name="T120" style:family="text">
      <style:text-properties fo:font-weight="bold" style:font-name-asian="Times New Roman1" style:font-weight-asian="bold" style:font-size-complex="10pt" style:font-weight-complex="bold"/>
    </style:style>
    <style:style style:name="T121" style:family="text">
      <style:text-properties fo:color="#7b7b7b" style:font-name="Arial Narrow" fo:font-size="9pt" fo:font-weight="bold" style:font-size-asian="9pt" style:font-weight-asian="bold" style:font-name-complex="Arial2" style:font-size-complex="9pt"/>
    </style:style>
    <style:style style:name="T122"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state_id" text:name="py3o.objects.company_id.state_id.name"/>
        <text:user-field-decl office:value-type="string" office:string-value="loan_amount_txt" text:name="py3o.obj.loan_amount_txt"/>
        <text:user-field-decl office:value-type="string" office:string-value="acc_number" text:name="py3o.obj.bank_id.acc_number"/>
        <text:user-field-decl office:value-type="string" office:string-value="bank_id.name" text:name="py3o.obj.bank_id.bank_id.name"/>
        <text:user-field-decl office:value-type="string" office:string-value="month" text:name="py3o.obj.loan_period.month"/>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company_id.name" text:name="py3o.objects.company_id.name"/>
        <text:user-field-decl office:value-type="string" office:string-value="ocupation.name" text:name="py3o.obj.partner_id.ocupation.name"/>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folio_mercantil" text:name="py3o.objects.partner_id.com_no_folio_mercantil"/>
        <text:user-field-decl office:value-type="string" office:string-value="com_tipo_sociedad" text:name="py3o.objects.partner_id.com_tipo_sociedad"/>
        <text:user-field-decl office:value-type="string" office:string-value="loan_id" text:name="py3o.objects.loan_id"/>
        <text:user-field-decl office:value-type="string" office:string-value="aval.name" text:name="py3o.obj.aval.name"/>
        <text:user-field-decl office:value-type="string" office:string-value="acc_clabe" text:name="py3o.obj.bank_id.acc_clabe"/>
      </text:user-field-decls>
      <text:p text:style-name="P121"><text:a xlink:type="simple" xlink:href="py3o://for=%22obj%20in%20objects%22" text:style-name="Internet_20_link" text:visited-style-name="Visited_20_Internet_20_Link"><text:span text:style-name="T110">for="obj in objects"</text:span></text:a></text:p>
      <text:p text:style-name="P68"><text:a xlink:type="simple" xlink:href="py3o://with=%22lang=obj.partner_id.lang%20or%20'en_US'%22" text:style-name="Internet_20_link" text:visited-style-name="Visited_20_Internet_20_Link"><text:span text:style-name="T110">with="lang=obj.partner_id.lang or 'en_US'"</text:span></text:a></text:p>
      <text:p text:style-name="P63"><text:a xlink:type="simple" xlink:href="py3o://with=%22o=obj.with_context(lang=lang)%22" text:style-name="Internet_20_link" text:visited-style-name="Visited_20_Internet_20_Link"><text:span text:style-name="T11">with="o=obj.with_context(lang=lang)"</text:span></text:a></text:p>
      <text:p text:style-name="P93"><text:span text:style-name="T8">CONTRATO DE APERTURA DE CRÉDITO EN CUENTA CORRIENTE QUE CELEBRAN POR UNA PARTE </text:span><text:span text:style-name="T2">GMC AGROFIN</text:span><text:span text:style-name="T42">, </text:span><text:span text:style-name="T2">SOCIEDAD ANÓNIMA PROMOTORA DE INVERSIÓN DE CAPITAL VARIABLE, </text:span><text:span text:style-name="T1">SOCIEDAD FINANCIERA DE OBJETO MÚLTIPLE, ENTIDAD NO REGULADA, POR CONDUCTO DE SU REPRESENTANTE </text:span><text:span text:style-name="T41">EL ING. </text:span><text:span text:style-name="T2">JAIME ENRIQUE MARCOS HERNÁNDEZ</text:span><text:span text:style-name="T41">, </text:span><text:span text:style-name="T1">A QUIEN EN LO SUCESIVO SE LE DENOMINARÁ COMO <text:s/>“</text:span><text:span text:style-name="T14">GMC AGROFIN</text:span><text:span text:style-name="T1">”, Y POR LA OTRA PARTE </text:span><text:span text:style-name="T8">REPRESENTADA POR </text:span><text:span text:style-name="T12"><text:user-field-get text:name="py3o.obj.partner_id.name">partner_id</text:user-field-get></text:span><text:span text:style-name="T8">, EN SU CARÁCTER DE APODERADO A QUIEN (ES) EN LO SUCESIVO SE LE (S) DENOMINARÁ COMO EL ACREDITADO. ASIMISMO COMPARECE(N) </text:span><text:span text:style-name="Fuente_20_de_20_párrafo_20_predeter."><text:span text:style-name="T69"><text:user-field-get text:name="py3o.objects.proof_1.name">proof_1.name</text:user-field-get></text:span></text:span><text:span text:style-name="T8"><text:s/>EN SU CARÁCTER DE </text:span><text:span text:style-name="Fuente_20_de_20_párrafo_20_predeter."><text:span text:style-name="T69"><text:user-field-get text:name="py3o.obj.aval.name">aval.name</text:user-field-get></text:span></text:span><text:span text:style-name="T8">, </text:span><text:span text:style-name="T1">CONFORME A LOS SIGUIENTES ANTECEDENTES, DECLARACIONES Y CLÁUSULAS SIGUIENTES:</text:span><text:bookmark text:name="_DV_M4"/></text:p>
      <text:p text:style-name="P1"/>
      <text:p text:style-name="P1">ANTECEDENTES:</text:p>
      <text:p text:style-name="P1"/>
      <text:p text:style-name="P21"><text:span text:style-name="T1">PRIMERO.-</text:span><text:span text:style-name="T16"> Con fecha 4 de febrero de 2020, </text:span><text:span text:style-name="T2">GMC AGROFIN</text:span><text:span text:style-name="T16"> celebró con </text:span><text:span text:style-name="T10">Financiera</text:span><text:span text:style-name="T17"> Nacional de Desarrollo Agropecuario, Rural, Forestal y Pesquero (antes “Financiera Rural”)</text:span><text:span text:style-name="T10">(</text:span><text:span text:style-name="T16">en lo sucesivo </text:span><text:span text:style-name="T1">“</text:span><text:span text:style-name="T14">LA FINANCIERA</text:span><text:span text:style-name="T1">”) </text:span><text:span text:style-name="T17">un </text:span><text:span text:style-name="T10">Contrato de Línea de Crédito en Cuenta Corriente para descuento de cartera.</text:span></text:p>
      <text:p text:style-name="P6"/>
      <text:p text:style-name="P21"><text:span text:style-name="T1">SEGUNDO.-</text:span><text:span text:style-name="T16"> El </text:span><text:span text:style-name="T2">ACREDITADO</text:span><text:span text:style-name="T16"> requirió a </text:span><text:span text:style-name="T2">GMC AGROFIN</text:span><text:span text:style-name="T16">, el otorgamiento de un crédito en cuenta corriente en pesos mexicanos (moneda nacional) (en lo sucesivo el </text:span><text:span text:style-name="T1">"</text:span><text:span text:style-name="T14">Crédito</text:span><text:span text:style-name="T1">"</text:span><text:span text:style-name="T16">). </text:span></text:p>
      <text:p text:style-name="P6"/>
      <text:p text:style-name="P21"><text:span text:style-name="T1">TERCERO.-</text:span><text:span text:style-name="T16"> </text:span><text:span text:style-name="T2">GMC AGROFIN</text:span><text:span text:style-name="T16"> previa revisión y análisis de la información y documentación que fuera proporcionada y presentada por el </text:span><text:span text:style-name="T2">ACREDITADO,</text:span><text:span text:style-name="T16"> autorizó el otorgamiento del Crédito a favor del ACREDITADO. </text:span></text:p>
      <text:p text:style-name="P6"/>
      <text:p text:style-name="P21"><text:span text:style-name="T1">CUARTO.-</text:span><text:span text:style-name="T16"> La Carátula del Crédito que se agrega a este Contrato como </text:span><text:span text:style-name="T14">Anexo 1</text:span><text:span text:style-name="T1">, </text:span><text:span text:style-name="T16">precisa cierta información relativa al Crédito aplicable a este Contrato (en lo sucesivo la </text:span><text:span text:style-name="T1">"</text:span><text:span text:style-name="T14">Carátula del Crédito</text:span><text:span text:style-name="T1">"</text:span><text:span text:style-name="T16">).</text:span></text:p>
      <text:p text:style-name="P6"/>
      <text:p text:style-name="P21"><text:span text:style-name="T1">QUINTO.-</text:span><text:span text:style-name="T16"> El Anexo de Datos Generales del Acreditado que se agrega a este Contrato como </text:span><text:span text:style-name="T14">Anexo 2</text:span><text:span text:style-name="T1">, </text:span><text:span text:style-name="T16">precisa cierta información relativa al </text:span><text:span text:style-name="T2">ACREDITADO</text:span><text:span text:style-name="T16"> (en lo sucesivo el </text:span><text:span text:style-name="T1">"</text:span><text:span text:style-name="T14">Anexo de Datos Generales del Acreditado</text:span><text:span text:style-name="T1">"</text:span><text:span text:style-name="T16">).</text:span></text:p>
      <text:p text:style-name="P12"/>
      <text:p text:style-name="P12"/>
      <text:p text:style-name="P80">DECLARACIONES</text:p>
      <text:p text:style-name="P14"/>
      <text:h text:style-name="P91" text:outline-level="1"><text:span text:style-name="T1">I. </text:span><text:span text:style-name="T16">Declara</text:span><text:span text:style-name="T1"> GMC AGROFIN </text:span><text:span text:style-name="T16">por</text:span><text:span text:style-name="T1"> </text:span><text:span text:style-name="T16">conducto de su representante</text:span><text:span text:style-name="T1">:</text:span></text:h>
      <text:p text:style-name="P9"/>
      <text:list xml:id="list2308913633" text:style-name="WWNum45">
        <text:list-item>
          <text:p text:style-name="P122"><text:bookmark text:name="_DV_M6"/><text:span text:style-name="T16">Que es </text:span><text:span text:style-name="T46">una </text:span><text:span text:style-name="T16">Sociedad Anónima Promotora de Inversión de Capital Variable, </text:span><text:span text:style-name="T50">Sociedad Financiera de Objeto Múltiple, Entidad No Regulada</text:span><text:span text:style-name="T46"> constituida conforme a la Leyes de los Estados Unidos Mexicanos, según consta en la Póliza número </text:span><text:span text:style-name="T16">1,932 (mil novecientos treinta y dos)</text:span><text:span text:style-name="T46">, otorgada el día 23 de Octubre de 2017, ante el Lic. </text:span><text:span text:style-name="T16">Enrique Ángel Marcos Abularach, Corredor Público Número 11 Once, habilitado y en ejercicio para la Plaza del Estado de Chihuahua</text:span><text:span text:style-name="T46">,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53"/>
      <text:list xml:id="list183635286214712" text:continue-numbering="true" text:style-name="WWNum45">
        <text:list-item>
          <text:p text:style-name="P122"><text:bookmark text:name="_DV_M7"/><text:span text:style-name="T16">Que para la celebración del presente contrato de apertura de crédito en cuenta corriente (en lo sucesivo el </text:span><text:span text:style-name="T1">"</text:span><text:span text:style-name="T14">Contrato</text:span><text:span text:style-name="T1">"</text:span><text:span text:style-name="T16">), actúa por medio de su representante, quien cuenta con facultades suficientes para obligarse en los términos del presente Contrato, mismas que a la fecha no le han sido revocadas ni limitadas de forma alguna, según consta en la </text:span><text:span text:style-name="T46">Póliza número </text:span><text:span text:style-name="T16">1,932 (mil novecientos treinta y dos)</text:span><text:span text:style-name="T46">, otorgada el día 23 de Octubre de 2017, que ha quedado descrita en el inciso a) anterior.</text:span></text:p>
        </text:list-item>
      </text:list>
      <text:p text:style-name="P40"/>
      <text:list xml:id="list183635361406221" text:continue-numbering="true" text:style-name="WWNum45">
        <text:list-item>
          <text:p text:style-name="P122"><text:soft-page-break/><text:span text:style-name="T16">Que </text:span><text:span text:style-name="T25">es</text:span><text:span text:style-name="T16"> su voluntad y otorga su consentimiento para celebrar el presente Contrato y otorgar el Crédito al ACREDITADO, conforme a las estipulaciones de presente Contrato.</text:span></text:p>
        </text:list-item>
      </text:list>
      <text:p text:style-name="P42"/>
      <text:list xml:id="list183635164430026" text:continue-numbering="true" text:style-name="WWNum45">
        <text:list-item>
          <text:p text:style-name="P122"><text:span text:style-name="T46">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6">www.gmcagrofin.com</text:span></text:span></text:a><text:span text:style-name="T46">,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6"> </text:span></text:span><text:span text:style-name="T51">Instagram: </text:span><text:a xlink:type="simple" xlink:href="http://www.instagram.com/gmcagrofin/?hl=es-la" text:style-name="Internet_20_link" text:visited-style-name="Visited_20_Internet_20_Link"><text:span text:style-name="Internet_20_link"><text:span text:style-name="T26">www.instagram.com/gmcagrofin/?hl=es-la</text:span></text:span></text:a></text:p>
        </text:list-item>
      </text:list>
      <text:p text:style-name="P42"/>
      <text:list xml:id="list183635264929921" text:continue-numbering="true" text:style-name="WWNum45">
        <text:list-item>
          <text:p text:style-name="P122"><text:span text:style-name="T46">Que la unidad de atención al usuario de GMC AGROFIN </text:span><text:span text:style-name="T50">cuyo objeto atender las consultas, reclamaciones y aclaraciones de los usuarios</text:span><text:span text:style-name="T46">, igualmente se encuentra ubicada en Parque Tecnológico PIT 3, Tercer Piso, Avenida Heroico Colegio Militar S/N, Piso 3, Chihuahua, C.P. 31650, y el titular es el Ing. </text:span><text:span text:style-name="T47">Jaime Enrique Marcos Hernández</text:span><text:span text:style-name="T46">,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6">jaimemarcos@gmcagrofin.com</text:span></text:span></text:a><text:span text:style-name="T46">. </text:span></text:p>
        </text:list-item>
      </text:list>
      <text:p text:style-name="P41"/>
      <text:p text:style-name="P53">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53"/>
      <text:p text:style-name="P54"><text:span text:style-name="T46">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50">asesoria@condusef.gob.mx</text:span></text:span></text:a><text:span text:style-name="T46">.</text:span></text:p>
      <text:p text:style-name="P56"/>
      <text:list xml:id="list183635901710134" text:continue-numbering="true" text:style-name="WWNum45">
        <text:list-item>
          <text:p text:style-name="P131">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53"/>
      <text:list xml:id="list183634719598655" text:continue-numbering="true" text:style-name="WWNum45">
        <text:list-item>
          <text:p text:style-name="P131">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4"/>
      <text:h text:style-name="P91" text:outline-level="1"><text:span text:style-name="T16">II. Declara </text:span><text:span text:style-name="T1">EL <text:s/>ACREDITADO </text:span><text:span text:style-name="T16">bajo protesta de decir verdad:</text:span></text:h>
      <text:p text:style-name="P7"/>
      <text:list xml:id="list2168230180" text:style-name="WWNum2">
        <text:list-item>
          <text:p text:style-name="P124"><text:span text:style-name="T16">Que comparece a nombre y por cuenta propia como persona física capacitada legalmente para la celebración del presente Contrato y para asumir y dar cumplimiento a las obligaciones que en el mismo se establecen, las cuales son válidas y exigibles en su contra.</text:span></text:p>
        </text:list-item>
        <text:list-item>
          <text:p text:style-name="P124"><text:span text:style-name="T16">Que su principal actividad es </text:span><text:span text:style-name="T35"><text:user-field-get text:name="py3o.obj.partner_id.ocupation.name">ocupation.name</text:user-field-get></text:span><text:span text:style-name="T16">.</text:span></text:p>
        </text:list-item>
      </text:list>
      <text:p text:style-name="P82"><text:a xlink:type="simple" xlink:href="py3o:///with" text:style-name="Internet_20_link" text:visited-style-name="Visited_20_Internet_20_Link">/with</text:a></text:p>
      <text:p text:style-name="P118"><text:a xlink:type="simple" xlink:href="py3o:///with" text:style-name="Internet_20_link" text:visited-style-name="Visited_20_Internet_20_Link">/with</text:a></text:p>
      <text:p text:style-name="P155"><text:a xlink:type="simple" xlink:href="py3o:///for" text:style-name="Internet_20_link" text:visited-style-name="Visited_20_Internet_20_Link"><text:span text:style-name="T114">/for</text:span></text:a></text:p>
      <text:list xml:id="list183635744843178" text:continue-numbering="true" text:style-name="WWNum2">
        <text:list-item>
          <text:p text:style-name="P123"><text:span text:style-name="T16">Que</text:span><text:span text:style-name="T46"> su estado civil es </text:span><text:span text:style-name="T53">______.</text:span></text:p>
        </text:list-item>
      </text:list>
      <text:p text:style-name="P112"><text:a xlink:type="simple" xlink:href="py3o://for=%22obj%20in%20objects%22" text:style-name="Internet_20_link" text:visited-style-name="Visited_20_Internet_20_Link"><text:span text:style-name="T116">for="obj in objects"</text:span></text:a></text:p>
      <text:p text:style-name="P160"><text:a xlink:type="simple" xlink:href="py3o://with=%22lang=obj.partner_id.lang%20or%20'en_US'%22" text:style-name="Internet_20_link" text:visited-style-name="Visited_20_Internet_20_Link"><text:span text:style-name="T110">with="lang=obj.partner_id.lang or 'en_US'"</text:span></text:a></text:p>
      <text:p text:style-name="P156"><text:a xlink:type="simple" xlink:href="py3o://with=%22o=obj.with_context(lang=lang)%22" text:style-name="Internet_20_link" text:visited-style-name="Visited_20_Internet_20_Link"><text:span text:style-name="T115">with="o=obj.with_context(lang=lang)"</text:span></text:a></text:p>
      <text:list xml:id="list2648530575" text:style-name="WWNum46">
        <text:list-item>
          <text:p text:style-name="P94"><text:soft-page-break/><text:span text:style-name="T46">Que es una sociedad </text:span><text:span text:style-name="Fuente_20_de_20_párrafo_20_predeter."><text:span text:style-name="T82"><text:user-field-get text:name="py3o.objects.partner_id.com_tipo_sociedad">com_tipo_sociedad</text:user-field-get></text:span></text:span><text:span text:style-name="T41"><text:s/></text:span><text:span text:style-name="T46">constituida y existente conforme a las leyes de los Estados Unidos Mexicanos y plenamente facultada conforme a su objeto social para celebrar el presente Contrato y para asumir y dar cumplimiento a las obligaciones que en el mismo se establecen, las cuales son obligaciones válidas y exigibles en su contra.</text:span></text:p>
          <text:p text:style-name="P127"><text:span text:style-name="T46"/></text:p>
        </text:list-item>
        <text:list-item>
          <text:p text:style-name="P127"><text:span text:style-name="T16">Que su(s) representante(s) legal(es) cuenta(n) con facultades suficientes para la celebración del presente Contrato, </text:span><text:span text:style-name="T46">así como para otorgar o suscribir títulos de crédito, </text:span><text:span text:style-name="T16">como lo acredita(n) en términos de la escritura pública No. </text:span><text:span text:style-name="Fuente_20_de_20_párrafo_20_predeter."><text:span text:style-name="T81"><text:user-field-get text:name="py3o.objects.partner_id.com_no_instrumento_pub">numero_instrumento</text:user-field-get></text:span></text:span><text:span text:style-name="T16"><text:s/>de fecha </text:span><text:span text:style-name="Fuente_20_de_20_párrafo_20_predeter."><text:span text:style-name="T81"><text:user-field-get text:name="py3o.objects.partner_id.com_fecha_instrumento_pub">fecha_instrumento</text:user-field-get></text:span></text:span><text:span text:style-name="Fuente_20_de_20_párrafo_20_predeter."><text:span text:style-name="T81"><text:s/></text:span></text:span><text:span text:style-name="T16">otorgada por el Lic. </text:span><text:span text:style-name="Fuente_20_de_20_párrafo_20_predeter."><text:span text:style-name="T81"><text:user-field-get text:name="py3o.objects.partner_id.com_lic_nombre">nombre_lic</text:user-field-get></text:span></text:span><text:span text:style-name="T16"><text:s/>Notario Público No. </text:span><text:span text:style-name="Fuente_20_de_20_párrafo_20_predeter."><text:span text:style-name="T81"><text:user-field-get text:name="py3o.objects.partner_id.com_no_nota_pub">no_notaria</text:user-field-get></text:span></text:span><text:span text:style-name="T16">del Distrito Judicial de </text:span><text:span text:style-name="Fuente_20_de_20_párrafo_20_predeter."><text:span text:style-name="T81"><text:user-field-get text:name="py3o.objects.partner_id.com_not_pub_state_id.name">not_pub_state</text:user-field-get></text:span></text:span><text:span text:style-name="T16">, las cuales no le han sido modificadas o restringidas en forma alguna</text:span><text:span text:style-name="T1"> </text:span><text:span text:style-name="T16">e inscrito en el Registro Público de la Propiedad y del Comercio de </text:span><text:span text:style-name="Fuente_20_de_20_párrafo_20_predeter."><text:span text:style-name="T81"><text:user-field-get text:name="py3o.objects.partner_id.com_reg_pub_state_id.name">reg_pub_state</text:user-field-get></text:span></text:span><text:span text:style-name="T16">, bajo el Folio No. </text:span><text:span text:style-name="Fuente_20_de_20_párrafo_20_predeter."><text:span text:style-name="T81"><text:user-field-get text:name="py3o.objects.partner_id.com_no_folio_mercantil">folio_mercantil</text:user-field-get></text:span></text:span><text:span text:style-name="Fuente_20_de_20_párrafo_20_predeter."><text:span text:style-name="T81"><text:s/></text:span></text:span><text:span text:style-name="T16">de fecha </text:span><text:span text:style-name="Fuente_20_de_20_párrafo_20_predeter."><text:span text:style-name="T81"><text:user-field-get text:name="py3o.objects.partner_id.com_fecha_instrumento_pub">fecha_instrumento</text:user-field-get></text:span></text:span><text:span text:style-name="T16">.</text:span></text:p>
        </text:list-item>
      </text:list>
      <text:p text:style-name="P42"/>
      <text:list xml:id="list183635698285368" text:continue-numbering="true" text:style-name="WWNum46">
        <text:list-item>
          <text:p text:style-name="P125"><text:span text:style-name="T46">Que</text:span><text:span text:style-name="T16"> a la </text:span><text:span text:style-name="T46">fecha</text:span><text:span text:style-name="T16"> de celebración del presente Contrato se encuentra en cumplimiento de todas las obligaciones que deriven a su cargo con motivo de contratos, convenios y acuerdos de los que sea parte.</text:span></text:p>
        </text:list-item>
      </text:list>
      <text:p text:style-name="P41"/>
      <text:list xml:id="list183635003911950" text:continue-numbering="true" text:style-name="WWNum46">
        <text:list-item>
          <text:p text:style-name="P132">Que los bienes o recursos que garantizan el cumplimiento de las obligaciones de pago contraídas en el presente Contrato son de carácter lícito.</text:p>
        </text:list-item>
      </text:list>
      <text:p text:style-name="P41"/>
      <text:list xml:id="list183636419573084" text:continue-numbering="true" text:style-name="WWNum46">
        <text:list-item>
          <text:p text:style-name="P125"><text:span text:style-name="T16">Que a la </text:span><text:span text:style-name="T46">fecha</text:span><text:span text:style-name="T16">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42"/>
      <text:list xml:id="list183636067070975" text:continue-numbering="true" text:style-name="WWNum46">
        <text:list-item>
          <text:p text:style-name="P125"><text:span text:style-name="T46">Que toda la documentación e información que ha entregado a </text:span><text:span text:style-name="T16">GMC AGROFIN </text:span><text:span text:style-name="T46">para el análisis y estudio de otorgamiento de crédito es correcta, completa y verdadera.</text:span></text:p>
        </text:list-item>
      </text:list>
      <text:p text:style-name="P42"/>
      <text:list xml:id="list183634884977868" text:continue-numbering="true" text:style-name="WWNum46">
        <text:list-item>
          <text:p text:style-name="P126"><text:span text:style-name="T46">Que los conceptos de inversión, </text:span><text:span text:style-name="DeltaView_20_Insertion"><text:span text:style-name="T92">según se describen en el </text:span></text:span><text:span text:style-name="DeltaView_20_Insertion"><text:span text:style-name="T94">Anexo 3</text:span></text:span><text:span text:style-name="DeltaView_20_Insertion"><text:span text:style-name="T92"> del presente Contrato,</text:span></text:span><text:span text:style-name="T46"> se encontrarán físicamente en el lugar ubicado en </text:span><text:span text:style-name="T78"><text:user-field-get text:name="py3o.objects.company_id.state_id.name">state_id</text:user-field-get></text:span><text:span text:style-name="T46">.</text:span></text:p>
        </text:list-item>
      </text:list>
      <text:p text:style-name="P81"/>
      <text:p text:style-name="P28"/>
      <text:h text:style-name="P92" text:outline-level="1"><text:span text:style-name="T1">III. </text:span><text:span text:style-name="T16">Declara(n) </text:span><text:span text:style-name="Fuente_20_de_20_párrafo_20_predeter."><text:span text:style-name="T74"><text:user-field-get text:name="py3o.objects.proof_1.name">proof_1.name</text:user-field-get></text:span></text:span><text:span text:style-name="T16"><text:s/>bajo protesta de decir verdad:</text:span></text:h>
      <text:p text:style-name="P28"/>
      <text:list xml:id="list135654173" text:style-name="WWNum40">
        <text:list-item>
          <text:p text:style-name="P128"><text:span text:style-name="T16">Que es una persona física capacitada legalmente para la celebración del presente Contrato y para asumir y dar cumplimiento a las obligaciones que en el mismo se establecen, las cuales son válidas y</text:span><text:span text:style-name="T46"> exigibles en su contra.</text:span></text:p>
        </text:list-item>
      </text:list>
      <text:p text:style-name="P55"/>
      <text:list xml:id="list183635672346779" text:continue-numbering="true" text:style-name="WWNum40">
        <text:list-item>
          <text:p text:style-name="P135">Que su estado civil es ________.</text:p>
        </text:list-item>
      </text:list>
      <text:p text:style-name="P28"/>
      <text:list xml:id="list3987564219" text:style-name="WWNum41">
        <text:list-item>
          <text:p text:style-name="P95"><text:span text:style-name="T46">Que es una sociedad </text:span><text:span text:style-name="Fuente_20_de_20_párrafo_20_predeter."><text:span text:style-name="T65"><text:user-field-get text:name="py3o.objects.partner_id.com_tipo_sociedad">com_tipo_sociedad</text:user-field-get></text:span></text:span><text:span text:style-name="Fuente_20_de_20_párrafo_20_predeter."><text:span text:style-name="T81"><text:s/></text:span></text:span><text:span text:style-name="T46">constituida y existente conforme a las leyes de los Estados Unidos Mexicanos y plenamente facultada conforme a su objeto social para celebrar el presente Contrato y para asumir y dar cumplimiento a las obligaciones que en el mismo se establecen, y para otorgar prenda y/o hipoteca, así como para garantizar obligaciones a favor de terceros, las cuales son obligaciones válidas y exigibles en su contra, como se acredita con el testimonio de la Escritura Pública No. </text:span><text:span text:style-name="Fuente_20_de_20_párrafo_20_predeter."><text:span text:style-name="T66"><text:user-field-get text:name="py3o.objects.partner_id.com_no_instrumento_pub">numero_instrumento</text:user-field-get></text:span></text:span><text:span text:style-name="T46">, de fecha </text:span><text:span text:style-name="Fuente_20_de_20_párrafo_20_predeter."><text:span text:style-name="T66"><text:user-field-get text:name="py3o.objects.partner_id.com_fecha_instrumento_pub">fecha_instrumento</text:user-field-get></text:span></text:span><text:span text:style-name="T46">, otorgada ante el Lic. </text:span><text:span text:style-name="Fuente_20_de_20_párrafo_20_predeter."><text:span text:style-name="T66"><text:user-field-get text:name="py3o.objects.partner_id.com_lic_nombre">nombre_lic</text:user-field-get></text:span></text:span><text:span text:style-name="T46">, Notario Público No. </text:span><text:span text:style-name="Fuente_20_de_20_párrafo_20_predeter."><text:span text:style-name="T66"><text:user-field-get text:name="py3o.objects.partner_id.com_no_nota_pub">no_notaria</text:user-field-get></text:span></text:span><text:span text:style-name="T46">, de </text:span><text:span text:style-name="Fuente_20_de_20_párrafo_20_predeter."><text:span text:style-name="T66"><text:user-field-get text:name="py3o.objects.partner_id.com_not_pub_state_id.name">not_pub_state</text:user-field-get></text:span></text:span><text:span text:style-name="T46"><text:s/>e inscrita en el Registro Público de la Propiedad y del Comercio de </text:span><text:span text:style-name="Fuente_20_de_20_párrafo_20_predeter."><text:span text:style-name="T66"><text:user-field-get text:name="py3o.objects.partner_id.com_reg_pub_state_id.name">reg_pub_state</text:user-field-get></text:span></text:span><text:span text:style-name="T46"><text:s/>bajo el folio No. </text:span><text:span text:style-name="Fuente_20_de_20_párrafo_20_predeter."><text:span text:style-name="T66"><text:user-field-get text:name="py3o.objects.partner_id.com_no_instrumento_pub">numero_instrumento</text:user-field-get></text:span></text:span><text:span text:style-name="T46">.</text:span></text:p>
        </text:list-item>
      </text:list>
      <text:p text:style-name="P28"><text:soft-page-break/></text:p>
      <text:list xml:id="list183634628369169" text:continue-numbering="true" text:style-name="WWNum41">
        <text:list-item>
          <text:p text:style-name="P95"><text:span text:style-name="T46">Que su(s) representante(s) legal(es) cuenta(n) con facultades suficientes para la celebración del presente Contrato, así como asumir obligaciones por cuenta de terceros y, en su caso, disponer de los bienes de la sociedad para garantizar dichas obligaciones, como lo acredita(n) en términos de la Escritura Pública No. </text:span><text:span text:style-name="Fuente_20_de_20_párrafo_20_predeter."><text:span text:style-name="T66"><text:user-field-get text:name="py3o.objects.partner_id.com_no_instrumento_pub">numero_instrumento</text:user-field-get></text:span></text:span><text:span text:style-name="T46"><text:s/>de fecha </text:span><text:span text:style-name="Fuente_20_de_20_párrafo_20_predeter."><text:span text:style-name="T66"><text:user-field-get text:name="py3o.objects.partner_id.com_fecha_instrumento_pub">fecha_instrumento</text:user-field-get></text:span></text:span><text:span text:style-name="T46">otorgada por el Lic. </text:span><text:span text:style-name="Fuente_20_de_20_párrafo_20_predeter."><text:span text:style-name="T66"><text:user-field-get text:name="py3o.objects.partner_id.com_lic_nombre">nombre_lic</text:user-field-get></text:span></text:span><text:span text:style-name="T46">, Notario Público No. </text:span><text:span text:style-name="Fuente_20_de_20_párrafo_20_predeter."><text:span text:style-name="T66"><text:user-field-get text:name="py3o.objects.partner_id.com_no_nota_pub">no_notaria</text:user-field-get></text:span></text:span><text:span text:style-name="Fuente_20_de_20_párrafo_20_predeter."><text:span text:style-name="T81"><text:s/></text:span></text:span><text:span text:style-name="T46">del Distrito Judicial de </text:span><text:span text:style-name="Fuente_20_de_20_párrafo_20_predeter."><text:span text:style-name="T66"><text:user-field-get text:name="py3o.objects.partner_id.com_not_pub_state_id.name">not_pub_state</text:user-field-get></text:span></text:span><text:span text:style-name="T46">, las cuales no le han sido modificadas o restringidas en forma alguna</text:span><text:span text:style-name="T41"> </text:span><text:span text:style-name="T46">e inscrito en el Registro Público de la Propiedad y del Comercio de </text:span><text:span text:style-name="Fuente_20_de_20_párrafo_20_predeter."><text:span text:style-name="T66"><text:user-field-get text:name="py3o.objects.partner_id.com_reg_pub_state_id.name">reg_pub_state</text:user-field-get></text:span></text:span><text:span text:style-name="T46">, bajo el Folio No. </text:span><text:span text:style-name="Fuente_20_de_20_párrafo_20_predeter."><text:span text:style-name="T66"><text:user-field-get text:name="py3o.objects.partner_id.com_no_instrumento_pub">numero_instrumento</text:user-field-get></text:span></text:span><text:span text:style-name="T46">.</text:span></text:p>
        </text:list-item>
      </text:list>
      <text:p text:style-name="P28"/>
      <text:list xml:id="list183635225617645" text:continue-numbering="true" text:style-name="WWNum41">
        <text:list-item>
          <text:p text:style-name="P129"><text:span text:style-name="T46">Que</text:span><text:span text:style-name="T16"> a la </text:span><text:span text:style-name="T46">fecha</text:span><text:span text:style-name="T16"> de celebración del presente Contrato se encuentra en cumplimiento de todas las obligaciones que deriven a su cargo con motivo de contratos, convenios y acuerdos de los que sea parte.</text:span></text:p>
        </text:list-item>
      </text:list>
      <text:p text:style-name="P118"><text:a xlink:type="simple" xlink:href="py3o:///with" text:style-name="Internet_20_link" text:visited-style-name="Visited_20_Internet_20_Link"><text:span text:style-name="T109">/with</text:span></text:a></text:p>
      <text:p text:style-name="P118"><text:a xlink:type="simple" xlink:href="py3o:///with" text:style-name="Internet_20_link" text:visited-style-name="Visited_20_Internet_20_Link"><text:span text:style-name="T109">/with</text:span></text:a></text:p>
      <text:p text:style-name="P150"><text:a xlink:type="simple" xlink:href="py3o:///for" text:style-name="Internet_20_link" text:visited-style-name="Visited_20_Internet_20_Link"><text:span text:style-name="T114">/for</text:span></text:a></text:p>
      <text:list xml:id="list183634801537003" text:continue-numbering="true" text:style-name="WWNum41">
        <text:list-item>
          <text:p text:style-name="P133">Que los bienes o recursos que garantizan el cumplimiento de las obligaciones de pago contraídas en el presente Contrato son de carácter lícito.</text:p>
        </text:list-item>
      </text:list>
      <text:p text:style-name="P55"/>
      <text:list xml:id="list183635786911011" text:continue-numbering="true" text:style-name="WWNum41">
        <text:list-item>
          <text:p text:style-name="P129"><text:span text:style-name="T46">Que toda la documentación e información que ha entregado a </text:span><text:span text:style-name="T16">GMC AGROFIN </text:span><text:span text:style-name="T46">para el análisis y estudio de otorgamiento de crédito es correcta, completa y verdadera.</text:span></text:p>
        </text:list-item>
      </text:list>
      <text:p text:style-name="P40"/>
      <text:list xml:id="list183634539970441" text:continue-numbering="true" text:style-name="WWNum41">
        <text:list-item>
          <text:p text:style-name="P134">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41"/>
      <text:list xml:id="list183635297137930" text:continue-numbering="true" text:style-name="WWNum41">
        <text:list-item>
          <text:p text:style-name="P133">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41"/>
      <text:list xml:id="list183634797348007" text:continue-numbering="true" text:style-name="WWNum41">
        <text:list-item>
          <text:p text:style-name="P133">Que GMC AGROFIN le informó el Costo Anual Total (CAT) del Crédito que se contrata en términos del presente instrumento y sus anexos, los cuales forman parte integrante del mismo. </text:p>
        </text:list-item>
      </text:list>
      <text:p text:style-name="P41"/>
      <text:list xml:id="list183636110359805" text:continue-numbering="true" text:style-name="WWNum41">
        <text:list-item>
          <text:p text:style-name="P133">Que GMC AGROFIN le informó que cuenta con asistencia, acceso y facilidades necesarias para atender las aclaraciones relacionadas con el presente Contrato.</text:p>
        </text:list-item>
      </text:list>
      <text:p text:style-name="P81"/>
      <text:p text:style-name="P28"/>
      <text:p text:style-name="P57"><text:span text:style-name="T21">j</text:span><text:span text:style-name="T16">) Que es </text:span><text:span text:style-name="T18">propietario</text:span><text:span text:style-name="T16"> legítimo en pleno dominio y posesión plena del(os) bien(es) mueble(s) que se describe(n) en la Cláusula Vigésima Primera del presente Contrato, el(los) cual(es) se encuentra(n) libres de toda responsabilidad, carga y gravamen o limitación, por lo que no existe impedimento legal para constituirlo(s) como garantía prendaria en el presente crédito.</text:span></text:p>
      <text:p text:style-name="P58"/>
      <text:p text:style-name="P7">En virtud de lo anterior, las partes convienen las siguientes:</text:p>
      <text:p text:style-name="P39"/>
      <text:h text:style-name="P78" text:outline-level="1">CLÁUSULAS</text:h>
      <text:p text:style-name="P112"><text:a xlink:type="simple" xlink:href="py3o://for=%22obj%20in%20objects%22" text:style-name="Internet_20_link" text:visited-style-name="Visited_20_Internet_20_Link"><text:span text:style-name="T116">for="obj in objects"</text:span></text:a></text:p>
      <text:p text:style-name="P160"><text:a xlink:type="simple" xlink:href="py3o://with=%22lang=obj.partner_id.lang%20or%20'en_US'%22" text:style-name="Internet_20_link" text:visited-style-name="Visited_20_Internet_20_Link"><text:span text:style-name="T110">with="lang=obj.partner_id.lang or 'en_US'"</text:span></text:a></text:p>
      <text:p text:style-name="P156"><text:a xlink:type="simple" xlink:href="py3o://with=%22o=obj.with_context(lang=lang)%22" text:style-name="Internet_20_link" text:visited-style-name="Visited_20_Internet_20_Link"><text:span text:style-name="T115">with="o=obj.with_context(lang=lang)"</text:span></text:a></text:p>
      <text:p text:style-name="P23"><text:span text:style-name="T1">PRIMERA- APERTURA DE CRÉDITO.-</text:span><text:span text:style-name="T16"> Con sujeción a las disposiciones jurídicas aplicables, y a lo que en este Contrato se estipula, </text:span><text:span text:style-name="T1">GMC AGROFIN</text:span><text:span text:style-name="T16"> otorga una línea de crédito en cuenta corriente por la cantidad de hasta $</text:span><text:span text:style-name="T95"><text:text-input text:description="py3o://function=&quot;o_format_lang(o.loan_amount,lang_code=lang)&quot;">[loan_amount]</text:text-input></text:span><text:span text:style-name="T16"> </text:span><text:span text:style-name="T15">(</text:span><text:span text:style-name="T108"><text:user-field-get text:name="py3o.obj.loan_amount_txt">loan_amount_txt</text:user-field-get></text:span><text:span text:style-name="T16">) a favor de </text:span><text:span text:style-name="T1">EL ACREDITADO</text:span><text:span text:style-name="T16">, </text:span><text:soft-page-break/><text:span text:style-name="T16">quien acepta el Crédito.</text:span></text:p>
      <text:p text:style-name="P6"/>
      <text:p text:style-name="P21"><text:span text:style-name="T2">EL ACREDITADO</text:span><text:span text:style-name="T16">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6"/>
      <text:p text:style-name="P21"><text:span text:style-name="T16">En el supuesto de que </text:span><text:span text:style-name="T2">EL ACREDITADO</text:span><text:span text:style-name="T16"> requiera un monto mayor al autorizado para el año respectivo, en términos de la presente cláusula, </text:span><text:span text:style-name="T2">EL ACREDITADO</text:span><text:span text:style-name="T16"> se obliga a cubrir la diferencia con recursos propios, o en su caso, solicitar a </text:span><text:span text:style-name="T1">GMC AGROFIN</text:span><text:span text:style-name="T16"> un nuevo crédito por dicho importe. </text:span></text:p>
      <text:p text:style-name="P69"/>
      <text:p text:style-name="P69"/>
      <text:p text:style-name="P75">En el monto del crédito no quedan incluidos los intereses, demás accesorios financieros, comisiones, cargos y demás gastos originados o que se originen con motivo del mismo.</text:p>
      <text:p text:style-name="P6"/>
      <text:p text:style-name="P23"><text:span text:style-name="T1">SEGUNDA.- PLAZO DEL CRÉDITO.- </text:span><text:span text:style-name="T16">El crédito mencionado en la Cláusula Primera se otorga por un plazo que vence precisamente el </text:span><text:span text:style-name="T83"><text:text-input text:description="py3o://function=&quot;format_datetime(o.end_date, format='full', locale='es_MX')&quot;">[end_date]</text:text-input></text:span><text:span text:style-name="T16"><text:s/>(en lo sucesivo </text:span><text:span text:style-name="T1">“</text:span><text:span text:style-name="T14">Fecha de Pago Final</text:span><text:span text:style-name="T1">”</text:span><text:span text:style-name="T16">), o bien, en la fecha en que sean cumplimentadas, en su totalidad, las obligaciones que contrae el </text:span><text:span text:style-name="T2">ACREDITADO </text:span><text:span text:style-name="T16">a su cargo. </text:span></text:p>
      <text:p text:style-name="P120"><text:a xlink:type="simple" xlink:href="py3o:///with" text:style-name="Internet_20_link" text:visited-style-name="Visited_20_Internet_20_Link"><text:span text:style-name="T109">/with</text:span></text:a></text:p>
      <text:p text:style-name="P120"><text:a xlink:type="simple" xlink:href="py3o:///with" text:style-name="Internet_20_link" text:visited-style-name="Visited_20_Internet_20_Link"><text:span text:style-name="T109">/with</text:span></text:a></text:p>
      <text:p text:style-name="P152"><text:a xlink:type="simple" xlink:href="py3o:///for" text:style-name="Internet_20_link" text:visited-style-name="Visited_20_Internet_20_Link"><text:span text:style-name="T114">/for</text:span></text:a></text:p>
      <text:p text:style-name="P21"><text:span text:style-name="T1">TERCERA.- DESTINO DEL CRÉDITO.- EL ACREDITADO</text:span><text:span text:style-name="T16"> se obliga a destinar la totalidad del crédito autorizado durante el plazo del presente crédito, en los conceptos de inversión (en lo sucesivo definido como el “Proyecto”) </text:span><text:span text:style-name="T46">que se detallan en el </text:span><text:span text:style-name="T14">Anexo 3</text:span><text:span text:style-name="T46">, el cual forma parte de este Contrato. </text:span></text:p>
      <text:p text:style-name="P111"><text:span text:style-name="T117"/></text:p>
      <text:p text:style-name="P21"><text:span text:style-name="T1">EL ACREDITADO </text:span><text:span text:style-name="T16">se obliga a efectuar una aportación sobre el monto total del Proyecto a realizar durante el primer año de operación del crédito (</text:span><text:span text:style-name="T13">señalar el monto de la aportación respectiva</text:span><text:span text:style-name="T16">), para los años subsiguientes,</text:span><text:span text:style-name="T1"> EL ACREDITADO</text:span><text:span text:style-name="T16"> deberá realizar una aportación en la misma proporción que se incremente el importe del crédito acorde con lo previsto en la Cláusula Primera del presente Contrato.</text:span></text:p>
      <text:p text:style-name="P6"/>
      <text:p text:style-name="P21"><text:span text:style-name="T16">El </text:span><text:span text:style-name="T2">ACREDITADO</text:span><text:span text:style-name="T16"> expone que el destino del Crédito es y será siempre licito.</text:span></text:p>
      <text:p text:style-name="P6"/>
      <text:p text:style-name="P21"><text:span text:style-name="T41">CUARTA.- COMPROBANTE DE INVERSIÓN.- EL ACREDITADO</text:span><text:span text:style-name="T46"> se obliga a comprobar, a satisfacción de </text:span><text:span text:style-name="T41">GMC AGROFIN</text:span><text:span text:style-name="T46"> la </text:span><text:span text:style-name="T16">inversión total del Proyecto, la cual deberá considerar </text:span><text:span text:style-name="T46">los recursos </text:span><text:span text:style-name="T16">dispuestos </text:span><text:span text:style-name="T46">de esta apertura de crédito</text:span><text:span text:style-name="T16">, la aportación de </text:span><text:span text:style-name="T41">EL ACREDITADO</text:span><text:span text:style-name="T16"> al Proyecto y, en su caso, los recursos de los apoyos destinados al Proyecto</text:span><text:span text:style-name="T46">, para lo cual entregará los documentos que comprueben dichas inversiones dentro de los 60 (sesenta) días naturales contados a partir de la fecha de la disposición correspondiente o previo a la próxima disposición, lo que suceda primero.</text:span></text:p>
      <text:p text:style-name="P26"/>
      <text:p text:style-name="P21"><text:span text:style-name="T16">Dentro de la revisión anual que en su caso se lleve a cabo del presente crédito, </text:span><text:span text:style-name="T2">EL ACREDITADO </text:span><text:span text:style-name="T16">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26"/>
      <text:p text:style-name="P21"><text:bookmark text:name="_DV_M39"/><text:span text:style-name="T1">QUINTA.-</text:span><text:span text:style-name="T16"> </text:span><text:span text:style-name="T1">DISPOSICIÓN DEL CRÉDITO</text:span><text:span text:style-name="T16">.- La primera disposición del crédito que realice </text:span><text:span text:style-name="T1">EL ACREDITADO</text:span><text:span text:style-name="T16">,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6"> (iv) pague las comisiones y/o gastos que se generen </text:span><text:soft-page-break/><text:span text:style-name="T46">en términos del presente Contrato; y (v) no haya ocurrido alguna causa de vencimiento anticipado en términos del presente Contrato.</text:span></text:p>
      <text:p text:style-name="P114"><text:a xlink:type="simple" xlink:href="py3o://for=%22obj%20in%20objects%22" text:style-name="Internet_20_link" text:visited-style-name="Visited_20_Internet_20_Link"><text:span text:style-name="T116">for="obj in objects"</text:span></text:a></text:p>
      <text:p text:style-name="P162"><text:a xlink:type="simple" xlink:href="py3o://with=%22lang=obj.partner_id.lang%20or%20'en_US'%22" text:style-name="Internet_20_link" text:visited-style-name="Visited_20_Internet_20_Link"><text:span text:style-name="T110">with="lang=obj.partner_id.lang or 'en_US'"</text:span></text:a></text:p>
      <text:p text:style-name="P158"><text:a xlink:type="simple" xlink:href="py3o://with=%22o=obj.with_context(lang=lang)%22" text:style-name="Internet_20_link" text:visited-style-name="Visited_20_Internet_20_Link"><text:span text:style-name="T115">with="o=obj.with_context(lang=lang)"</text:span></text:a></text:p>
      <text:p text:style-name="P158"><text:span text:style-name="T115"/></text:p>
      <text:p text:style-name="P22"><text:span text:style-name="T16">Las disposiciones para los años subsecuentes las podrá realizar </text:span><text:span text:style-name="T1">EL ACREDITADO</text:span><text:span text:style-name="T16"> siempre y cuando (i) se encuentre al corriente en el pago de principal e intereses en los términos del presente Contrato; (ii) suscriba el (los) pagaré(s) de disposición respectivo(s); (iii) </text:span><text:span text:style-name="T46">pague las comisiones y/o gastos que se generen en términos del presente Contrato; (iv) no haya ocurrido alguna causa de vencimiento anticipado en términos del presente Contrato; y</text:span><text:span text:style-name="T16"> (v) la consulta del historial crediticio de </text:span><text:span text:style-name="T1">EL ACREDITADO </text:span><text:span text:style-name="T16">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6"> rescindir el presente contrato y hacer exigible la(s) cantidad(es) dispuesta(s), aun antes de su vencimiento, sin necesidad de notificación ni declaración judicial previa.</text:span></text:p>
      <text:p text:style-name="P6"/>
      <text:p text:style-name="P21"><text:span text:style-name="T16">Cumplidos los requisitos y condiciones mencionado, a entera satisfacción de </text:span><text:span text:style-name="T1">GMC AGROFIN</text:span><text:span text:style-name="T16">, la entrega de recursos se realizará en un plazo máximo de cinco días hábiles en los términos siguientes:</text:span></text:p>
      <text:p text:style-name="P6"/>
      <text:p text:style-name="P97"><text:span text:style-name="T2">EL ACREDITADO</text:span><text:span text:style-name="T16"> autoriza desde este momento a </text:span><text:span text:style-name="T1">GMC AGROFIN</text:span><text:span text:style-name="T16"> para que el importe de todas y cada una de las ministraciones derivadas del presente Contrato se deposite en la cuenta bancaria número </text:span><text:span text:style-name="T34"><text:user-field-get text:name="py3o.obj.bank_id.acc_number">acc_number</text:user-field-get></text:span><text:span text:style-name="T16"><text:s/>del Banco </text:span><text:span text:style-name="Fuente_20_de_20_párrafo_20_predeter."><text:span text:style-name="T34"><text:user-field-get text:name="py3o.obj.bank_id.bank_id.name">bank_id.name</text:user-field-get></text:span></text:span><text:span text:style-name="Fuente_20_de_20_párrafo_20_predeter."><text:span text:style-name="T39"><text:s/></text:span></text:span><text:span text:style-name="T16">de la Sucursal_________, con clave bancaria estandarizada (CLABE) número </text:span><text:span text:style-name="Fuente_20_de_20_párrafo_20_predeter."><text:span text:style-name="T36"><text:user-field-get text:name="py3o.obj.bank_id.acc_clabe">acc_clabe</text:user-field-get></text:span></text:span><text:span text:style-name="T16"><text:s/>a nombre de </text:span><text:span text:style-name="T1">EL ACREDITADO</text:span><text:span text:style-name="T16">, o bien en la cuenta bancaria que para tales efectos le indique por escrito </text:span><text:span text:style-name="T1">EL ACREDITADO </text:span><text:span text:style-name="T16">a </text:span><text:span text:style-name="T1">GMC AGROFIN</text:span><text:span text:style-name="T16">, cuyo titular deberá ser previamente identificado por </text:span><text:span text:style-name="T1">GMC AGROFIN </text:span><text:span text:style-name="T16">en términos de</text:span><text:span text:style-name="T1"> </text:span><text:span text:style-name="T16">su</text:span><text:span text:style-name="T1"> </text:span><text:span text:style-name="T16">normatividad aplicable</text:span><text:span text:style-name="T1">.</text:span></text:p>
      <text:p text:style-name="P120"><text:a xlink:type="simple" xlink:href="py3o:///with" text:style-name="Internet_20_link" text:visited-style-name="Visited_20_Internet_20_Link"><text:span text:style-name="T109">/with</text:span></text:a></text:p>
      <text:p text:style-name="P120"><text:a xlink:type="simple" xlink:href="py3o:///with" text:style-name="Internet_20_link" text:visited-style-name="Visited_20_Internet_20_Link"><text:span text:style-name="T109">/with</text:span></text:a></text:p>
      <text:p text:style-name="P152"><text:a xlink:type="simple" xlink:href="py3o:///for" text:style-name="Internet_20_link" text:visited-style-name="Visited_20_Internet_20_Link"><text:span text:style-name="T114">/for</text:span></text:a></text:p>
      <text:p text:style-name="P6">Asimismo, al momento de la disposición del Crédito, el Acreditado deberá suscribir a favor de la Sofom un pagaré por el importe del Crédito, mismo que contendrá los requisitos que señala la Ley General de Títulos y Operaciones de Crédito. </text:p>
      <text:p text:style-name="P6"/>
      <text:p text:style-name="P21"><text:span text:style-name="T16">En caso de que el </text:span><text:span text:style-name="T2">ACREDITADO</text:span><text:span text:style-name="T16"> en un periodo de 10 (diez) d</text:span><text:span text:style-name="T25">ía</text:span><text:span text:style-name="T16">s h</text:span><text:span text:style-name="T25">áb</text:span><text:span text:style-name="T16">iles posteriores a la firma del presente Contrato decida cancelarlo, </text:span><text:span text:style-name="T2">GMC AGROFIN</text:span><text:span text:style-name="T16"> no cobrar</text:span><text:span text:style-name="T25">á</text:span><text:span text:style-name="T16"> comisión por la cancelación, </text:span><text:span text:style-name="T101">siempre y cuando el </text:span><text:span text:style-name="T103">ACREDITADO </text:span><text:span text:style-name="T101">no haya utilizado u operado los productos o servicios financieros contratados o dispuesto del Crédito otorgado.</text:span></text:p>
      <text:p text:style-name="P113"><text:a xlink:type="simple" xlink:href="py3o://for=%22obj%20in%20objects%22" text:style-name="Internet_20_link" text:visited-style-name="Visited_20_Internet_20_Link"><text:span text:style-name="T116">for="obj in objects"</text:span></text:a></text:p>
      <text:p text:style-name="P161"><text:a xlink:type="simple" xlink:href="py3o://with=%22lang=obj.partner_id.lang%20or%20'en_US'%22" text:style-name="Internet_20_link" text:visited-style-name="Visited_20_Internet_20_Link"><text:span text:style-name="T110">with="lang=obj.partner_id.lang or 'en_US'"</text:span></text:a></text:p>
      <text:p text:style-name="P157"><text:a xlink:type="simple" xlink:href="py3o://with=%22o=obj.with_context(lang=lang)%22" text:style-name="Internet_20_link" text:visited-style-name="Visited_20_Internet_20_Link"><text:span text:style-name="T115">with="o=obj.with_context(lang=lang)"</text:span></text:a></text:p>
      <text:p text:style-name="P157"><text:span text:style-name="T115"/></text:p>
      <text:p text:style-name="P23"><text:span text:style-name="T28">SEXTA</text:span><text:span text:style-name="T1">.</text:span><text:span text:style-name="T16">- </text:span><text:span text:style-name="T1">PLAZOS DE DISPOSICIÓN.- EL ACREDITADO</text:span><text:span text:style-name="T16"> podrá disponer del importe de la presente apertura de crédito total o parcialmente, en forma revolvente, dentro de un plazo de </text:span><text:span text:style-name="T86"><text:user-field-get text:name="py3o.obj.loan_period.month">month</text:user-field-get></text:span><text:span text:style-name="T84"><text:s/></text:span><text:span text:style-name="T64">meses</text:span><text:span text:style-name="T1">,</text:span><text:span text:style-name="T16"> mediante la suscripción del (los) pagaré(s) respectivo(s), a plazo máximo de </text:span><text:span text:style-name="T86"><text:user-field-get text:name="py3o.obj.loan_period.month">month</text:user-field-get></text:span><text:span text:style-name="T84"><text:s/></text:span><text:span text:style-name="T64">meses</text:span><text:span text:style-name="T16">.</text:span></text:p>
      <text:p text:style-name="P6"/>
      <text:p text:style-name="P21"><text:span text:style-name="T16">La fecha de vencimiento del (los) pagaré (s) mediante el(los) cual(es) </text:span><text:span text:style-name="T1">EL ACREDITADO</text:span><text:span text:style-name="T16"> disponga de los recursos, no podrá tener una fecha de vencimiento posterior al plazo mencionado en la Cláusula Segunda del presente Contrato.</text:span></text:p>
      <text:p text:style-name="P6"/>
      <text:p text:style-name="P21"><text:span text:style-name="T16">Durante el plazo de disposición a que se refiere la presente Cláusula, </text:span><text:span text:style-name="T1">EL ACREDITADO</text:span><text:span text:style-name="T16"> podrá disponer del monto de la línea de crédito autorizada, en una o varias disposiciones, en forma revolvente cuantas veces así lo requiera y acorde con lo dispuesto en la Cláusula Primera, </text:span><text:soft-page-break/><text:span text:style-name="T16">quedando facultado </text:span><text:span text:style-name="T1">EL ACREDITADO</text:span><text:span text:style-name="T16"> mientras dicho plazo no concluya, para efectuar pagos parciales o totales y disponer en la forma mencionada en el presente Contrato del saldo de la línea de crédito que resulte a su favor.</text:span></text:p>
      <text:p text:style-name="P6"/>
      <text:p text:style-name="P21"><text:span text:style-name="T16">En caso de que </text:span><text:span text:style-name="T2">EL ACREDITADO</text:span><text:span text:style-name="T16"> no disponga del crédito en un plazo mayor a un año, contado a partir de la fecha de formalización del presente contrato, se tendrá que someter a autorización de </text:span><text:span text:style-name="T2">GMC AGROFIN</text:span><text:span text:style-name="T16"> el ejercicio del presente crédito, a fin de que en su caso </text:span><text:span text:style-name="T2">EL ACREDITADO</text:span><text:span text:style-name="T16"> pueda disponer del mismo en términos del presente contrato, no estando hasta entones </text:span><text:span text:style-name="T2">GMC AGROFIN</text:span><text:span text:style-name="T16"> obligada a la entrega de los recursos. </text:span></text:p>
      <text:p text:style-name="P6"/>
      <text:p text:style-name="P21"><text:span text:style-name="T28">SÉPTIMA.- PAGO DE PRINCIPAL</text:span><text:span text:style-name="T29">.- </text:span><text:span text:style-name="T1">EL ACREDITADO</text:span><text:span text:style-name="T16"> pagará a </text:span><text:span text:style-name="T1">GMC AGROFIN</text:span><text:span text:style-name="T9"> </text:span><text:span text:style-name="T16">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3"/>
      <text:p text:style-name="P21"><text:span text:style-name="T16">Los pagos que realice </text:span><text:span text:style-name="T1">EL ACREDITADO</text:span><text:span text:style-name="T16"> de todas y cada una de las disposiciones que efectúe al amparo de la presente apertura, deberán indicar el (los) número (s) de referencia que </text:span><text:span text:style-name="T1">GMC AGROFIN</text:span><text:span text:style-name="T16"> le haga saber al momento de la ministración correspondiente.</text:span></text:p>
      <text:p text:style-name="P6"/>
      <text:p text:style-name="P6"/>
      <text:p text:style-name="P119"><text:a xlink:type="simple" xlink:href="py3o:///with" text:style-name="Internet_20_link" text:visited-style-name="Visited_20_Internet_20_Link"><text:span text:style-name="T109">/with</text:span></text:a></text:p>
      <text:p text:style-name="P119"><text:a xlink:type="simple" xlink:href="py3o:///with" text:style-name="Internet_20_link" text:visited-style-name="Visited_20_Internet_20_Link"><text:span text:style-name="T109">/with</text:span></text:a></text:p>
      <text:p text:style-name="P151"><text:a xlink:type="simple" xlink:href="py3o:///for" text:style-name="Internet_20_link" text:visited-style-name="Visited_20_Internet_20_Link"><text:span text:style-name="T114">/for</text:span></text:a></text:p>
      <text:p text:style-name="P6"/>
      <text:p text:style-name="P21"><text:span text:style-name="T16">En caso de que </text:span><text:span text:style-name="T1">EL ACREDITADO</text:span><text:span text:style-name="T16"> no señale la referencia del pago, éste será aplicado al pagaré más próximo a vencer.</text:span></text:p>
      <text:p text:style-name="P6"/>
      <text:p text:style-name="P21"><text:span text:style-name="T2">EL ACREDITADO</text:span><text:span text:style-name="T16"> autoriza desde este momento a </text:span><text:span text:style-name="T1">GMC AGROFIN</text:span><text:span text:style-name="T16"> para que, en caso de existir remanentes a su favor, una vez liquidado el importe del crédito, se entregará mediante depósito en la cuenta bancaria señalada en la cláusula quinta del presente instrumento.</text:span></text:p>
      <text:p text:style-name="P6"/>
      <text:p text:style-name="P21"><text:span text:style-name="T27">OCTAVA</text:span><text:span text:style-name="T28">.- CÁLCULO DE INTERESES ORDINARIOS.-</text:span><text:span text:style-name="T29"> </text:span><text:span text:style-name="T1">GMC AGROFIN </text:span><text:span text:style-name="T16">y </text:span><text:span text:style-name="T1">EL ACREDITADO </text:span><text:span text:style-name="T16">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8"/>
      <text:p text:style-name="P8">Los intereses ordinarios que se generen por las cantidades dispuestas en cada pagaré, se calcularán conforme a la tasa de interés anual que las partes pacten en el propio pagaré hasta su pago total. </text:p>
      <text:p text:style-name="P3"/>
      <text:p text:style-name="P22"><text:span text:style-name="T1">EL ACREDITADO </text:span><text:span text:style-name="T16">manifiesta su conformidad en que la tasa de interés anual ordinaria aplicable se considerará notificada y aceptada por éste, desde el momento en que suscriba el pagaré de la disposición correspondiente. </text:span></text:p>
      <text:p text:style-name="P113"><text:a xlink:type="simple" xlink:href="py3o://for=%22obj%20in%20objects%22" text:style-name="Internet_20_link" text:visited-style-name="Visited_20_Internet_20_Link"><text:span text:style-name="T116">for="obj in objects"</text:span></text:a></text:p>
      <text:p text:style-name="P161"><text:a xlink:type="simple" xlink:href="py3o://with=%22lang=obj.partner_id.lang%20or%20'en_US'%22" text:style-name="Internet_20_link" text:visited-style-name="Visited_20_Internet_20_Link"><text:span text:style-name="T110">with="lang=obj.partner_id.lang or 'en_US'"</text:span></text:a></text:p>
      <text:p text:style-name="P159"><text:a xlink:type="simple" xlink:href="py3o://with=%22o=obj.with_context(lang=lang)%22" text:style-name="Internet_20_link" text:visited-style-name="Visited_20_Internet_20_Link"><text:span text:style-name="T115">with="o=obj.with_context(lang=lang)"</text:span></text:a></text:p>
      <text:p text:style-name="P159"><text:span text:style-name="T115"/></text:p>
      <text:p text:style-name="P46"><text:span text:style-name="T44">EL ACREDITADO </text:span><text:span text:style-name="T48">se obliga a pagar a </text:span><text:span text:style-name="T44">GMC AGROFIN</text:span><text:span text:style-name="T48"> durante la vigencia del presente Contrato, intereses ordinarios sobre la suerte principal insoluta del </text:span><text:span text:style-name="T49">Crédito</text:span><text:span text:style-name="T48"> que se calcularán a una tasa anualizada fija de </text:span><text:span text:style-name="T96"><text:text-input text:description="py3o://function=&quot;o_format_lang(o.int_rate,lang_code=lang)&quot;">[int_rate]</text:text-input></text:span><text:span text:style-name="T43">%</text:span><text:span text:style-name="T48"> (</text:span><text:span text:style-name="T71"><text:user-field-get text:name="py3o.obj.int_rate_txt">int_rate_txt</text:user-field-get></text:span><text:span text:style-name="T48">) (en lo sucesivo la </text:span><text:span text:style-name="T43">"</text:span><text:span text:style-name="T54">Tasa de Interés Ordinaria</text:span><text:span text:style-name="T43">"</text:span><text:span text:style-name="T48">). </text:span></text:p>
      <text:p text:style-name="P47"/>
      <text:p text:style-name="P45"><text:span text:style-name="T44">EL ACREDITADO </text:span><text:span text:style-name="T48">pagará intereses ordinarios sobre la suma principal insoluta correspondiente al Crédito, en cada Fecha de Pago de Intereses (según este término se define mas adelante), a partir </text:span><text:soft-page-break/><text:span text:style-name="T48">de la fecha de disposición del Crédito y hasta la fecha de pago final, en términos del presente Contrato. </text:span></text:p>
      <text:p text:style-name="P120"><text:a xlink:type="simple" xlink:href="py3o:///with" text:style-name="Internet_20_link" text:visited-style-name="Visited_20_Internet_20_Link"><text:span text:style-name="T109">/with</text:span></text:a></text:p>
      <text:p text:style-name="P120"><text:a xlink:type="simple" xlink:href="py3o:///with" text:style-name="Internet_20_link" text:visited-style-name="Visited_20_Internet_20_Link"><text:span text:style-name="T109">/with</text:span></text:a></text:p>
      <text:p text:style-name="P154"><text:a xlink:type="simple" xlink:href="py3o:///for" text:style-name="Internet_20_link" text:visited-style-name="Visited_20_Internet_20_Link"><text:span text:style-name="T114">/for</text:span></text:a></text:p>
      <text:p text:style-name="P154"/>
      <text:p text:style-name="P49">En el supuesto de que cualquier Fecha de Pago de Intereses fuese un día que no sea Día Hábil (según dicho término se define a continuación), dicho pago se hará́ en el Día Hábil inmediato posterior. </text:p>
      <text:p text:style-name="P49"/>
      <text:p text:style-name="P74">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49"/>
      <text:p text:style-name="P45"><text:span text:style-name="T48">"</text:span><text:span text:style-name="T56">Día Hábil</text:span><text:span text:style-name="T48">" significa</text:span><text:span text:style-name="T19">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49"/>
      <text:p text:style-name="P45"><text:span text:style-name="T48">"</text:span><text:span text:style-name="T56">Fecha de Pago de Intereses</text:span><text:span text:style-name="T48">" significa, el último día de cada Periodo de Intereses. </text:span></text:p>
      <text:p text:style-name="P48"/>
      <text:p text:style-name="P45"><text:span text:style-name="T48">"</text:span><text:span text:style-name="T56">Periodo de Intereses</text:span><text:span text:style-name="T48">"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49"/>
      <text:p text:style-name="P45"><text:span text:style-name="T48">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4">ACREDITADO</text:span><text:span text:style-name="T48"> a </text:span><text:span text:style-name="T44">GMC AGROFIN</text:span><text:span text:style-name="T48"> en cada Fecha de Pago de Intereses. </text:span></text:p>
      <text:p text:style-name="P49"/>
      <text:p text:style-name="P45"><text:span text:style-name="T3">GMC AGROFIN</text:span><text:span text:style-name="T19"> no deberá exigir al </text:span><text:span text:style-name="T3">ACREDITADO</text:span><text:span text:style-name="T19"> el pago de los intereses por adelantado, sino únicamente por periodos vencidos.</text:span></text:p>
      <text:p text:style-name="P48"/>
      <text:p text:style-name="P45"><text:span text:style-name="T105">En caso de que las partes pacten en el pagaré correspondiente una </text:span><text:span text:style-name="T106">tasa de interés variable</text:span><text:span text:style-name="T105">, acuerdan que la tasa será la que se pacte individualmente en cada uno de los pagarés que se suscriban al efecto, y que será igual a la resultante de sumar los puntos que determinen las partes a la Tasa de Referencia que se define a continuación:</text:span></text:p>
      <text:p text:style-name="P50"/>
      <text:p text:style-name="P50">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50"/>
      <text:p text:style-name="P50"><text:soft-page-break/>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50"/>
      <text:p text:style-name="P50">Tasas Sustitutas:</text:p>
      <text:p text:style-name="P48"/>
      <text:p text:style-name="P50">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115"><text:span text:style-name="T109"/></text:p>
      <text:p text:style-name="P50">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48"/>
      <text:p text:style-name="P50">En caso de que desaparezcan las Tasas mencionadas anteriormente se utilizará para el cálculo de los intereses pactados en el presente contrato la que publique el Banco de México en sustitución de éstas.</text:p>
      <text:p text:style-name="P50"/>
      <text:p text:style-name="P45"><text:span text:style-name="T105">Los intereses diarios se calcularán multiplicando el saldo insoluto de cada una de las disposiciones, por la tasa de interés anual determinada, dividiendo lo que resulte del producto del crédito entre </text:span><text:span text:style-name="T48">365 (trescientos sesenta y cinco) </text:span><text:span text:style-name="T105"><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5"/>
      <text:p text:style-name="P22"><text:span text:style-name="T1">NOVENA</text:span><text:span text:style-name="T27">.- PAGO DE INTERESES</text:span><text:span text:style-name="T26">.- </text:span><text:span text:style-name="T27">EL ACREDITADO</text:span><text:span text:style-name="T26"> pagará a </text:span><text:span text:style-name="T27">GMC AGROFIN</text:span><text:span text:style-name="T26"> los intereses ordinarios generados por cada disposición, en términos de la Cláusula Octava, </text:span><text:span text:style-name="T16">y serán exigibles según corresponda conforme fue la autorización del producto de crédito de acuerdo a los flujos que arroje al proyecto de inversión en la fecha calendario a partir de su disposición. </text:span></text:p>
      <text:p text:style-name="P8"/>
      <text:p text:style-name="P22"><text:span text:style-name="T16">Los pagos que realice </text:span><text:span text:style-name="T2">EL ACREDITADO</text:span><text:span text:style-name="T16"> de todas y cada una de las disposiciones que efectúe al amparo de la presente apertura, deberán indicar el (los) número (s) de referencia o identificación que </text:span><text:span text:style-name="T27">GMC AGROFIN</text:span><text:span text:style-name="T26"> </text:span><text:span text:style-name="T16">le haga saber al momento de la ministración correspondiente.</text:span></text:p>
      <text:p text:style-name="P8"/>
      <text:p text:style-name="P22"><text:span text:style-name="T16">En caso de que </text:span><text:span text:style-name="T2">EL ACREDITADO</text:span><text:span text:style-name="T16"> no señale la referencia del pago, éste será aplicado al pagaré más próximo a vencer. </text:span></text:p>
      <text:p text:style-name="P8"/>
      <text:p text:style-name="P22"><text:span text:style-name="T16">En el supuesto de que </text:span><text:span text:style-name="T1">EL ACREDITADO</text:span><text:span text:style-name="T16"> incurra en mora en el pago de alguna de las disposiciones realizadas, sólo podrá volver a disponer del crédito autorizado en términos del presente Contrato, una vez que se ponga al corriente en sus pagos. </text:span></text:p>
      <text:p text:style-name="P6"/>
      <text:p text:style-name="P45"><text:soft-page-break/><text:span text:style-name="T1">DÉCIMA.- INTERESES MORATORIOS.- </text:span><text:span text:style-name="T48">En caso de que el </text:span><text:span text:style-name="T44">ACREDITADO</text:span><text:span text:style-name="T48"> no pague puntualmente alguna cantidad que debe cubrir en favor de </text:span><text:span text:style-name="T44">GMC AGROFIN</text:span><text:span text:style-name="T48">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49"/>
      <text:p text:style-name="P45"><text:span text:style-name="T48">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4">ACREDITADO</text:span><text:span text:style-name="T48"> en términos de este Contrato (en lo sucesivo la </text:span><text:span text:style-name="T43">"</text:span><text:span text:style-name="T54">Tasa de Interés Moratorio</text:span><text:span text:style-name="T43">"</text:span><text:span text:style-name="T48">).</text:span></text:p>
      <text:p text:style-name="P16"/>
      <text:p text:style-name="P21"><text:span text:style-name="T46">Para el caso de que el presente Crédito sea descontado con recursos de FIRA o cuente con servicio de garantía FIRA, </text:span><text:span text:style-name="T42">GMC AGROFIN</text:span><text:span text:style-name="T46"> y </text:span><text:span text:style-name="T41">EL ACREDITADO</text:span><text:span text:style-name="T46"> convienen que </text:span><text:span text:style-name="T42">GMC AGROFIN</text:span><text:span text:style-name="T46"> podrá hacer efectiva a </text:span><text:span text:style-name="T41">EL ACREDITADO</text:span><text:span text:style-name="T46">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1"><text:bookmark-start text:name="_DV_C79"/></text:p>
      <text:list xml:id="list21954665" text:style-name="WWNum35">
        <text:list-item>
          <text:p text:style-name="P137"><text:bookmark-end text:name="_DV_C79"/><text:bookmark-start text:name="_DV_C80"/><text:span text:style-name="DeltaView_20_Insertion"><text:span text:style-name="T57">Cuando </text:span></text:span><text:span text:style-name="DeltaView_20_Insertion"><text:span text:style-name="T58">EL ACREDITADO</text:span></text:span><text:span text:style-name="DeltaView_20_Insertion"><text:span text:style-name="T57"> niegue a LA FINANCIERA y/o FIRA y/o a </text:span></text:span><text:span text:style-name="T42">GMC AGROFIN</text:span><text:span text:style-name="T46"> </text:span><text:span text:style-name="DeltaView_20_Insertion"><text:span text:style-name="T57">y/o la Secretaría de Agricultura y Desarrollo Rural (</text:span></text:span><text:span text:style-name="T59">SADER</text:span><text:span text:style-name="DeltaView_20_Insertion"><text:span text:style-name="T57">) el acceso a sus oficinas y/o a su información en términos de lo dispuesto en la Cláusula Décima Séptima siguiente.</text:span></text:span><text:bookmark-end text:name="_DV_C80"/></text:p>
        </text:list-item>
      </text:list>
      <text:p text:style-name="P21"><text:bookmark-start text:name="_DV_C81"/></text:p>
      <text:list xml:id="list183634761360159" text:continue-numbering="true" text:style-name="WWNum35">
        <text:list-item>
          <text:p text:style-name="P137"><text:bookmark-end text:name="_DV_C81"/><text:bookmark-start text:name="_DV_C82"/><text:span text:style-name="DeltaView_20_Insertion"><text:span text:style-name="T57">Cuando </text:span></text:span><text:span text:style-name="DeltaView_20_Insertion"><text:span text:style-name="T58">EL ACREDITADO</text:span></text:span><text:span text:style-name="DeltaView_20_Insertion"><text:span text:style-name="T57"> deje de destinar total o parcialmente el importe del presente Crédito en los conceptos de inversión que se detallan en el </text:span></text:span><text:span text:style-name="DeltaView_20_Insertion"><text:span text:style-name="T58">Anexo 3</text:span></text:span><text:span text:style-name="DeltaView_20_Insertion"><text:span text:style-name="T57"> del presente Contrato.</text:span></text:span><text:bookmark-end text:name="_DV_C82"/></text:p>
        </text:list-item>
      </text:list>
      <text:p text:style-name="P21"><text:bookmark-start text:name="_DV_C83"/></text:p>
      <text:list xml:id="list183635925201270" text:continue-numbering="true" text:style-name="WWNum35">
        <text:list-item>
          <text:p text:style-name="P137"><text:bookmark-end text:name="_DV_C83"/><text:bookmark-start text:name="_DV_C84"/><text:span text:style-name="DeltaView_20_Insertion"><text:span text:style-name="T57">Cuando </text:span></text:span><text:span text:style-name="DeltaView_20_Insertion"><text:span text:style-name="T58">EL ACREDITADO </text:span></text:span><text:span text:style-name="DeltaView_20_Insertion"><text:span text:style-name="T57">no realice la aportación</text:span></text:span><text:bookmark-end text:name="_DV_C84"/><text:bookmark-start text:name="_DV_X31"/><text:bookmark-start text:name="_DV_C85"/><text:span text:style-name="DeltaView_20_Move_20_Destination"><text:span text:style-name="T57"> a que se refiere la Cláusula </text:span></text:span><text:bookmark-end text:name="_DV_X31"/><text:bookmark-end text:name="_DV_C85"/><text:bookmark-start text:name="_DV_C86"/><text:span text:style-name="DeltaView_20_Insertion"><text:span text:style-name="T57">Tercera del presente Contrato.</text:span></text:span><text:bookmark-end text:name="_DV_C86"/></text:p>
        </text:list-item>
      </text:list>
      <text:p text:style-name="P2"/>
      <text:p text:style-name="P21"><text:span text:style-name="T1">DÉCIMA PRIMERA.- PAGO DE COMISIONES.- </text:span><text:span text:style-name="T27">EL ACREDITADO</text:span><text:span text:style-name="T26"> acuerda pagar a </text:span><text:span text:style-name="T27">GMC AGROFIN </text:span><text:span text:style-name="T26">derivado de la celebración del presente Contrato, por cada disposición que realice del crédito, sobre el monto de cada una de ellas, una comisión no reembolsable equivalente al [________________] por ciento (______%) más el Impuesto al Valor Agregado correspondiente, pagadera previamente a la disposición correspondiente.</text:span></text:p>
      <text:p text:style-name="P17"/>
      <text:p text:style-name="Text_20_body"><text:span text:style-name="T98">La comisión prevista en el párrafo anterior será cubierta por </text:span><text:span text:style-name="T99">EL ACREDITADO</text:span><text:span text:style-name="T98"> por cada una de las disposiciones que realice de la presente Línea de Crédito, </text:span><text:span text:style-name="T97">aceptando </text:span><text:span text:style-name="T100">EL ACREDITADO </text:span><text:span text:style-name="T97">en este acto que </text:span><text:span text:style-name="T100">GMC AGROFIN</text:span><text:span text:style-name="T97"> podrá modificar en cualquier momento la comisión señalada en la presente Cláusula, lo que se hará del conocimiento de </text:span><text:span text:style-name="T100">EL ACREDITADO</text:span><text:span text:style-name="T97">.</text:span></text:p>
      <text:p text:style-name="P86"><text:s/></text:p>
      <text:p text:style-name="P22"><text:span text:style-name="T1">DÉCIMA SEGUNDA.- COMPROBANTE DE DISPOSICIÓN.</text:span><text:span text:style-name="T16">- </text:span><text:span text:style-name="T1">GMC AGROFIN </text:span><text:span text:style-name="T16">y </text:span><text:span text:style-name="T1">EL ACREDITADO </text:span><text:span text:style-name="T16">convienen expresamente que bastará para considerar que</text:span><text:span text:style-name="T1"> EL ACREDITADO</text:span><text:span text:style-name="T16"> ha realizado la disposición de los recursos en el momento que se haya suscrito el pagaré de disposición correspondiente.</text:span></text:p>
      <text:p text:style-name="P2"/>
      <text:p text:style-name="P21"><text:span text:style-name="T46">Cada disposición se documentará mediante un pagaré, suscrito por parte de </text:span><text:span text:style-name="T41">EL ACREDITADO</text:span><text:span text:style-name="T46"> en favor de </text:span><text:span text:style-name="T41">GMC AGROFIN</text:span><text:span text:style-name="T46">, en el entendido de que en ningún caso la fecha de vencimiento del (los) pagaré (s) podrá(n) tener una fecha de vencimiento posterior a la del presente Contrato, dichos </text:span><text:soft-page-break/><text:span text:style-name="T46">pagarés formarán parte integrante del presente Contrato.</text:span></text:p>
      <text:p text:style-name="P26"/>
      <text:p text:style-name="P21"><text:span text:style-name="T1">EL ACREDITADO</text:span><text:span text:style-name="T16"> acepta que los asientos contables del presente Crédito, los estados de cuenta certificados y/o los documentos que </text:span><text:span text:style-name="T1">GMC AGROFIN </text:span><text:span text:style-name="T16">produzca con motivo de la disposición del presente Crédito, harán prueba plena de dicha disposición.</text:span></text:p>
      <text:p text:style-name="P2"/>
      <text:p text:style-name="P21"><text:span text:style-name="T1">DÉCIMA TERCERA- PAGOS PREVIOS AL VENCIMIENTO.- EL ACREDITADO</text:span><text:span text:style-name="T16"> podrá pagar antes de su vencimiento, parcial o totalmente, el importe del capital de las cantidades de que hubiese dispuesto sin penalización alguna</text:span><text:span text:style-name="T46">.</text:span></text:p>
      <text:p text:style-name="P6"/>
      <text:p text:style-name="P21"><text:span text:style-name="T16">Los pagos adelantados parciales se aplicarán a las amortizaciones inmediatas siguientes hasta donde alcancen. Si </text:span><text:span text:style-name="T2">EL ACREDITADO </text:span><text:span text:style-name="T30">requiere que se apliquen a las últimas amortizaciones para reducir el plazo, deberá solicitarlo por escrito a </text:span><text:span text:style-name="T32">GMC AGROFIN</text:span><text:span text:style-name="T30"> dentro de los 30 (treinta) días naturales siguientes a la realización del pago. En caso de que el presente crédito cuente con servicio de fondeo FIRA, </text:span><text:span text:style-name="T2">EL ACREDITADO </text:span><text:span text:style-name="T30">deberá solicitarlo de manera previa a la realización del pago.</text:span></text:p>
      <text:p text:style-name="P18"/>
      <text:p text:style-name="P22"><text:bookmark text:name="_DV_M90"/><text:bookmark text:name="_DV_M91"/><text:bookmark text:name="_DV_M86"/><text:span text:style-name="T60">Los intereses que se generen entre la fecha de aplicación del pago y la fecha establecida contractualmente, serán exigibles hasta la siguiente amortización de capital y/o intereses </text:span><text:span text:style-name="T59">no pagados</text:span><text:span text:style-name="T60">. </text:span></text:p>
      <text:p text:style-name="P26"/>
      <text:p text:style-name="P21"><text:span text:style-name="T46">Independientemente de lo anterior, </text:span><text:span text:style-name="T41">EL ACREDITADO</text:span><text:span text:style-name="T46"> deberá continuar con el cumplimiento de sus obligaciones de pago en las fechas de amortización previstas en el presente Contrato.</text:span><text:span text:style-name="T41"> </text:span></text:p>
      <text:p text:style-name="P2"/>
      <text:p text:style-name="P21"><text:span text:style-name="T1">DÉCIMA CUARTA.- LUGAR Y FORMA DE PAGO.- </text:span><text:span text:style-name="T16">Todas las cantidades que </text:span><text:span text:style-name="T1">EL ACREDITADO </text:span><text:span text:style-name="T16">adeude a </text:span><text:span text:style-name="T1">GMC AGROFIN</text:span><text:span text:style-name="T16">,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3">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6"> o en cualquiera de las sucursales o portales bancarios que tengan establecidos en los Estados Unidos Mexicanos </text:span><text:span text:style-name="T26">los siguientes bancos designados en los que </text:span><text:span text:style-name="T27">GMC AGROFIN</text:span><text:span text:style-name="T26"> tiene abierta una cuenta bancaria:</text:span></text:p>
      <text:p text:style-name="P113"><text:a xlink:type="simple" xlink:href="py3o://for=%22obj%20in%20objects%22" text:style-name="Internet_20_link" text:visited-style-name="Visited_20_Internet_20_Link"><text:span text:style-name="T116">for="obj in objects"</text:span></text:a></text:p>
      <text:p text:style-name="P161"><text:a xlink:type="simple" xlink:href="py3o://with=%22lang=obj.partner_id.lang%20or%20'en_US'%22" text:style-name="Internet_20_link" text:visited-style-name="Visited_20_Internet_20_Link"><text:span text:style-name="T110">with="lang=obj.partner_id.lang or 'en_US'"</text:span></text:a></text:p>
      <text:p text:style-name="P157"><text:bookmark text:name="_DV_M189"/><text:a xlink:type="simple" xlink:href="py3o://with=%22o=obj.with_context(lang=lang)%22" text:style-name="Internet_20_link" text:visited-style-name="Visited_20_Internet_20_Link"><text:span text:style-name="T115">with="o=obj.with_context(lang=lang)"</text:span></text:a></text:p>
      <text:p text:style-name="P157"><text:span text:style-name="T115"/></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38"><text:span text:style-name="Fuente_20_de_20_párrafo_20_predeter."><text:span text:style-name="T120"><text:user-field-get text:name="py3o.obj.journal_repayment_id.bank_id.name">repayment_bank</text:user-field-get></text:span></text:span></text:p>
          </table:table-cell>
          <table:table-cell table:style-name="Tabla1.B2" office:value-type="string">
            <text:p text:style-name="P38"><text:span text:style-name="Fuente_20_de_20_párrafo_20_predeter."><text:span text:style-name="T91"><text:user-field-get text:name="py3o.obj.journal_repayment_id.bank_account_id.acc_number">repayment_bank_num</text:user-field-get></text:span></text:span></text:p>
          </table:table-cell>
        </table:table-row>
        <table:table-row table:style-name="Tabla1.1">
          <table:table-cell table:style-name="Tabla1.A3" office:value-type="string">
            <text:p text:style-name="P6"/>
          </table:table-cell>
          <table:table-cell table:style-name="Tabla1.B3" office:value-type="string">
            <text:p text:style-name="P6"/>
          </table:table-cell>
        </table:table-row>
        <table:table-row table:style-name="Tabla1.1">
          <table:table-cell table:style-name="Tabla1.A4" office:value-type="string">
            <text:p text:style-name="P6"/>
          </table:table-cell>
          <table:table-cell table:style-name="Tabla1.B4" office:value-type="string">
            <text:p text:style-name="P6"/>
          </table:table-cell>
        </table:table-row>
      </table:table>
      <text:p text:style-name="P119"><text:a xlink:type="simple" xlink:href="py3o:///with" text:style-name="Internet_20_link" text:visited-style-name="Visited_20_Internet_20_Link"><text:span text:style-name="T109">/with</text:span></text:a></text:p>
      <text:p text:style-name="P119"><text:a xlink:type="simple" xlink:href="py3o:///with" text:style-name="Internet_20_link" text:visited-style-name="Visited_20_Internet_20_Link"><text:span text:style-name="T109">/with</text:span></text:a></text:p>
      <text:p text:style-name="P153"><text:a xlink:type="simple" xlink:href="py3o:///for" text:style-name="Internet_20_link" text:visited-style-name="Visited_20_Internet_20_Link"><text:span text:style-name="T114">/for</text:span></text:a></text:p>
      <text:p text:style-name="P153"/>
      <text:p text:style-name="P21"><text:span text:style-name="T41">EL ACREDITADO</text:span><text:span text:style-name="T46"> únicamente podrá realizar sus pagos derivados del presente Contrato mediante depósito bancario o transferencia electrónica desde cualquier portal bancario.</text:span></text:p>
      <text:p text:style-name="P26"/>
      <text:p text:style-name="P26">En caso de que la fecha señalada para el pago sea un día inhábil ésta se correrá al día hábil inmediato posterior con el respectivo cálculo y pago de intereses ordinarios.</text:p>
      <text:p text:style-name="P30"/>
      <text:p text:style-name="P21"><text:span text:style-name="T41">EL ACREDITADO</text:span><text:span text:style-name="T46"> efectuará sin necesidad de requerimiento o aviso previo, cualesquiera pagos de intereses, comisiones, principal, </text:span><text:span text:style-name="T16">pena convencional</text:span><text:span text:style-name="T46"> y cualquier otra suma pagadera respecto del presente crédito y/o los pagarés, libre de impuestos, tributos, contribuciones, retenciones, </text:span><text:soft-page-break/><text:span text:style-name="T46">deducciones, cargas o cualquier otra responsabilidad fiscal pagaderas bajo las leyes, reglamentos y demás disposiciones legales aplicables mexicanas sin compensación alguna.</text:span></text:p>
      <text:p text:style-name="P6"/>
      <text:p text:style-name="P21"><text:span text:style-name="T16">Las partes acuerdan que los pagos recibidos </text:span><text:span text:style-name="T31">y enterados por el banco a</text:span><text:span text:style-name="T33"> GMC AGROFIN</text:span><text:span text:style-name="T16"> después de las 17:00 horas (hora del centro de la República Mexicana) se aplicarán el día hábil bancario siguiente y quedarán acreditados en la fecha en la que se realizó el pago, siempre y cuando dichos recursos sean recibidos en firme.</text:span></text:p>
      <text:p text:style-name="P6"/>
      <text:p text:style-name="P21"><text:span text:style-name="T16">Las partes acuerdan que </text:span><text:span text:style-name="T1">GMC AGROFIN</text:span><text:span text:style-name="T16"> podrá modificar el lugar o la forma de pago aquí referidos, siempre y cuando lo notifique por escrito a </text:span><text:span text:style-name="T1">EL</text:span><text:span text:style-name="T16"> </text:span><text:span text:style-name="T1">ACREDITADO</text:span><text:span text:style-name="T16"> con, cuando menos, 10 (diez) días hábiles de anticipación a la fecha de pago de que se trate.</text:span></text:p>
      <text:p text:style-name="P6"/>
      <text:p text:style-name="P21"><text:span text:style-name="T16">En caso de que </text:span><text:span text:style-name="T1">EL ACREDITADO</text:span><text:span text:style-name="T16">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0"/>
      <text:p text:style-name="P22"><text:span text:style-name="T22">Cuando </text:span><text:span text:style-name="T5">GMC AGROFIN</text:span><text:span text:style-name="T22"> demande judicialmente a </text:span><text:span text:style-name="T41">EL ACREDITADO</text:span><text:span text:style-name="T1"> </text:span><text:span text:style-name="T22">como consecuencia del incumplimiento a cualquiera de la obligaciones contraídas en el presente Contrato, las partes aceptan que cualquier pago que </text:span><text:span text:style-name="T41">EL ACREDITADO</text:span><text:span text:style-name="T1"> </text:span><text:span text:style-name="T22">realice, lo deberá hacer a través del juzgado donde se esté llevando a cabo la substanciación del juicio respectivo y una vez que </text:span><text:span text:style-name="T5">GMC AGROFIN</text:span><text:span text:style-name="T22">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6">En todo caso </text:span><text:span text:style-name="T1">EL ACREDITADO</text:span><text:span text:style-name="T16"> se obliga a pagar a </text:span><text:span text:style-name="T1">GMC AGROFIN </text:span><text:span text:style-name="T16">los gastos de cobranza y, en su caso, honorarios de abogados y gastos y costas judiciales.</text:span></text:p>
      <text:p text:style-name="P10"/>
      <text:p text:style-name="P22"><text:span text:style-name="T41">EL ACREDITADO</text:span><text:span text:style-name="T1"> </text:span><text:span text:style-name="T22">acepta desde este momento, que </text:span><text:span text:style-name="T16">en caso de que realice un pago distinto a lo antes establecido, éste</text:span><text:span text:style-name="T22"> será aplicado en términos del orden de prelación establecido en el presente Contrato, sin menoscabo de </text:span><text:span text:style-name="T16">que </text:span><text:span text:style-name="T1">GMC AGROFIN </text:span><text:span text:style-name="T16">continúe </text:span><text:span text:style-name="T22">con las acciones judiciales ejercidas para la recuperación del crédito otorgado, incluyendo sus accesorios.</text:span></text:p>
      <text:p text:style-name="P11"/>
      <text:p text:style-name="P21"><text:span text:style-name="T1">DÉCIMA QUINTA.- ORDEN DE PRELACIÓN DE PAGO</text:span><text:span text:style-name="T16">.- El orden de prelación en la aplicación del pago de adeudos por el presente crédito ejercido por </text:span><text:span text:style-name="T1">EL ACREDITADO</text:span><text:span text:style-name="T16"> será el siguiente:</text:span></text:p>
      <text:p text:style-name="P6"/>
      <text:list xml:id="list3608620712" text:style-name="WWNum13">
        <text:list-item>
          <text:p text:style-name="P144">Impuestos;</text:p>
        </text:list-item>
      </text:list>
      <text:p text:style-name="P2"/>
      <text:list xml:id="list183636030227017" text:continue-numbering="true" text:style-name="WWNum13">
        <text:list-item>
          <text:p text:style-name="P138"><text:span text:style-name="T16">Otros </text:span><text:span text:style-name="T46">adeudos, tales como </text:span><text:span text:style-name="T16">gastos, costas, devolución de cheques y penas derivados convencionales</text:span><text:span text:style-name="T46"> </text:span><text:span text:style-name="T16">del presente Contrato, en su caso;</text:span></text:p>
        </text:list-item>
      </text:list>
      <text:p text:style-name="P6"/>
      <text:list xml:id="list183635033934698" text:continue-numbering="true" text:style-name="WWNum13">
        <text:list-item>
          <text:p text:style-name="P149">Intereses moratorios; </text:p>
        </text:list-item>
      </text:list>
      <text:p text:style-name="P6"/>
      <text:list xml:id="list183636396593580" text:continue-numbering="true" text:style-name="WWNum13">
        <text:list-item>
          <text:p text:style-name="P144">Intereses ordinarios vencidos;</text:p>
        </text:list-item>
      </text:list>
      <text:p text:style-name="P6"/>
      <text:list xml:id="list183635778693039" text:continue-numbering="true" text:style-name="WWNum13">
        <text:list-item>
          <text:p text:style-name="P144">Intereses vigentes;</text:p>
        </text:list-item>
      </text:list>
      <text:p text:style-name="P6"/>
      <text:list xml:id="list183635649487352" text:continue-numbering="true" text:style-name="WWNum13">
        <text:list-item>
          <text:p text:style-name="P144">Capital vencido; y</text:p>
        </text:list-item>
      </text:list>
      <text:p text:style-name="P6"/>
      <text:list xml:id="list183636161313467" text:continue-numbering="true" text:style-name="WWNum13">
        <text:list-item>
          <text:p text:style-name="P144">Capital vigente.</text:p>
        </text:list-item>
      </text:list>
      <text:p text:style-name="P2"/>
      <text:p text:style-name="P21"><text:span text:style-name="T1">DÉCIMA SEXTA.- RESCISIÓN</text:span><text:span text:style-name="T16">.- </text:span><text:span text:style-name="T1">GMC AGROFIN</text:span><text:span text:style-name="T16"> podrá rescindir el presente Contrato, sin necesidad de notificación ni declaración judicial previa, cuando </text:span><text:span text:style-name="T1">EL ACREDITADO</text:span><text:span text:style-name="T16">:</text:span></text:p>
      <text:p text:style-name="P6"/>
      <text:list xml:id="list3687645845" text:style-name="WWNum14">
        <text:list-item>
          <text:p text:style-name="P139"><text:soft-page-break/><text:span text:style-name="T16">Deje de presentar, el certificado de prelación de la garantía hipotecaria constituida a favor de </text:span><text:span text:style-name="T1">GMC AGROFIN</text:span><text:span text:style-name="T16">, previo a la primera disposición del crédito, en su caso. </text:span></text:p>
        </text:list-item>
      </text:list>
      <text:p text:style-name="P59"/>
      <text:list xml:id="list183635879156524" text:continue-numbering="true" text:style-name="WWNum14">
        <text:list-item>
          <text:p text:style-name="P141">Deje de pagar puntualmente cualquiera de las disposiciones de capital, intereses del crédito o penas convencionales del presente Crédito en los términos pactados.</text:p>
        </text:list-item>
      </text:list>
      <text:p text:style-name="P59"/>
      <text:list xml:id="list183636536302922" text:continue-numbering="true" text:style-name="WWNum14">
        <text:list-item>
          <text:p text:style-name="P141">Deje de pagar los impuestos, derechos y demás contribuciones federales, estatales o municipales, causados por los bienes dados en garantía, o por la actividad a cuyo fomento se destine el crédito, en su caso.</text:p>
        </text:list-item>
      </text:list>
      <text:p text:style-name="P59"/>
      <text:list xml:id="list183635694438400" text:continue-numbering="true" text:style-name="WWNum14">
        <text:list-item>
          <text:p text:style-name="P139"><text:span text:style-name="T16">Enajene, arriende, grave, hipoteque o de cualquier otra forma ceda o transmita la titularidad de los derechos o de los bienes dados en garantía, sin el consentimiento expreso de </text:span><text:span text:style-name="T1">GMC AGROFIN</text:span><text:span text:style-name="T16">.</text:span></text:p>
        </text:list-item>
      </text:list>
      <text:p text:style-name="P42"/>
      <text:list xml:id="list183634902731825" text:continue-numbering="true" text:style-name="WWNum14">
        <text:list-item>
          <text:p text:style-name="P139"><text:span text:style-name="T46">Destine los bienes dados en garantía a fines diferentes a los señalados en la Cláusula Tercera del presente Contrato, sin el consentimiento expreso por parte de </text:span><text:span text:style-name="T41">GMC AGROFIN </text:span><text:span text:style-name="T46">.</text:span></text:p>
        </text:list-item>
      </text:list>
      <text:p text:style-name="P60"/>
      <text:list xml:id="list183636588003481" text:continue-numbering="true" text:style-name="WWNum14">
        <text:list-item>
          <text:p text:style-name="P141">Incumpla con el aseguramiento de los bienes otorgados en garantía en los términos pactados, en su caso.</text:p>
        </text:list-item>
      </text:list>
      <text:p text:style-name="P60"/>
      <text:list xml:id="list183634673340702" text:continue-numbering="true" text:style-name="WWNum14">
        <text:list-item>
          <text:p text:style-name="P141">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42"/>
      <text:list xml:id="list183635826356962" text:continue-numbering="true" text:style-name="WWNum14">
        <text:list-item>
          <text:p text:style-name="P139"><text:span text:style-name="T46">No entregue a </text:span><text:span text:style-name="T41">GMC AGROFIN</text:span><text:span text:style-name="T46"> la documentación que compruebe la inversión del crédito, conforme a lo previsto en la Cláusula Cuarta del presente Contrato.</text:span></text:p>
        </text:list-item>
      </text:list>
      <text:p text:style-name="P42"/>
      <text:list xml:id="list183635948920038" text:continue-numbering="true" text:style-name="WWNum14">
        <text:list-item>
          <text:p text:style-name="P142">No mantenga en condiciones óptimas de funcionamiento y servicio los bienes a cuya explotación se destine el crédito materia de este contrato.</text:p>
        </text:list-item>
      </text:list>
      <text:p text:style-name="P59"/>
      <text:list xml:id="list183635742095282" text:continue-numbering="true" text:style-name="WWNum14">
        <text:list-item>
          <text:p text:style-name="P139"><text:span text:style-name="T16">Incumpla con cualquiera de las disposiciones legales de carácter </text:span><text:span text:style-name="T46">social, laboral, </text:span><text:span text:style-name="T16">mercantil, civil, administrativas, fiscales o de cualquier otra índole que le sean aplicables</text:span><text:bookmark-start text:name="_DV_C76"/><text:span text:style-name="T16">.</text:span></text:p>
        </text:list-item>
      </text:list>
      <text:p text:style-name="P41"/>
      <text:list xml:id="list183636383338270" text:continue-numbering="true" text:style-name="WWNum14">
        <text:list-item>
          <text:p text:style-name="P139"><text:span text:style-name="T16">Proporcione a </text:span><text:span text:style-name="T1">GMC AGROFIN</text:span><text:span text:style-name="T16"> </text:span><text:span text:style-name="T46">datos falsos para la contratación del presente crédito, así como durante su operación.</text:span></text:p>
        </text:list-item>
      </text:list>
      <text:p text:style-name="P43"><text:span text:style-name="DeltaView_20_Insertion"/></text:p>
      <text:list xml:id="list183636101784887" text:continue-numbering="true" text:style-name="WWNum14">
        <text:list-item>
          <text:p text:style-name="P139"><text:span text:style-name="DeltaView_20_Insertion"><text:span text:style-name="T57">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27"/>
      <text:list xml:id="list183636558642093" text:continue-numbering="true" text:style-name="WWNum14">
        <text:list-item>
          <text:p text:style-name="P142">No realice la aportación inicial establecida en la Cláusula Tercera del presente Contrato.</text:p>
        </text:list-item>
      </text:list>
      <text:p text:style-name="P61"/>
      <text:list xml:id="list183634582077622" text:continue-numbering="true" text:style-name="WWNum14">
        <text:list-item>
          <text:p text:style-name="P139"><text:bookmark-start text:name="_DV_C43"/><text:span text:style-name="T46">Deje de pagar cualquier otro crédito o préstamo que le hubiere otorgado </text:span><text:span text:style-name="T41">GMC AGROFIN</text:span><text:span text:style-name="T46">, aun cuando el crédito objeto del presente Contrato se encuentre vigente, o en general, se dé por vencida anticipadamente cualquier obligación a plazo que tenga con </text:span><text:span text:style-name="T41">GMC AGROFIN</text:span><text:span text:style-name="T46">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1">EL ACREDITADO</text:span><text:span text:style-name="T46"> con </text:span><text:span text:style-name="T41">GMC AGROFIN</text:span><text:span text:style-name="T46"> sea menor al equivalente en moneda nacional a 700,000 (setecientas mil) UDI’s.</text:span><text:bookmark-end text:name="_DV_C43"/></text:p>
        </text:list-item>
      </text:list>
      <text:p text:style-name="P64"/>
      <text:list xml:id="list183635551237313" text:continue-numbering="true" text:style-name="WWNum14">
        <text:list-item>
          <text:p text:style-name="P139"><text:soft-page-break/><text:span text:style-name="T46">Cambie sin previa autorización de </text:span><text:span text:style-name="T41">GMC AGROFIN</text:span><text:span text:style-name="T46">, su actual estructura accionaria o de participación si esto implica el cambio de control en la administración de </text:span><text:span text:style-name="T41">EL ACREDITADO</text:span><text:span text:style-name="T46">.</text:span></text:p>
        </text:list-item>
      </text:list>
      <text:p text:style-name="P42"/>
      <text:list xml:id="list183634719190721" text:continue-numbering="true" text:style-name="WWNum14">
        <text:list-item>
          <text:p text:style-name="P142">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42"/>
      <text:list xml:id="list183636559148334" text:continue-numbering="true" text:style-name="WWNum14">
        <text:list-item>
          <text:p text:style-name="P142">Incumpla con cualquiera de las obligaciones contenidas en el presente Contrato.</text:p>
        </text:list-item>
      </text:list>
      <text:p text:style-name="P32"/>
      <text:p text:style-name="P21"><text:span text:style-name="T16">La resolución del presente Contrato por virtud de su rescisión tendrá como consecuencia el vencimiento anticipado de todas las obligaciones a cargo de </text:span><text:span text:style-name="T1">EL</text:span><text:span text:style-name="T16"> </text:span><text:span text:style-name="T1">ACREDITADO</text:span><text:span text:style-name="T16">, siendo exigibles por </text:span><text:span text:style-name="T1">GMC AGROFIN</text:span><text:span text:style-name="T16"> desde esa fecha.</text:span></text:p>
      <text:p text:style-name="P6"/>
      <text:p text:style-name="P21"><text:span text:style-name="T1">DÉCIMA SÉPTIMA.- OBLIGACIONES DE HACER.-</text:span><text:span text:style-name="T16"> Durante la vigencia del presente crédito o mientras que cualquier cantidad pagadera bajo el presente Contrato permanezca insoluta, </text:span><text:span text:style-name="T1">EL ACREDITADO</text:span><text:span text:style-name="T16">, y en su caso las personas que comparecen a la celebración de este Contrato, deberán:</text:span></text:p>
      <text:p text:style-name="P6"/>
      <text:list xml:id="list2556637278" text:style-name="WWNum20">
        <text:list-item>
          <text:p text:style-name="P130"><text:span text:style-name="T46">Proporcionar a </text:span><text:span text:style-name="T41">GMC AGROFIN</text:span><text:span text:style-name="T46">,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6">cuando este(n) obligado(s) conforme a la legislación aplicable.</text:span></text:p>
        </text:list-item>
      </text:list>
      <text:p text:style-name="P51"/>
      <text:list xml:id="list183636435544801" text:continue-numbering="true" text:style-name="WWNum20">
        <text:list-item>
          <text:p text:style-name="P130"><text:span text:style-name="T16">Proporcionar a </text:span><text:span text:style-name="T1">GMC AGROFIN</text:span><text:span text:style-name="T16">, cuando lo requiera y dentro de los 5 días hábiles posteriores a la solicitud, cualquier información complementaria </text:span><text:span text:style-name="T46">impresa o por vía electrónica, </text:span><text:span text:style-name="T16">relativa a su situación financiera, de mercado</text:span><text:span text:style-name="T46">, corporativa</text:span><text:span text:style-name="T16"> u otra relativa a la operación de </text:span><text:span text:style-name="T1">EL</text:span><text:span text:style-name="T16"> </text:span><text:span text:style-name="T1">ACREDITADO</text:span><text:span text:style-name="T46">, dicha información deberá ser completa, veraz y correcta.</text:span></text:p>
        </text:list-item>
      </text:list>
      <text:p text:style-name="P52"/>
      <text:list xml:id="list183636372525537" text:continue-numbering="true" text:style-name="WWNum20">
        <text:list-item>
          <text:p text:style-name="P130"><text:span text:style-name="T16">Permitir al personal autorizado de </text:span><text:span text:style-name="T1">GMC AGROFIN</text:span><text:span text:style-name="T16">, previo aviso, efectuar inspección de sus libros de contabilidad o registros contables y documentación relativa a su operación.</text:span></text:p>
        </text:list-item>
      </text:list>
      <text:p text:style-name="P6"/>
      <text:p text:style-name="P52"/>
      <text:list xml:id="list183635133761378" text:continue-numbering="true" text:style-name="WWNum20">
        <text:list-item>
          <text:p text:style-name="P130"><text:span text:style-name="T16">Cumplir con todas sus obligaciones, derivadas de cualquier crédito que mantenga con </text:span><text:span text:style-name="T1">GMC AGROFIN</text:span><text:span text:style-name="T16">.</text:span></text:p>
        </text:list-item>
      </text:list>
      <text:p text:style-name="P52"/>
      <text:list xml:id="list183635017562584" text:continue-numbering="true" text:style-name="WWNum20">
        <text:list-item>
          <text:p text:style-name="P130"><text:span text:style-name="T16">Informar a </text:span><text:span text:style-name="T1">GMC AGROFIN</text:span><text:span text:style-name="T16">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6"/>
      <text:list xml:id="list183636526417775" text:continue-numbering="true" text:style-name="WWNum20">
        <text:list-item>
          <text:p text:style-name="P130"><text:span text:style-name="T16">Informar a </text:span><text:span text:style-name="T1">GMC AGROFIN</text:span><text:span text:style-name="T16"> de cualquier situación que sea causa de vencimiento anticipado del crédito.</text:span></text:p>
        </text:list-item>
      </text:list>
      <text:p text:style-name="P6"/>
      <text:list xml:id="list183635110902971" text:continue-numbering="true" text:style-name="WWNum20">
        <text:list-item>
          <text:p text:style-name="P130"><text:span text:style-name="T16">Actualizar el valor de los avalúos de las garantías reales otorgadas, al vencimiento de</text:span><text:span text:style-name="T1"> </text:span><text:span text:style-name="T16">su vigencia.</text:span></text:p>
        </text:list-item>
      </text:list>
      <text:p text:style-name="P44"><text:span text:style-name="DeltaView_20_Insertion"/></text:p>
      <text:list xml:id="list183635726376376" text:continue-numbering="true" text:style-name="WWNum20">
        <text:list-item>
          <text:p text:style-name="P130"><text:soft-page-break/><text:span text:style-name="DeltaView_20_Insertion"><text:span text:style-name="T92">Conservar y mantener en todo momento en buenas condiciones los bienes otorgados en garantía.</text:span></text:span><text:bookmark-start text:name="_DV_C133"/></text:p>
        </text:list-item>
      </text:list>
      <text:p text:style-name="P44"><text:span text:style-name="DeltaView_20_Insertion"/></text:p>
      <text:list xml:id="list183634830789118" text:continue-numbering="true" text:style-name="WWNum20">
        <text:list-item>
          <text:p text:style-name="P130"><text:span text:style-name="DeltaView_20_Insertion"><text:span text:style-name="T92">Destinar el importe del crédito materia del presente Contrato en los conceptos de inversión establecidos en el </text:span></text:span><text:span text:style-name="DeltaView_20_Insertion"><text:span text:style-name="T94">Anexo 3</text:span></text:span><text:span text:style-name="DeltaView_20_Insertion"><text:span text:style-name="T92"> del presente Contrato.</text:span></text:span><text:bookmark-end text:name="_DV_C133"/><text:bookmark-start text:name="_DV_C135"/></text:p>
        </text:list-item>
      </text:list>
      <text:p text:style-name="P44"><text:span text:style-name="DeltaView_20_Insertion"/></text:p>
      <text:list xml:id="list183635604722218" text:continue-numbering="true" text:style-name="WWNum20">
        <text:list-item>
          <text:p text:style-name="P130"><text:span text:style-name="DeltaView_20_Insertion"><text:span text:style-name="T92">Efectuar la aportación establecida en la Cláusula Tercera del presente Contrato.</text:span></text:span><text:bookmark-end text:name="_DV_C135"/><text:bookmark-start text:name="_DV_C137"/></text:p>
        </text:list-item>
      </text:list>
      <text:p text:style-name="P44"><text:span text:style-name="DeltaView_20_Insertion"/></text:p>
      <text:list xml:id="list183635163454550" text:continue-numbering="true" text:style-name="WWNum20">
        <text:list-item>
          <text:p text:style-name="P130"><text:span text:style-name="DeltaView_20_Insertion"><text:span text:style-name="T92">Permitir el acceso a sus oficinas al personal interno o externo que designe </text:span></text:span><text:span text:style-name="DeltaView_20_Insertion"><text:span text:style-name="T93">GMC AGROFIN </text:span></text:span><text:span text:style-name="DeltaView_20_Insertion"><text:span text:style-name="T92">y/o LA FINANCIERA <text:s/>y/o de Entidades Fiscalizadoras (Órgano Interno de Control, Secretaría de la Función Pública, Auditoría Superior de la Federación, </text:span></text:span><text:span text:style-name="T16">Comisión Nacional Bancaria y de Valores, Secretaría de Hacienda y Crédito Público </text:span><text:span text:style-name="DeltaView_20_Insertion"><text:span text:style-name="T92">y Auditores Externos), así como de FIRA, </text:span></text:span><text:span text:style-name="T30">SADER</text:span><text:span text:style-name="DeltaView_20_Insertion"><text:span text:style-name="T92">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94">Anexo 3.</text:span></text:span><text:span text:style-name="DeltaView_20_Insertion"><text:span text:style-name="T92"> Asimismo, en este acto </text:span></text:span><text:span text:style-name="DeltaView_20_Insertion"><text:span text:style-name="T93">EL ACREDITADO</text:span></text:span><text:span text:style-name="DeltaView_20_Insertion"><text:span text:style-name="T92"> autoriza a </text:span></text:span><text:span text:style-name="DeltaView_20_Insertion"><text:span text:style-name="T93">GMC AGROFIN</text:span></text:span><text:span text:style-name="DeltaView_20_Insertion"><text:span text:style-name="T92"> para proporcionar toda la información relacionada con el presente Crédito a las entidades antes señaladas. </text:span></text:span><text:bookmark-end text:name="_DV_C137"/></text:p>
        </text:list-item>
      </text:list>
      <text:p text:style-name="P43"><text:span text:style-name="DeltaView_20_Insertion"/></text:p>
      <text:list xml:id="list183636080651666" text:continue-numbering="true" text:style-name="WWNum20">
        <text:list-item>
          <text:p text:style-name="P130"><text:span text:style-name="DeltaView_20_Insertion"><text:span text:style-name="T57">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6">crédito</text:span><text:span text:style-name="DeltaView_20_Insertion"><text:span text:style-name="T57">.</text:span></text:span><text:bookmark text:name="_DV_M130"/></text:p>
        </text:list-item>
      </text:list>
      <text:p text:style-name="P42"/>
      <text:list xml:id="list183636450099201" text:continue-numbering="true" text:style-name="WWNum20">
        <text:list-item>
          <text:p text:style-name="P130"><text:span text:style-name="T46">Manejar racionalmente los recursos</text:span><text:bookmark text:name="_GoBack"/><text:span text:style-name="T46"> naturales y preservar el medio ambiente, acatando las medidas y acciones dictadas por las autoridades competentes.</text:span></text:p>
        </text:list-item>
      </text:list>
      <text:p text:style-name="P6"/>
      <text:p text:style-name="P21"><text:span text:style-name="T1">DÉCIMA OCTAVA.- OBLIGACIONES DE NO HACER.- </text:span><text:span text:style-name="T16">Durante la vigencia del presente crédito o mientras que cualquier cantidad pagadera bajo el presente Contrato permanezca insoluta, </text:span><text:span text:style-name="T1">EL ACREDITADO</text:span><text:span text:style-name="T16"> no podrá, salvo previa autorización por escrito de </text:span><text:span text:style-name="T1">GMC AGROFIN</text:span><text:span text:style-name="T16">:</text:span></text:p>
      <text:p text:style-name="P26"/>
      <text:list xml:id="list895302596" text:style-name="WWNum49">
        <text:list-item>
          <text:p text:style-name="P143"><text:bookmark text:name="_DV_M138"/>Contratar otros pasivos a largo plazo, por cualquier importe con cualquier acreedor ya sea nacional o del extranjero.</text:p>
        </text:list-item>
      </text:list>
      <text:p text:style-name="P26"/>
      <text:list xml:id="list183634959335033" text:continue-numbering="true" text:style-name="WWNum49">
        <text:list-item>
          <text:p text:style-name="P143"><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61"/>
      <text:list xml:id="list183635717853863" text:continue-numbering="true" text:style-name="WWNum49">
        <text:list-item>
          <text:p text:style-name="P143"><text:bookmark text:name="_DV_M140"/>Enajenar activos inmobiliarios, cuando la enajenación afecte su estructura financiera.</text:p>
        </text:list-item>
      </text:list>
      <text:p text:style-name="P62"/>
      <text:list xml:id="list183636518909861" text:continue-numbering="true" text:style-name="WWNum49">
        <text:list-item>
          <text:p text:style-name="P143"><text:bookmark text:name="_DV_M141"/>Cambiar su actual naturaleza jurídica.</text:p>
        </text:list-item>
      </text:list>
      <text:p text:style-name="P61"/>
      <text:list xml:id="list183636247545171" text:continue-numbering="true" text:style-name="WWNum49">
        <text:list-item>
          <text:p text:style-name="P143"><text:bookmark text:name="_DV_M142"/>Modificar su actual objeto social, si con esto dejare de pertenecer al sector rural.</text:p>
        </text:list-item>
      </text:list>
      <text:p text:style-name="P61"/>
      <text:list xml:id="list183635541475871" text:continue-numbering="true" text:style-name="WWNum49">
        <text:list-item>
          <text:p text:style-name="P143"><text:bookmark text:name="_DV_M143"/>Cambiar su actual estructura accionaria si esto implica el cambio de control en la administración de la sociedad.</text:p>
        </text:list-item>
      </text:list>
      <text:p text:style-name="P61"/>
      <text:list xml:id="list183634762340627" text:continue-numbering="true" text:style-name="WWNum49">
        <text:list-item>
          <text:p text:style-name="P140"><text:bookmark text:name="_DV_M144"/><text:span text:style-name="T51">Disminuir su capital contribuido, entendiéndose por éste lo establecido en el Boletín C-11 </text:span><text:soft-page-break/><text:span text:style-name="T51">Capital Contable de las NIF y sus modificaciones</text:span><text:span text:style-name="T16">.</text:span></text:p>
        </text:list-item>
      </text:list>
      <text:p text:style-name="P61"/>
      <text:list xml:id="list183635196086003" text:continue-numbering="true" text:style-name="WWNum49">
        <text:list-item>
          <text:p text:style-name="P143"><text:bookmark text:name="_DV_M145"/><text:s/>Retirar utilidades de ejercicios anteriores o decretar y pagar dividendos.</text:p>
        </text:list-item>
      </text:list>
      <text:p text:style-name="P61"/>
      <text:list xml:id="list183636256765294" text:continue-numbering="true" text:style-name="WWNum49">
        <text:list-item>
          <text:p text:style-name="P140"><text:bookmark text:name="_DV_M146"/><text:span text:style-name="T46">Escindirse o fusionarse</text:span><text:span text:style-name="T62"> </text:span><text:span text:style-name="T46">con otras empresas, aun siendo filial o de su mismo consorcio o grupo empresarial.</text:span></text:p>
        </text:list-item>
      </text:list>
      <text:p text:style-name="P5"/>
      <text:p text:style-name="P21"><text:span text:style-name="T1">DÉCIMA NOVENA.- CAUSAS DE VENCIMIENTO ANTICIPADO</text:span><text:span text:style-name="T16">.- </text:span><text:span text:style-name="T1">GMC AGROFIN</text:span><text:span text:style-name="T16"> podrá dar por vencido anticipadamente el presente Contrato y hacer exigibles las cantidades que hasta ese momento adeude </text:span><text:span text:style-name="T1">EL ACREDITADO</text:span><text:span text:style-name="T16">, sin necesidad de notificación ni declaración judicial previa, cuando </text:span><text:span text:style-name="T1">EL ACREDITADO</text:span><text:span text:style-name="T16">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6"> se presenten cambios sustanciales en las condiciones originalmente autorizadas del </text:span><text:span text:style-name="T46">presente </text:span><text:span text:style-name="T16">crédito que comprometan o pongan en riesgo su recuperación.</text:span></text:p>
      <text:p text:style-name="P6"/>
      <text:p text:style-name="P21"><text:span text:style-name="T42">EL ACREDITADO</text:span><text:span text:style-name="T46"> tiene la posibilidad de solicitar la terminación anticipada del presente Contrato, bastando para ello la presentación de solicitud por escrito en las oficinas de </text:span><text:span text:style-name="T42">GMC AGROFIN</text:span><text:span text:style-name="T46"> o bien por teléfono o cualquier otra tecnología o medio que se hubiera pactado, siempre y cuando </text:span><text:span text:style-name="T42">EL ACREDITADO</text:span><text:span text:style-name="T46"> no cuente con adeudos a la fecha de la solicitud. </text:span></text:p>
      <text:p text:style-name="P6"/>
      <text:p text:style-name="P21"><text:span text:style-name="T41">VIGÉSIMA</text:span><text:span text:style-name="T1">.- RESTRICCIÓN Y DENUNCIA</text:span><text:span text:style-name="T16">.- </text:span><text:span text:style-name="T46">Las partes convienen en términos del artículo 294 <text:s/>de la Ley General de Títulos y Operaciones de Crédito, que en cualquier momento y sin ninguna responsabilidad </text:span><text:span text:style-name="T41">GMC AGROFIN </text:span><text:span text:style-name="T46"><text:s/>podrá restringir el importe del crédito total o parcialmente en la parte que no hubiere sido utilizado y también podrá restringir el plazo para su ejercicio y </text:span><text:span text:style-name="T16">disposición; asimismo, </text:span><text:span text:style-name="T1">GMC AGROFIN </text:span><text:span text:style-name="T16"><text:s/>queda facultada para denunciar el </text:span><text:bookmark-start text:name="_DV_C154"/><text:span text:style-name="DeltaView_20_Insertion"><text:span text:style-name="T92">presente </text:span></text:span><text:bookmark-end text:name="_DV_C154"/><text:bookmark text:name="_DV_M151"/><text:span text:style-name="T16">Contrato</text:span><text:bookmark-start text:name="_DV_C156"/><text:span text:style-name="T16"> </text:span><text:span text:style-name="DeltaView_20_Insertion"><text:span text:style-name="T92">en términos del mencionado artículo. </text:span></text:span><text:bookmark-end text:name="_DV_C156"/></text:p>
      <text:p text:style-name="P6"/>
      <text:p text:style-name="P21"><text:bookmark text:name="_DV_M152"/><text:span text:style-name="T16">En el caso de que</text:span><text:span text:style-name="T1"> GMC AGROFIN </text:span><text:span text:style-name="T16">restrinja</text:span><text:span text:style-name="T46"> el monto o plazo del presente Crédito</text:span><text:span text:style-name="T41"> </text:span><text:span text:style-name="T46">éste se extinguirá en la parte no dispuesta por el </text:span><text:span text:style-name="T41">ACREDITADO</text:span><text:span text:style-name="T46">, por lo que éste deberá pagar el importe de las sumas de que haya dispuesto, en la forma y términos establecidos en el presente Contrato.</text:span></text:p>
      <text:p text:style-name="P4"/>
      <text:p text:style-name="P21"><text:span text:style-name="T41">VIGÉSIMA PRIMERA.- GARANTIAS.-</text:span><text:span text:style-name="T46"> </text:span><text:span text:style-name="T41">EL ACREDITADO</text:span><text:span text:style-name="T46"> garantiza a </text:span><text:span text:style-name="T41">GMC AGROFIN</text:span><text:span text:style-name="T46"> el pago puntual y preferente del capital, intereses, comisiones, gastos, costas en caso de juicio, así como también los demás accesorios y obligaciones que deriven del presente Contrato con los siguientes bienes:</text:span></text:p>
      <text:p text:style-name="P113"><text:a xlink:type="simple" xlink:href="py3o://for=%22obj%20in%20objects%22" text:style-name="Internet_20_link" text:visited-style-name="Visited_20_Internet_20_Link"><text:span text:style-name="T116">for="obj in objects"</text:span></text:a></text:p>
      <text:p text:style-name="P161"><text:a xlink:type="simple" xlink:href="py3o://with=%22lang=obj.partner_id.lang%20or%20'en_US'%22" text:style-name="Internet_20_link" text:visited-style-name="Visited_20_Internet_20_Link"><text:span text:style-name="T110">with="lang=obj.partner_id.lang or 'en_US'"</text:span></text:a></text:p>
      <text:p text:style-name="P157"><text:a xlink:type="simple" xlink:href="py3o://with=%22o=obj.with_context(lang=lang)%22" text:style-name="Internet_20_link" text:visited-style-name="Visited_20_Internet_20_Link"><text:span text:style-name="T115">with="o=obj.with_context(lang=lang)"</text:span></text:a></text:p>
      <text:p text:style-name="P24"><text:bookmark text:name="_DV_M159"/><text:span text:style-name="T41">GARANTÍA PRENDARIA.- </text:span><text:span text:style-name="T46">Para garantizar el cumplimiento de las obligaciones derivadas del presente Contrato </text:span><text:span text:style-name="T41">EL ACREDITADO</text:span><text:span text:style-name="T46"> otorga en garantía prendaria, </text:span><text:span text:style-name="T107">en primer lugar y grado de prelación, </text:span><text:span text:style-name="T46">a favor de </text:span><text:span text:style-name="T41">GMC AGROFIN <text:s/></text:span><text:span text:style-name="T47">sobre </text:span><text:span text:style-name="T46">los bienes muebles que se describen </text:span><text:span text:style-name="T16">en el documento que se adjunta al presente Contrato como el </text:span><text:span text:style-name="T14">Anexo 4</text:span><text:span text:style-name="T46">, constituyéndose desde éste momento el(a) Sr (a). </text:span><text:span text:style-name="T67"><text:user-field-get text:name="py3o.obj.partner_id.name">partner_id</text:user-field-get></text:span><text:span text:style-name="T70"><text:s/></text:span><text:span text:style-name="T46">como depositario de los mismos, sin que tenga derecho a recibir retribución alguna por su desempeño, considerándose para efectos de responsabilidad civil y penal, como depositario de dichos bienes, en términos del artículo 2522 del Código Civil Federal y del artículo 383 fracción I del Código Penal Federal.</text:span></text:p>
      <text:p text:style-name="P19"/>
      <text:p text:style-name="P117">Dicha garantía real se regirá́ por lo establecido en el Titulo II, Capitulo IV, Sección Séptima de la Ley General de Títulos y Operaciones de Crédito.</text:p>
      <text:p text:style-name="P26"><text:bookmark text:name="_DV_M160"/></text:p>
      <text:p text:style-name="P24"><text:span text:style-name="T46">El Sr. </text:span><text:span text:style-name="T55"><text:user-field-get text:name="py3o.obj.partner_id.name">partner_id</text:user-field-get></text:span><text:span text:style-name="T46">, en su carácter de depositario, manifiesta bajo protesta de decir verdad que los bienes muebles a que se refiere el párrafo anterior, serán depositados en: </text:span><text:span text:style-name="T14">(establecer el lugar de su ubicación física)</text:span><text:span text:style-name="T46"> lo anterior, para todos los efectos legales correspondientes.</text:span></text:p>
      <text:p text:style-name="P26"><text:soft-page-break/></text:p>
      <text:p text:style-name="P119"><text:a xlink:type="simple" xlink:href="py3o:///with" text:style-name="Internet_20_link" text:visited-style-name="Visited_20_Internet_20_Link"><text:span text:style-name="T109">/with</text:span></text:a></text:p>
      <text:p text:style-name="P119"><text:a xlink:type="simple" xlink:href="py3o:///with" text:style-name="Internet_20_link" text:visited-style-name="Visited_20_Internet_20_Link"><text:span text:style-name="T109">/with</text:span></text:a></text:p>
      <text:p text:style-name="P153"><text:a xlink:type="simple" xlink:href="py3o:///for" text:style-name="Internet_20_link" text:visited-style-name="Visited_20_Internet_20_Link"><text:span text:style-name="T114">/for</text:span></text:a></text:p>
      <text:p text:style-name="P35"/>
      <text:p text:style-name="P35"/>
      <text:p text:style-name="P35"/>
      <text:p text:style-name="P21"><text:span text:style-name="T52">GARANTÍAS DE TERCEROS</text:span><text:span text:style-name="T51">.- E</text:span><text:span text:style-name="T46">l (los) GARANTE(S) PRENDARIO(S), GARANTE(S) HIPOTECARIO(S), y/o OBLIGADO(S) SOLIDARIO(S), se obliga(n) solidaria e ilimitadamente con </text:span><text:span text:style-name="T41">EL ACREDITADO</text:span><text:span text:style-name="T46">, por todas y cada una de las obligaciones de pago a su cargo y a favor de </text:span><text:span text:style-name="T41">GMC AGROFIN </text:span><text:span text:style-name="T46">,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41">GMC AGROFIN </text:span><text:span text:style-name="T46"><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0"><text:bookmark text:name="_DV_M163"/><text:bookmark text:name="_DV_M162"/></text:p>
      <text:p text:style-name="P21"><text:span text:style-name="T41">VIGÉSIMA SEGUNDA.- DEPOSITARIO</text:span><text:span text:style-name="T46">.- Los bienes otorgados en garantía así como sus frutos, productos y demás bienes o derechos, incluyendo los pendientes o futuros, en su caso, quedarán en poder del </text:span><text:span text:style-name="T41">ACREDITADO</text:span><text:span text:style-name="T46">, a quien se le considera para efectos de responsabilidad civil y penal, como depositario de dichos bienes.</text:span></text:p>
      <text:p text:style-name="P26"/>
      <text:p text:style-name="P21"><text:bookmark text:name="_DV_M169"/><text:span text:style-name="T46">Desde el momento de la firma del presente Contrato el depositario acepta el cargo sin derecho al cobro de honorarios y protesta su leal y fiel desempeño. </text:span><text:span text:style-name="T41">GMC AGROFIN </text:span><text:span text:style-name="T46"><text:s/>podrá en todo tiempo remover libremente al depositario.</text:span></text:p>
      <text:p text:style-name="P26"/>
      <text:p text:style-name="P21"><text:bookmark text:name="_DV_M170"/><text:span text:style-name="T46">Si alguno de los bienes dados en garantía es depositado en Almacenes Generales de Depósito, los Certificados de Depósito y Bonos de Prenda correspondientes, deberán endosarse en garantía a favor de </text:span><text:span text:style-name="T41">GMC AGROFIN</text:span><text:span text:style-name="T46">.</text:span></text:p>
      <text:p text:style-name="P11"/>
      <text:p text:style-name="P21"><text:span text:style-name="T41">VIGÉSIMA TERCERA- SUPERVISIÓN DEL CRÉDITO.-</text:span><text:span text:style-name="T46"> </text:span><text:span text:style-name="T41">EL ACREDITADO</text:span><text:span text:style-name="T46"> autoriza expresa e irrevocablemente a </text:span><text:span text:style-name="T41">GMC AGROFIN </text:span><text:span text:style-name="T47">y/o</text:span><text:span text:style-name="T41"> LA FINANCIERA</text:span><text:span text:style-name="T46"> para verificar el cumplimiento de las obligaciones que asume en este Contrato, así como también para supervisar y pedir datos e informes relacionados con el crédito objeto de este Contrato, </text:span><text:span text:style-name="T16">verificar el estado de conservación, </text:span><text:span text:style-name="T46">realizar avalúos de los bienes dados en garantía y, en general, para ejercer todas las actividades para mantener una adecuada vigilancia del presente Crédito.</text:span></text:p>
      <text:p text:style-name="P26"/>
      <text:p text:style-name="P21"><text:bookmark text:name="_DV_M172"/><text:bookmark-start text:name="_DV_C157"/><text:span text:style-name="DeltaView_20_Insertion"><text:span text:style-name="T93">GMC AGROFIN</text:span></text:span><text:span text:style-name="DeltaView_20_Insertion"><text:span text:style-name="T92"> y/o </text:span></text:span><text:span text:style-name="DeltaView_20_Insertion"><text:span text:style-name="T93">LA FINANCIERA</text:span></text:span><text:span text:style-name="DeltaView_20_Insertion"><text:span text:style-name="T92"> podrán designar un interventor cuando </text:span></text:span><text:span text:style-name="DeltaView_20_Insertion"><text:span text:style-name="T93">EL ACREDITADO</text:span></text:span><text:span text:style-name="DeltaView_20_Insertion"><text:span text:style-name="T92"> incumpla con las obligaciones que son a su cargo, siendo por cuenta de éste los gastos que origine dicha intervención.</text:span></text:span><text:bookmark-end text:name="_DV_C157"/></text:p>
      <text:p text:style-name="P2"/>
      <text:p text:style-name="P21"><text:bookmark text:name="_DV_M173"/><text:span text:style-name="T1">VIGÉSIMA CUARTA.- CESIÓN DE DERECHOS</text:span><text:span text:style-name="T41">.</text:span><text:span text:style-name="T46">- </text:span><text:span text:style-name="T41">EL ACREDITADO</text:span><text:span text:style-name="T46"> autoriza expresamente a </text:span><text:span text:style-name="T41">GMC AGROFIN </text:span><text:span text:style-name="T46"><text:s/>para transmitir, endosar, ceder, descontar o en cualquier otra forma negociar parcial o totalmente los contratos y los pagarés que documenten el presente crédito, aún antes de su vencimiento, manifestando también </text:span><text:span text:style-name="T41">EL ACREDITADO</text:span><text:span text:style-name="T46"> su voluntad de reconocer a los que se les transmitan los derechos antes mencionados o endosatarios o cesionarios, los mismos derechos que corresponden a </text:span><text:span text:style-name="T41">GMC AGROFIN </text:span><text:span text:style-name="T46">.</text:span></text:p>
      <text:p text:style-name="P26"/>
      <text:p text:style-name="P21"><text:bookmark text:name="_DV_M174"/><text:span text:style-name="T41">EL ACREDITADO</text:span><text:span text:style-name="T46"> no podrá ceder los derechos y obligaciones que le corresponden en virtud de este Contrato, sin el consentimiento previo y por escrito de </text:span><text:span text:style-name="T41">GMC AGROFIN </text:span><text:span text:style-name="T46">.</text:span></text:p>
      <text:p text:style-name="P32"/>
      <text:p text:style-name="P65"><text:span text:style-name="T1">VIGÉSIMA QUINTA.-</text:span><text:span text:style-name="T16"> </text:span><text:span text:style-name="T1">SEGUROS.- </text:span><text:span text:style-name="T16">Durante todo el tiempo en que subsistan las obligaciones que </text:span><text:soft-page-break/><text:span text:style-name="T16">se asumen en este Contrato por </text:span><text:span text:style-name="T1">LOS ACREDITADOS</text:span><text:span text:style-name="T16">, los conceptos de inversión objeto del crédito y/o los activos productivos que generen la fuente de pago, deberán estar asegurados íntegramente por </text:span><text:span text:style-name="T1">LOS ACREDITADOS</text:span><text:span text:style-name="T16">.</text:span></text:p>
      <text:p text:style-name="P26"/>
      <text:p text:style-name="P21"><text:span text:style-name="T41">GMC AGROFIN </text:span><text:span text:style-name="T46">deberá figurar como beneficiaria preferente en las pólizas o constancias de aseguramiento que se emitan respecto de siniestros o afectaciones que causen daños considerados como pérdida total. En este caso, </text:span><text:span text:style-name="T41">EL ACREDITADO </text:span><text:span text:style-name="T46">se obliga a gestionar y a obtener de parte de la compañía aseguradora o fondo de aseguramiento correspondiente, el pago de la indemnización a favor de </text:span><text:span text:style-name="T41">GMC AGROFIN</text:span><text:span text:style-name="T46">, el cual se aplicará a cubrir el saldo insoluto del crédito siguiendo el orden de prelación establecido en la Cláusula Décima Quinta del presente Contrato. </text:span></text:p>
      <text:p text:style-name="P26"/>
      <text:p text:style-name="P21"><text:span text:style-name="T46">Tratándose de siniestros o afectaciones parciales que no causen daños considerados como pérdida total, </text:span><text:span text:style-name="T41">EL ACREDITADO</text:span><text:span text:style-name="T46">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41">EL ACREDITADO </text:span><text:span text:style-name="T46">deberá notificar y comprobar el siniestro a satisfacción de </text:span><text:span text:style-name="T41">GMC AGROFIN, </text:span><text:span text:style-name="T46">así como la correcta aplicación de los recursos derivados de la indemnización.</text:span></text:p>
      <text:p text:style-name="P36"><text:bookmark text:name="_DV_M176"/></text:p>
      <text:p text:style-name="P21"><text:span text:style-name="T41">El ACREDITADO </text:span><text:span text:style-name="T46">deberá entregar a</text:span><text:span text:style-name="T41"> GMC AGROFIN </text:span><text:span text:style-name="T46">una copia de las pólizas o constancias de aseguramiento cotejada con su original.</text:span></text:p>
      <text:p text:style-name="P33"/>
      <text:p text:style-name="P22"><text:span text:style-name="T52">EL ACREDITADO</text:span><text:span text:style-name="T51"> deberá cubrir con recursos propios el pago de la prima de seguro antes referido, cuando este no esté incluido en el paquete de crédito o cuota de crédito.</text:span></text:p>
      <text:p text:style-name="P35"/>
      <text:p text:style-name="P21"><text:bookmark text:name="_DV_M177"/><text:span text:style-name="T41">EL ACREDITADO</text:span><text:span text:style-name="T46">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6">de cada uno de ellos.</text:span></text:p>
      <text:p text:style-name="P26"/>
      <text:p text:style-name="P21"><text:bookmark text:name="_DV_M178"/><text:span text:style-name="T4">EL ACREDITADO</text:span><text:span text:style-name="T20"> se obliga a comprobar a </text:span><text:span text:style-name="T4">GMC AGROFIN </text:span><text:span text:style-name="T20">el pago de</text:span><text:span text:style-name="T4"> </text:span><text:span text:style-name="T20">la(s) póliza(s) o constancia(s) de aseguramiento dentro de un plazo de sesenta (60) días naturales posteriores a la primera disposición. </text:span></text:p>
      <text:p text:style-name="P32"/>
      <text:p text:style-name="P21"><text:bookmark text:name="_DV_M180"/><text:bookmark text:name="_DV_M179"/><text:span text:style-name="T41">GMC AGROFIN </text:span><text:span text:style-name="T46">por cuenta y orden del </text:span><text:span text:style-name="T41">ACREDITADO</text:span><text:span text:style-name="T46"> en caso de que éste no cumpla con dicha obligación, podrá contratar o renovar, el seguro correspondiente. En este caso </text:span><text:span text:style-name="T41">EL ACREDITADO</text:span><text:span text:style-name="T46"> se obliga a pagar a </text:span><text:span text:style-name="T41">GMC AGROFIN</text:span><text:span text:style-name="T46"> todos los gastos que este último hubiese realizado para obtener la póliza o constancia de aseguramiento respectiva.</text:span></text:p>
      <text:p text:style-name="P26"/>
      <text:p text:style-name="P21"><text:bookmark text:name="_DV_M181"/><text:span text:style-name="T46">En su caso, </text:span><text:span text:style-name="T41">EL ACREDITADO</text:span><text:span text:style-name="T46"> faculta a </text:span><text:span text:style-name="T41">GMC AGROFIN</text:span><text:span text:style-name="T46">, a descontar del monto del crédito la cantidad que corresponda al costo de la prima respectiva, para que por su encargo sea entregada directamente a la compañía aseguradora</text:span><text:span text:style-name="DeltaView_20_Style_20_Change_20_Label"><text:span text:style-name="T16"> </text:span></text:span><text:span text:style-name="T46">o fondo de aseguramiento según corresponda</text:span><text:bookmark text:name="_DV_M255"/><text:span text:style-name="T46">.</text:span></text:p>
      <text:p text:style-name="P26"/>
      <text:p text:style-name="P21"><text:bookmark text:name="_DV_M182"/><text:span text:style-name="T46">Esta facultad otorgada a </text:span><text:span text:style-name="T41">GMC AGROFIN</text:span><text:span text:style-name="T46"> no lo responsabiliza de las gestiones y resultados del aseguramiento, ni libera al </text:span><text:span text:style-name="T41">ACREDITADO</text:span><text:span text:style-name="T46"> de sus obligaciones con la compañía aseguradora</text:span><text:span text:style-name="DeltaView_20_Style_20_Change_20_Label"><text:span text:style-name="T16"> </text:span></text:span><text:span text:style-name="T46">o fondo de aseguramiento según corresponda.</text:span></text:p>
      <text:p text:style-name="P11"/>
      <text:p text:style-name="P21"><text:span text:style-name="T41">VIGÉSIMA SEXTA.- ESTADOS DE CUENTA.- </text:span><text:span text:style-name="T16">Las Partes convienen que </text:span><text:span text:style-name="T2">GMC AGROFIN</text:span><text:span text:style-name="T16"> pondr</text:span><text:span text:style-name="T25">á</text:span><text:span text:style-name="T16"> a disposici</text:span><text:span text:style-name="T25">ón</text:span><text:span text:style-name="T16"> de </text:span><text:span text:style-name="T2">EL ACREDITADO </text:span><text:span text:style-name="T16">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5">ón</text:span><text:span text:style-name="T16">ico, Internet o a trav</text:span><text:span text:style-name="T25">és</text:span><text:span text:style-name="T16"> del medio </text:span><text:soft-page-break/><text:span text:style-name="T16">previamente pactado, el cual se se</text:span><text:span text:style-name="T25">ña</text:span><text:span text:style-name="T16">la en la Car</text:span><text:span text:style-name="T25">at</text:span><text:span text:style-name="T16">ula del Crédito que forma parte integrante del presente Contrato.</text:span></text:p>
      <text:p text:style-name="P26"/>
      <text:p text:style-name="P26"/>
      <text:p text:style-name="P26"/>
      <text:p text:style-name="P26"/>
      <text:p text:style-name="P21"><text:span text:style-name="T46">Así mismo, </text:span><text:span text:style-name="T42">GMC AGROFIN</text:span><text:span text:style-name="T46"> pondrá a disposición del </text:span><text:span text:style-name="T42">ACREDITADO</text:span><text:span text:style-name="T46"> su estado de cuenta en el domicilio de las oficinas de </text:span><text:span text:style-name="T42">GMC AGROFIN</text:span><text:span text:style-name="T46"> cuando </text:span><text:span text:style-name="T42">EL ACREDITADO</text:span><text:span text:style-name="T46"> lo solicite, dentro del horario de atención al público, cualquier día hábil bancario. </text:span></text:p>
      <text:p text:style-name="P26"/>
      <text:p text:style-name="P26">Los estados de cuenta indicarán los adeudos del financiamiento contratado, desglosados por los conceptos de capital e intereses, vigentes y vencidos y otros conceptos aplicables. </text:p>
      <text:p text:style-name="P11"/>
      <text:p text:style-name="P21"><text:span text:style-name="T41">VIGÉSIMA OCTAVA.- REGISTRO</text:span><text:span text:style-name="T46">.- </text:span><text:span text:style-name="T41">EL ACREDITADO</text:span><text:span text:style-name="T46">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41">GMC AGROFIN </text:span><text:span text:style-name="T46">.</text:span></text:p>
      <text:p text:style-name="P26"/>
      <text:p text:style-name="P21"><text:bookmark text:name="_DV_M188"/><text:span text:style-name="T46">Los gastos que causen el otorgamiento y registro de este Contrato serán a cargo del </text:span><text:span text:style-name="T41">ACREDITADO</text:span><text:span text:style-name="T46">.</text:span></text:p>
      <text:p text:style-name="P30"/>
      <text:p text:style-name="P21"><text:span text:style-name="T52">VIGÉSIMA NOVENA.- </text:span><text:span text:style-name="T41">SOLICITUD Y ENTREGA DE INFORMACION</text:span><text:span text:style-name="T46">.- </text:span><text:span text:style-name="T41">EL ACREDITADO</text:span><text:span text:style-name="T46"> en este acto ratifica y/u otorga expresa e irrevocablemente su autorización para que </text:span><text:span text:style-name="T41">GMC AGROFIN </text:span><text:span text:style-name="T46"><text:s/>obtenga de tiempo en tiempo, y por lo menos una vez al año, información relativa a su historial crediticio, en las Sociedades de Información Crediticia. Asimismo, </text:span><text:span text:style-name="T41">EL ACREDITADO</text:span><text:span text:style-name="T46"> manifiesta que entiende y acepta que el incumplimiento total o parcial de las obligaciones de pago aquí contraídas se registrarán con cla</text:span><text:span text:style-name="T51">ves de prevención </text:span><text:span text:style-name="T26">u observación </text:span><text:span text:style-name="T51">establecidas en los reportes de crédito, afectando su historial </text:span><text:span text:style-name="T26">crediticio.</text:span></text:p>
      <text:p text:style-name="P6"/>
      <text:p text:style-name="P21"><text:bookmark-start text:name="_DV_C158"/><text:span text:style-name="DeltaView_20_Insertion"><text:span text:style-name="T92">Asimismo, en caso de que el presente Crédito sea otorgado con recursos de FIRA, EL ACREDITADO </text:span></text:span><text:span text:style-name="DeltaView_20_Insertion"><text:span text:style-name="T61">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7">, y que éstos últimos a su vez puedan proporcionarla a cualquier entidad pública o privada nacional o internacional que haya intervenido en el financiamiento o fondeo del </text:span></text:span><text:span text:style-name="T63">crédito y/o </text:span><text:span text:style-name="DeltaView_20_Insertion"><text:span text:style-name="T57">otorgado cualquier tipo de apoyos, así como a las autoridades competentes que llegaran a requerirla o a las Sociedades de Información Crediticia, en su caso.</text:span></text:span></text:p>
      <text:p text:style-name="P2"/>
      <text:p text:style-name="P21"><text:span text:style-name="T1">TRIGÉSIMA.- MODIFICACIONES.- </text:span><text:span text:style-name="T16">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6">.</text:span></text:p>
      <text:p text:style-name="P2"/>
      <text:p text:style-name="P21"><text:span text:style-name="T1">TRIGÉSIMA</text:span><text:span text:style-name="T41"> PRIMERA</text:span><text:span text:style-name="T1">.- DOMICILIO PARA NOTIFICACIONES</text:span><text:span text:style-name="T41">.- </text:span><text:span text:style-name="T46">Todas las notificaciones deberán hacerse por escrito y se considerarán debidamente efectuadas si se entregan personalmente o a través de correo certificado a los domicilios señalados a continuación:</text:span></text:p>
      <text:p text:style-name="P113"><text:a xlink:type="simple" xlink:href="py3o://for=%22obj%20in%20objects%22" text:style-name="Internet_20_link" text:visited-style-name="Visited_20_Internet_20_Link"><text:span text:style-name="T116">for="obj in objects"</text:span></text:a></text:p>
      <text:p text:style-name="P161"><text:a xlink:type="simple" xlink:href="py3o://with=%22lang=obj.partner_id.lang%20or%20'en_US'%22" text:style-name="Internet_20_link" text:visited-style-name="Visited_20_Internet_20_Link"><text:span text:style-name="T110">with="lang=obj.partner_id.lang or 'en_US'"</text:span></text:a></text:p>
      <text:p text:style-name="P157"><text:a xlink:type="simple" xlink:href="py3o://with=%22o=obj.with_context(lang=lang)%22" text:style-name="Internet_20_link" text:visited-style-name="Visited_20_Internet_20_Link"><text:span text:style-name="T115">with="o=obj.with_context(lang=lang)"</text:span></text:a></text:p>
      <text:p text:style-name="P24"><text:bookmark text:name="_DV_M191"/><text:span text:style-name="T41">GMC AGROFIN :</text:span><text:span text:style-name="T46"> El ubicado en </text:span><text:span text:style-name="Fuente_20_de_20_párrafo_20_predeter."><text:span text:style-name="T90"><text:user-field-get text:name="py3o.objects.company_id.street">company_id.street</text:user-field-get></text:span></text:span><text:span text:style-name="T72"><text:s/></text:span><text:span text:style-name="Fuente_20_de_20_párrafo_20_predeter."><text:span text:style-name="T90"><text:user-field-get text:name="py3o.objects.company_id.colonia_id.name">company_id.colonia</text:user-field-get></text:span></text:span><text:span text:style-name="T72"><text:s/></text:span><text:span text:style-name="Fuente_20_de_20_párrafo_20_predeter."><text:span text:style-name="T90"><text:user-field-get text:name="py3o.obj.company_id.municipio_id.name">company_id.municipio</text:user-field-get></text:span></text:span><text:span text:style-name="T72"><text:s/></text:span><text:span text:style-name="T73">C.P. </text:span><text:span text:style-name="Fuente_20_de_20_párrafo_20_predeter."><text:span text:style-name="T90"><text:user-field-get text:name="py3o.obj.company_id.zip_id.name">company_id.zip</text:user-field-get></text:span></text:span><text:span text:style-name="T79"><text:s/></text:span><text:span text:style-name="Fuente_20_de_20_párrafo_20_predeter."><text:span text:style-name="T90"><text:user-field-get text:name="py3o.obj.company_id.state_id.name">company_id.state_id</text:user-field-get></text:span></text:span></text:p>
      <text:p text:style-name="P26"/>
      <text:p text:style-name="P25"><text:bookmark text:name="_DV_M192"/><text:span text:style-name="T41">EL ACREDITADO:</text:span><text:span text:style-name="T46"> El ubicado en </text:span><text:span text:style-name="Fuente_20_de_20_párrafo_20_predeter."><text:span text:style-name="T90"><text:user-field-get text:name="py3o.objects.partner_id.street">partner_id.street</text:user-field-get></text:span></text:span><text:span text:style-name="T78"><text:s/></text:span><text:span text:style-name="Fuente_20_de_20_párrafo_20_predeter."><text:span text:style-name="T90"><text:user-field-get text:name="py3o.objects.partner_id.colonia_id.name">colonia_id</text:user-field-get></text:span></text:span><text:span text:style-name="T78"><text:s/></text:span><text:span text:style-name="Fuente_20_de_20_párrafo_20_predeter."><text:span text:style-name="T90"><text:user-field-get text:name="py3o.objects.partner_id.municipio_id.name">municipio_id</text:user-field-get></text:span></text:span><text:span text:style-name="T78"><text:s text:c="2"/></text:span><text:span text:style-name="T80">C.P </text:span><text:span text:style-name="Fuente_20_de_20_párrafo_20_predeter."><text:span text:style-name="T90"><text:user-field-get text:name="py3o.objects.partner_id.zip_id.name">zip_id</text:user-field-get></text:span></text:span><text:span text:style-name="T79"><text:s/></text:span><text:span text:style-name="Fuente_20_de_20_párrafo_20_predeter."><text:span text:style-name="T90"><text:user-field-get text:name="py3o.objects.partner_id.state_id.name">partner_id.state_id</text:user-field-get></text:span></text:span></text:p>
      <text:p text:style-name="P26"><text:soft-page-break/></text:p>
      <text:p text:style-name="P25"><text:bookmark text:name="_DV_M193"/><text:span text:style-name="T41">OBLIGADO SOLIDARIO Y/O GARANTE PRENDARIO Y/O GARANTE HIPOTECARIO </text:span><text:span text:style-name="T46">El </text:span><text:span text:style-name="Fuente_20_de_20_párrafo_20_predeter."><text:span text:style-name="T89">ubicado</text:span></text:span><text:span text:style-name="T46"> </text:span><text:span text:style-name="Fuente_20_de_20_párrafo_20_predeter."><text:span text:style-name="T88">en: </text:span></text:span><text:span text:style-name="Fuente_20_de_20_párrafo_20_predeter."><text:span text:style-name="T89"><text:user-field-get text:name="py3o.objects.proof_1.street">proof_1.street</text:user-field-get></text:span></text:span><text:span text:style-name="Fuente_20_de_20_párrafo_20_predeter."><text:span text:style-name="T88"><text:s/></text:span></text:span><text:span text:style-name="Fuente_20_de_20_párrafo_20_predeter."><text:span text:style-name="T89"><text:user-field-get text:name="py3o.objects.proof_1.colonia_id.name">proof_1.colonia_id</text:user-field-get></text:span></text:span><text:span text:style-name="Fuente_20_de_20_párrafo_20_predeter."><text:span text:style-name="T88"><text:s/></text:span></text:span><text:span text:style-name="Fuente_20_de_20_párrafo_20_predeter."><text:span text:style-name="T89"><text:user-field-get text:name="py3o.objects.proof_1.municipio_id.name">proof_1.municipio_id</text:user-field-get></text:span></text:span><text:span text:style-name="Fuente_20_de_20_párrafo_20_predeter."><text:span text:style-name="T88"><text:s/>C.P. </text:span></text:span><text:span text:style-name="Fuente_20_de_20_párrafo_20_predeter."><text:span text:style-name="T89"><text:user-field-get text:name="py3o.objects.proof_1.zip_id.name">proof_1.zip_id</text:user-field-get></text:span></text:span><text:span text:style-name="Fuente_20_de_20_párrafo_20_predeter."><text:span text:style-name="T88"><text:s/></text:span></text:span><text:span text:style-name="Fuente_20_de_20_párrafo_20_predeter."><text:span text:style-name="T89"><text:user-field-get text:name="py3o.objects.proof_1.state_id.name">proof_1.state_id</text:user-field-get></text:span></text:span></text:p>
      <text:p text:style-name="P26"/>
      <text:p text:style-name="P26"><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26"/>
      <text:p text:style-name="P26"><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4"/>
      <text:p text:style-name="P21"><text:span text:style-name="T41">TRIGÉSIMA SEGUNDA.- AUTORIZACION DE CARGO.- </text:span><text:span text:style-name="T46">En el supuesto de que </text:span><text:span text:style-name="T41">GMC AGROFIN </text:span><text:span text:style-name="T46"><text:s/>por error llegara a ministrar cualquier cantidad adicional a la que le corresponda al </text:span><text:span text:style-name="T41">ACREDITADO</text:span><text:span text:style-name="T46">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26"/>
      <text:p text:style-name="P21"><text:bookmark text:name="_DV_M198"/><text:bookmark text:name="_DV_M197"/><text:span text:style-name="T2">TRIGÉSIMA </text:span><text:span text:style-name="T41">TERCERA</text:span><text:span text:style-name="T2">.- GASTOS.- </text:span><text:span text:style-name="T46">Todos los gastos, impuestos, derechos y honorarios que se causen por el otorgamiento y ejecución de este contrato, sus consecuencias y sus actos complementarios, serán por cuenta de </text:span><text:span text:style-name="T42">EL ACREDITADO</text:span><text:span text:style-name="T46">, quien se obliga a pagarlos en el momento en que se causen.</text:span><text:span text:style-name="T16">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29"/>
      <text:p text:style-name="P21"><text:span text:style-name="T2">TRIGÉSIMA CUARTA</text:span><text:span text:style-name="T1">.- CASO FORTUITO O FUERZA MAYOR.-</text:span><text:span text:style-name="T16"> </text:span><text:span text:style-name="T2">El ACREDITADO</text:span><text:span text:style-name="T16"> se obliga ante </text:span><text:span text:style-name="T2">GMC AGROFIN </text:span><text:span text:style-name="T16">al debido cumplimiento de las obligaciones que, a su cargo, se encuentran establecidas en el Contrato, incluso en presencia de hechos o eventos de caso fortuito y/o de fuerza mayor. </text:span></text:p>
      <text:p text:style-name="P6"/>
      <text:p text:style-name="P21"><text:span text:style-name="T2">TRIGÉSIMA</text:span><text:span text:style-name="T41"> QUINTA</text:span><text:span text:style-name="T1">.- INDEPENDENCIA DE CLÁUSULAS.-</text:span><text:span text:style-name="T16">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6"/>
      <text:p text:style-name="P21"><text:span text:style-name="T2">TRIGÉSIMA</text:span><text:span text:style-name="T1"> SEXTA.</text:span><text:span text:style-name="T16">- </text:span><text:span text:style-name="T1">SOLICITUDES, CONSULTAS, ACLARACIONES E INCONFORMIDADES</text:span><text:span text:style-name="T16">.- Para consultar saldos, transacciones o movimientos, así como para presentar cualquier solicitud, consulta y aclaración relacionadas con el Crédito contratado, </text:span><text:span text:style-name="T2">EL ACREDITADO</text:span><text:span text:style-name="T16"> podrá solicitar el apoyo del Gerente de la sucursal donde se le otorgó el Crédito o del personal a su cargo. En caso de consultas, aclaraciones o inconformidades, </text:span><text:span text:style-name="T2">EL ACREDITADO</text:span><text:span text:style-name="T16"> deberá dirigirse a la Unidad Especializada de </text:span><text:span text:style-name="T2">GMC AGROFIN</text:span><text:span text:style-name="T16">.<text:tab/></text:span></text:p>
      <text:p text:style-name="P119"><text:a xlink:type="simple" xlink:href="py3o:///with" text:style-name="Internet_20_link" text:visited-style-name="Visited_20_Internet_20_Link"><text:span text:style-name="T109">/with</text:span></text:a></text:p>
      <text:p text:style-name="P119"><text:a xlink:type="simple" xlink:href="py3o:///with" text:style-name="Internet_20_link" text:visited-style-name="Visited_20_Internet_20_Link"><text:span text:style-name="T109">/with</text:span></text:a></text:p>
      <text:p text:style-name="P153"><text:a xlink:type="simple" xlink:href="py3o:///for" text:style-name="Internet_20_link" text:visited-style-name="Visited_20_Internet_20_Link"><text:span text:style-name="T114">/for</text:span></text:a></text:p>
      <text:p text:style-name="P21"><text:span text:style-name="T16">En términos del artículo 23 de la Ley para la Transparencia y Ordenamiento de los Servicios Financieros, si </text:span><text:span text:style-name="T2">EL ACREDITADO</text:span><text:span text:style-name="T16">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6"/>
      <text:p text:style-name="P21"><text:span text:style-name="T16">La solicitud respectiva deberá presentarse, por escrito, ante la sucursal en la que opera la cuenta </text:span><text:soft-page-break/><text:span text:style-name="T16">del Crédito, o bien, en la Unidad Especializada de </text:span><text:span text:style-name="T2">GMC AGROFIN</text:span><text:span text:style-name="T16">, mediante escrito, correo electrónico o cualquier otro medio por el que se pueda comprobar fehacientemente su recepción. </text:span></text:p>
      <text:p text:style-name="P6"/>
      <text:p text:style-name="P21"><text:span text:style-name="T16">Una vez que </text:span><text:span text:style-name="T1">GMC AGROFIN</text:span><text:span text:style-name="T16"> reciba la solicitud de aclaración, tendrá un plazo máximo de 45 (cuarenta y cinco) días naturales contados a partir de la recepción de la solicitud, para entregar al </text:span><text:span text:style-name="T2">ACREDITADO</text:span><text:span text:style-name="T16"> el dictamen correspondiente suscrito por personal facultado por </text:span><text:span text:style-name="T1">GMC AGROFIN</text:span><text:span text:style-name="T16"> para su realización, así como un informe detallado en el que se respondan todos los hechos contenidos en la solicitud presentada por el </text:span><text:span text:style-name="T2">ACREDITADO.</text:span></text:p>
      <text:p text:style-name="P79"/>
      <text:p text:style-name="P6"/>
      <text:p text:style-name="P66"><text:span text:style-name="T23">Así también, </text:span><text:span text:style-name="T7">GMC AGROFIN</text:span><text:span text:style-name="T24"> </text:span><text:span text:style-name="T23">le informa al </text:span><text:span text:style-name="T6">ACREDITADO</text:span><text:span text:style-name="T24"> </text:span><text:span text:style-name="T23">que en la página del RECA (Registro de Contratos de Adhesión) https://phpapps.condusef.gob.mx/reca/_index.php, podrá consultar el presente formato de contrato y sus anexos, así como las disposiciones legales que en este documento se citen. </text:span></text:p>
      <text:p text:style-name="P21"><text:span text:style-name="T2">TRIGÉSIMA</text:span><text:span text:style-name="T1"> SÉPTIMA.-</text:span><text:span text:style-name="T16"> </text:span><text:span text:style-name="T1">PROTECCIÓN DE DATOS PERSONALES</text:span><text:span text:style-name="T16">.- Conforme a la Ley Federal de Protección de Datos Personales en Posesión de los Particulares (en lo sucesivo “LFPDPPP”), </text:span><text:span text:style-name="T1">GMC AGROFIN,</text:span><text:span text:style-name="T16"> previamente a la celebración del presente Contrato, solicitó datos personales del </text:span><text:span text:style-name="T2">ACREDITADO </text:span><text:span text:style-name="T16">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6">. </text:span></text:p>
      <text:p text:style-name="P6"/>
      <text:p text:style-name="P21"><text:span text:style-name="T1">GMC AGROFIN</text:span><text:span text:style-name="T16"> protegerá y mantendrá los datos personales del </text:span><text:span text:style-name="T2">ACREDITADO</text:span><text:span text:style-name="T16">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6">, (ii) cuando </text:span><text:span text:style-name="T1">GMC AGROFIN</text:span><text:span text:style-name="T16"> ceda y/o enajene la cartera de Créditos, (iii) para hacer requerimientos de pago a través de despachos de cobranza, (iv) para la prestación de servicios, (v) cuando </text:span><text:span text:style-name="T1">GMC AGROFIN</text:span><text:span text:style-name="T16"> otorgue en garantía los derechos que a su favor se deriven en el presente Contrato, (vi) para consulta y verificación de los datos e información otorgada por el </text:span><text:span text:style-name="T2">ACREDITADO</text:span><text:span text:style-name="T16">, (vii) cuando así se requiera por disposición legal o por orden de autoridad competente debidamente fundada y motivada, y (viii) en los supuestos señalados en el artículo 37 de la LFPDPPP. </text:span></text:p>
      <text:p text:style-name="P6"/>
      <text:p text:style-name="P21"><text:span text:style-name="T2">El ACREDITADO</text:span><text:span text:style-name="T16"> podrá ejercer en todo momento ante </text:span><text:span text:style-name="T1">GMC AGROFIN</text:span><text:span text:style-name="T16">,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6"/>
      <text:p text:style-name="P21"><text:span text:style-name="T2">El ACREDITADO</text:span><text:span text:style-name="T16">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6">;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6"> ofrece a el Acreditado para limitar el uso o </text:span><text:soft-page-break/><text:span text:style-name="T16">divulgación de los datos personales; (x) los procedimientos y medios a través de los cuales </text:span><text:span text:style-name="T1">GMC AGROFIN</text:span><text:span text:style-name="T16"> comunicará a el Acreditado los cambios al aviso de privacidad.</text:span></text:p>
      <text:p text:style-name="P6"/>
      <text:p text:style-name="P21"><text:bookmark text:name="_DV_M202"/><text:span text:style-name="T2">TRIGÉSIMA</text:span><text:span text:style-name="T1"> OCTAVA.-</text:span><text:span text:style-name="T16"> </text:span><text:span text:style-name="T1">TRANSCRIPCIÓN DE ARTÍCULOS.-</text:span><text:span text:style-name="T16"> Todos las referencias a </text:span><text:span text:style-name="T101">preceptos legales incluidos en este Contrato, se encuentran transcritas en el </text:span><text:span text:style-name="T104">Anexo 5</text:span><text:span text:style-name="T101"> de este Instrumento. </text:span></text:p>
      <text:p text:style-name="P26"/>
      <text:p text:style-name="P21"><text:span text:style-name="T41">TRIGÉSIMA NOVENA</text:span><text:span text:style-name="T1">.-</text:span><text:span text:style-name="T16"> </text:span><text:span text:style-name="T1">ANEXOS</text:span><text:span text:style-name="T16">.- Todos los anexos a este Contrato forman parte integrante del mismo, los cuales se encuentra a disposición del ACREDITADO en las sucursales de GMC AGROFIN. </text:span></text:p>
      <text:p text:style-name="P32"/>
      <text:p text:style-name="P21"><text:span text:style-name="T41">CUADRAGÉSIMA PRIMERA</text:span><text:span text:style-name="T1">.- LEYES APLICABLES.-</text:span><text:span text:style-name="T16">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6"/>
      <text:p text:style-name="P21"><text:span text:style-name="T41">CUADRAGÉSIMA SEGUNDA</text:span><text:span text:style-name="T1">.- TRIBUNALES COMPETENTES.-</text:span><text:span text:style-name="T16"> Para la interpretación y cumplimiento del Contrato, las partes se someten expresamente a la jurisdicción de los Tribunales de Chihuahua, Chihuahua, México. Por lo tanto, </text:span><text:span text:style-name="T2">EL ACREDITADO</text:span><text:span text:style-name="T16"> renuncia a fuero territorial distinto que por cualquier causa pudiere corresponderle, ya sea en lo presente o en lo futuro. </text:span></text:p>
      <text:p text:style-name="P113"><text:a xlink:type="simple" xlink:href="py3o://for=%22obj%20in%20objects%22" text:style-name="Internet_20_link" text:visited-style-name="Visited_20_Internet_20_Link"><text:span text:style-name="T116">for="obj in objects"</text:span></text:a></text:p>
      <text:p text:style-name="P161"><text:a xlink:type="simple" xlink:href="py3o://with=%22lang=obj.partner_id.lang%20or%20'en_US'%22" text:style-name="Internet_20_link" text:visited-style-name="Visited_20_Internet_20_Link"><text:span text:style-name="T110">with="lang=obj.partner_id.lang or 'en_US'"</text:span></text:a></text:p>
      <text:p text:style-name="P157"><text:a xlink:type="simple" xlink:href="py3o://with=%22o=obj.with_context(lang=lang)%22" text:style-name="Internet_20_link" text:visited-style-name="Visited_20_Internet_20_Link"><text:span text:style-name="T115">with="o=obj.with_context(lang=lang)"</text:span></text:a></text:p>
      <text:p text:style-name="P157"><text:span text:style-name="T115"/></text:p>
      <text:p text:style-name="P96"><text:span text:style-name="T1">Leído que fue el presente instrumento, debidamente inscrito en el </text:span><text:span text:style-name="T102">Registro de Contratos de Adhesión</text:span><text:span text:style-name="T1"> (“</text:span><text:span text:style-name="T14">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21"><text:tab/></text:span><text:span text:style-name="T68"><text:text-input text:description="py3o://function=&quot;format_datetime(o.apply_date, format='full', locale='es_MX')&quot;">[approve_date]</text:text-input></text:span></text:p>
      <text:p text:style-name="P6"/>
      <text:p text:style-name="P6"/>
      <text:h text:style-name="P87" text:outline-level="1">F I R M A S</text:h>
      <text:h text:style-name="P88" text:outline-level="1"/>
      <text:p text:style-name="P34"/>
      <table:table table:name="Tabla2" table:style-name="Tabla2">
        <table:table-column table:style-name="Tabla2.A"/>
        <table:table-column table:style-name="Tabla2.B"/>
        <table:table-row table:style-name="Tabla2.1">
          <table:table-cell table:style-name="Tabla2.A1" office:value-type="string">
            <text:p text:style-name="P34">GMC AGROFIN</text:p>
          </table:table-cell>
          <table:table-cell table:style-name="Tabla2.A1" office:value-type="string">
            <text:p text:style-name="P34">EL ACREDITADO</text:p>
          </table:table-cell>
        </table:table-row>
        <table:table-row table:style-name="Tabla2.1">
          <table:table-cell table:style-name="Tabla2.A2" office:value-type="string">
            <text:p text:style-name="P106"/>
            <text:p text:style-name="P106">_____________________________</text:p>
            <text:p text:style-name="P106"/>
            <text:p text:style-name="P145"><text:user-field-get text:name="py3o.objects.company_id.name">company_id.name</text:user-field-get></text:p>
          </table:table-cell>
          <table:table-cell table:style-name="Tabla2.B2" office:value-type="string">
            <text:p text:style-name="P106"/>
            <text:p text:style-name="P106">_______________________________</text:p>
            <text:p text:style-name="P109"/>
            <text:p text:style-name="P145"><text:user-field-get text:name="py3o.obj.partner_id.name">partner_id</text:user-field-get></text:p>
            <text:p text:style-name="P147"/>
            <text:p text:style-name="P147"/>
          </table:table-cell>
        </table:table-row>
      </table:table>
      <text:p text:style-name="P34"/>
      <table:table table:name="Tabla3" table:style-name="Tabla3">
        <table:table-column table:style-name="Tabla3.A"/>
        <table:table-column table:style-name="Tabla3.B"/>
        <table:table-row table:style-name="Tabla3.1">
          <table:table-cell table:style-name="Tabla3.A1" office:value-type="string">
            <text:p text:style-name="P101"/>
            <text:p text:style-name="P106">TESTIGO</text:p>
            <text:p text:style-name="P106"/>
            <text:p text:style-name="P106"/>
            <text:p text:style-name="P101">____________________________________</text:p>
            <text:p text:style-name="P72"><text:span text:style-name="Fuente_20_de_20_párrafo_20_predeter."><text:span text:style-name="T122"/></text:span></text:p>
            <text:p text:style-name="P72"><text:span text:style-name="Fuente_20_de_20_párrafo_20_predeter."><text:span text:style-name="T122"><text:user-field-get text:name="py3o.objects.proof_1.name">proof_1.name</text:user-field-get></text:span></text:span></text:p>
            <text:p text:style-name="P72"><text:span text:style-name="Fuente_20_de_20_párrafo_20_predeter."><text:span text:style-name="T113"/></text:span></text:p>
          </table:table-cell>
          <table:table-cell table:style-name="Tabla3.A1" office:value-type="string">
            <text:p text:style-name="P101"/>
            <text:p text:style-name="P106">TESTIGO</text:p>
            <text:p text:style-name="P106"/>
            <text:p text:style-name="P106"/>
            <text:p text:style-name="P101">_______________________________________</text:p>
            <text:p text:style-name="P72"><text:span text:style-name="Fuente_20_de_20_párrafo_20_predeter."><text:span text:style-name="T113"/></text:span></text:p>
            <text:p text:style-name="P72"><text:span text:style-name="Fuente_20_de_20_párrafo_20_predeter."><text:span text:style-name="T122"><text:user-field-get text:name="py3o.objects.proof_1.name">proof_1.name</text:user-field-get></text:span></text:span></text:p>
          </table:table-cell>
        </table:table-row>
      </table:table>
      <text:p text:style-name="P20"/>
      <text:p text:style-name="P20"/>
      <text:p text:style-name="P37"><text:a xlink:type="simple" xlink:href="py3o:///with" text:style-name="Internet_20_link" text:visited-style-name="Visited_20_Internet_20_Link">/with</text:a></text:p>
      <text:p text:style-name="P37"><text:a xlink:type="simple" xlink:href="py3o:///with" text:style-name="Internet_20_link" text:visited-style-name="Visited_20_Internet_20_Link">/with</text:a></text:p>
      <text:p text:style-name="P67"><text:soft-page-break/><text:a xlink:type="simple" xlink:href="py3o:///for" text:style-name="Internet_20_link" text:visited-style-name="Visited_20_Internet_20_Link"><text:span text:style-name="T114">/fo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226fa6"/>
    </style:style>
    <style:style style:name="MT1" style:family="text">
      <style:text-properties style:font-name="Arial1" fo:font-size="10pt" fo:font-weight="bold" style:font-size-asian="10pt" style:font-weight-asian="bold" style:font-name-complex="Arial2"/>
    </style:style>
    <style:style style:name="MT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Fuente_20_de_20_párrafo_20_predeter."><text:span text:style-name="MT2"><text:user-field-get text:name="py3o.objects.loan_id">loan_id</text:user-field-get></text:span></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7</meta:editing-cycles>
    <meta:creation-date>2020-03-02T00:52:00</meta:creation-date>
    <dc:date>2020-04-15T18:36:34.195026117</dc:date>
    <meta:editing-duration>PT3H15M35S</meta:editing-duration>
    <meta:generator>LibreOffice/6.0.7.3$Linux_X86_64 LibreOffice_project/00m0$Build-3</meta:generator>
    <meta:document-statistic meta:table-count="3" meta:image-count="0" meta:object-count="0" meta:page-count="23" meta:paragraph-count="304" meta:word-count="10977" meta:character-count="70697" meta:non-whitespace-character-count="600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